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30.18mm"/>
    </style:style>
    <style:style style:name="co3" style:family="table-column">
      <style:table-column-properties fo:break-before="auto" style:column-width="216.16mm"/>
    </style:style>
    <style:style style:name="co4" style:family="table-column">
      <style:table-column-properties fo:break-before="auto" style:column-width="68.5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Data_20_31Mar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al_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Git Repo</text:p>
          </table:table-cell>
          <table:table-cell table:style-name="ce1" office:value-type="string" calcext:value-type="string">
            <text:p>Before Hash</text:p>
          </table:table-cell>
          <table:table-cell table:style-name="ce1" office:value-type="string" calcext:value-type="string">
            <text:p>After Hash</text:p>
          </table:table-cell>
          <table:table-cell table:style-name="ce1" office:value-type="string" calcext:value-type="string">
            <text:p>Extracted From Method Name</text:p>
          </table:table-cell>
          <table:table-cell table:style-name="ce1" office:value-type="string" calcext:value-type="string">
            <text:p>Extracted To Method Name</text:p>
          </table:table-cell>
          <table:table-cell table:style-name="ce1" office:value-type="string" calcext:value-type="string">
            <text:p>FQ Class Na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ecUpwN/Android-IMSI-Catcher-Detector.git" xlink:type="simple">https://github.com/SecUpwN/Android-IMSI-Catcher-Detector.git</text:a></text:p>
          </table:table-cell>
          <table:table-cell table:style-name="ce1" office:value-type="string" calcext:value-type="string">
            <text:p>259b169048d09943706e6796a5dc1e80af994b56</text:p>
          </table:table-cell>
          <table:table-cell table:style-name="ce4" office:value-type="string" calcext:value-type="string" table:number-columns-spanned="4" table:number-rows-spanned="1">
            <text:p>e235f884f2e0bc258da77b9c80492ad33386fa8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(database SQLiteDatabase) : void</text:p>
          </table:table-cell>
          <table:table-cell table:style-name="ce1" office:value-type="string" calcext:value-type="string">
            <text:p>private createCellSignalTable(database SQLiteDatabase) : void</text:p>
          </table:table-cell>
          <table:table-cell table:style-name="ce1" office:value-type="string" calcext:value-type="string">
            <text:p>com.SecUpwN.AIMSICD.adapters.AIMSICDDbAdapter.DbHelp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(database SQLiteDatabase) : void</text:p>
          </table:table-cell>
          <table:table-cell table:style-name="ce1" office:value-type="string" calcext:value-type="string">
            <text:p>private createOpenCellIDTable(database SQLiteDatabase) : void</text:p>
          </table:table-cell>
          <table:table-cell table:style-name="ce1" office:value-type="string" calcext:value-type="string">
            <text:p>com.SecUpwN.AIMSICD.adapters.AIMSICDDbAdapter.DbHelp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(database SQLiteDatabase) : void</text:p>
          </table:table-cell>
          <table:table-cell table:style-name="ce1" office:value-type="string" calcext:value-type="string">
            <text:p>private createDefaultMCCTable(database SQLiteDatabase) : void</text:p>
          </table:table-cell>
          <table:table-cell table:style-name="ce1" office:value-type="string" calcext:value-type="string">
            <text:p>com.SecUpwN.AIMSICD.adapters.AIMSICDDbAdapter.DbHelp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(database SQLiteDatabase) : void</text:p>
          </table:table-cell>
          <table:table-cell table:style-name="ce1" office:value-type="string" calcext:value-type="string">
            <text:p>private createLocationTable(database SQLiteDatabase) : void</text:p>
          </table:table-cell>
          <table:table-cell table:style-name="ce1" office:value-type="string" calcext:value-type="string">
            <text:p>com.SecUpwN.AIMSICD.adapters.AIMSICDDbAdapter.DbHelp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(database SQLiteDatabase) : void</text:p>
          </table:table-cell>
          <table:table-cell table:style-name="ce1" office:value-type="string" calcext:value-type="string">
            <text:p>private createSilentSmsTable(database SQLiteDatabase) : void</text:p>
          </table:table-cell>
          <table:table-cell table:style-name="ce1" office:value-type="string" calcext:value-type="string">
            <text:p>com.SecUpwN.AIMSICD.adapters.AIMSICDDbAdapter.DbHelp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(database SQLiteDatabase) : void</text:p>
          </table:table-cell>
          <table:table-cell table:style-name="ce1" office:value-type="string" calcext:value-type="string">
            <text:p>private createCellTable(database SQLiteDatabase) : void</text:p>
          </table:table-cell>
          <table:table-cell table:style-name="ce1" office:value-type="string" calcext:value-type="string">
            <text:p>com.SecUpwN.AIMSICD.adapters.AIMSICDDbAdapter.DbHelp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(database SQLiteDatabase) : void</text:p>
          </table:table-cell>
          <table:table-cell table:style-name="ce1" office:value-type="string" calcext:value-type="string">
            <text:p>private createEventLogTable(database SQLiteDatabase) : void</text:p>
          </table:table-cell>
          <table:table-cell table:style-name="ce1" office:value-type="string" calcext:value-type="string">
            <text:p>com.SecUpwN.AIMSICD.adapters.AIMSICDDbAdapter.Db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crashub/crash.git" xlink:type="simple">https://github.com/crashub/crash.git</text:a></text:p>
          </table:table-cell>
          <table:table-cell table:style-name="ce1" office:value-type="string" calcext:value-type="string">
            <text:p>3224abedd01aaa85aae9ae3399efe92557f42e55</text:p>
          </table:table-cell>
          <table:table-cell table:style-name="ce4" office:value-type="string" calcext:value-type="string" table:number-columns-spanned="4" table:number-rows-spanned="1">
            <text:p>2801269c7e47bd6e243612654a74cee809d2095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loadKeys() : Iterable&amp;lt;KeyPair&amp;gt;</text:p>
          </table:table-cell>
          <table:table-cell table:style-name="ce1" office:value-type="string" calcext:value-type="string">
            <text:p>private convertPemKeyPair(pemKeyPair PEMKeyPair) : KeyPair</text:p>
          </table:table-cell>
          <table:table-cell table:style-name="ce1" office:value-type="string" calcext:value-type="string">
            <text:p>org.crsh.auth.FilePublicKeyProvi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5668313966f6057ab89ddf56f8a5bc8c61261cbb</text:p>
          </table:table-cell>
          <table:table-cell table:style-name="ce4" office:value-type="string" calcext:value-type="string" table:number-columns-spanned="4" table:number-rows-spanned="1">
            <text:p>7655200f58293e5a30bf8b3cbb29ebadae37456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Line() : int</text:p>
          </table:table-cell>
          <table:table-cell table:style-name="ce1" office:value-type="string" calcext:value-type="string">
            <text:p>private checkRemap() : void</text:p>
          </table:table-cell>
          <table:table-cell table:style-name="ce1" office:value-type="string" calcext:value-type="string">
            <text:p>public getOffset() : i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blac/jodd.git" xlink:type="simple">https://github.com/oblac/jodd.git</text:a></text:p>
          </table:table-cell>
          <table:table-cell table:style-name="ce1" office:value-type="string" calcext:value-type="string">
            <text:p>0cea98ced0330c8bdea8d22c1a21b8322ef1c5db</text:p>
          </table:table-cell>
          <table:table-cell table:style-name="ce4" office:value-type="string" calcext:value-type="string" table:number-columns-spanned="4" table:number-rows-spanned="1">
            <text:p>722ef9156896248ef3fbe83adde0f6ff8f46856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formBuffer() : Buffer</text:p>
          </table:table-cell>
          <table:table-cell table:style-name="ce1" office:value-type="string" calcext:value-type="string">
            <text:p>protected resolveFormEncoding() : String</text:p>
          </table:table-cell>
          <table:table-cell table:style-name="ce1" office:value-type="string" calcext:value-type="string">
            <text:p>jodd.http.Http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JetBrains/intellij-community.git" xlink:type="simple">https://github.com/JetBrains/intellij-community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a4dab88185553bd09e827839fdf52e870ef708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JarFile(name String) : VirtualFile</text:p>
          </table:table-cell>
          <table:table-cell table:style-name="ce1" office:value-type="string" calcext:value-type="string">
            <text:p>private getDataFile(name String) : File</text:p>
          </table:table-cell>
          <table:table-cell table:style-name="ce1" office:value-type="string" calcext:value-type="string">
            <text:p>com.intellij.codeInsight.JavaExternalDocument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ImagesInsideJavadocJar() : void</text:p>
          </table:table-cell>
          <table:table-cell table:style-name="ce1" office:value-type="string" calcext:value-type="string">
            <text:p>private getDocumentationText(sourceEditorText String) : String</text:p>
          </table:table-cell>
          <table:table-cell table:style-name="ce1" office:value-type="string" calcext:value-type="string">
            <text:p>com.intellij.codeInsight.JavaExternalDocumentation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bric8io/fabric8.git" xlink:type="simple">https://github.com/fabric8io/fabric8.git</text:a></text:p>
          </table:table-cell>
          <table:table-cell table:style-name="ce1" office:value-type="string" calcext:value-type="string">
            <text:p>374c36e511fef3c266f64c9d9923dfe5403be7bd</text:p>
          </table:table-cell>
          <table:table-cell table:style-name="ce4" office:value-type="string" calcext:value-type="string" table:number-columns-spanned="4" table:number-rows-spanned="1">
            <text:p>8127b21a220ca677c4e59961d019e7753da7ea6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tLivenessProbe() : Probe</text:p>
          </table:table-cell>
          <table:table-cell table:style-name="ce1" office:value-type="string" calcext:value-type="string">
            <text:p>protected getProbe(prefix String) : Probe</text:p>
          </table:table-cell>
          <table:table-cell table:style-name="ce1" office:value-type="string" calcext:value-type="string">
            <text:p>io.fabric8.maven.JsonMojo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puniverse/quasar.git" xlink:type="simple">https://github.com/puniverse/quasar.git</text:a></text:p>
          </table:table-cell>
          <table:table-cell table:style-name="ce1" office:value-type="string" calcext:value-type="string">
            <text:p>8b82ea055d01298d0cbac886d3f59230418dfb8e</text:p>
          </table:table-cell>
          <table:table-cell table:style-name="ce4" office:value-type="string" calcext:value-type="string" table:number-columns-spanned="4" table:number-rows-spanned="1">
            <text:p>c22d40fab8dfe4c5cad9ba582caf0855ff64b32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Subscribe(s Subscription) : void</text:p>
          </table:table-cell>
          <table:table-cell table:style-name="ce1" office:value-type="string" calcext:value-type="string">
            <text:p>protected failedSubscribe(s Subscription) : void</text:p>
          </table:table-cell>
          <table:table-cell table:style-name="ce1" office:value-type="string" calcext:value-type="string">
            <text:p>co.paralleluniverse.strands.channels.reactivestreams.ChannelSubscrib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studio/rstudio.git" xlink:type="simple">https://github.com/rstudio/rstudio.git</text:a></text:p>
          </table:table-cell>
          <table:table-cell table:style-name="ce1" office:value-type="string" calcext:value-type="string">
            <text:p>42c7560174f6f64cc933d42151bb45f9b773ced1</text:p>
          </table:table-cell>
          <table:table-cell table:style-name="ce4" office:value-type="string" calcext:value-type="string" table:number-columns-spanned="4" table:number-rows-spanned="1">
            <text:p>cb49e436b9d7ee55f2531ebc2ef1863f5c9ba9f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wrapMenuBar(menuBar ToolbarMenuBar) : Widget</text:p>
          </table:table-cell>
          <table:table-cell table:style-name="ce1" office:value-type="string" calcext:value-type="string">
            <text:p>protected setMaxHeight(maxHeight int) : void</text:p>
          </table:table-cell>
          <table:table-cell table:style-name="ce1" office:value-type="string" calcext:value-type="string">
            <text:p>org.rstudio.core.client.widget.ScrollableToolbarPopupMenu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5bbef7e136eccf408bbbd3330a40ba2ec468e912</text:p>
          </table:table-cell>
          <table:table-cell table:style-name="ce4" office:value-type="string" calcext:value-type="string" table:number-columns-spanned="4" table:number-rows-spanned="1">
            <text:p>7ed3f273ab0caf0337c22f0b721d51829bb0c87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Courses() : List&amp;lt;CourseInfo&amp;gt;</text:p>
          </table:table-cell>
          <table:table-cell table:style-name="ce1" office:value-type="string" calcext:value-type="string">
            <text:p>private addCoursesFromStepic(result List&amp;lt;CourseInfo&amp;gt;, pageNumber int) : boolean</text:p>
          </table:table-cell>
          <table:table-cell table:style-name="ce1" office:value-type="string" calcext:value-type="string">
            <text:p>com.jetbrains.edu.stepic.EduStepicConnec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atastax/java-driver.git" xlink:type="simple">https://github.com/datastax/java-driver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edac0e92080e7c5e971b2d56c8753bf44ea8a6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MaxSimultaneousRequestsPerHostThreshold(distance HostDistance, newMaxRequests int) : PoolingOptions</text:p>
          </table:table-cell>
          <table:table-cell table:style-name="ce1" office:value-type="string" calcext:value-type="string">
            <text:p>public setMaxRequestsPerConnection(distance HostDistance, newMaxRequests int) : PoolingOptions</text:p>
          </table:table-cell>
          <table:table-cell table:style-name="ce1" office:value-type="string" calcext:value-type="string">
            <text:p>com.datastax.driver.core.Pooling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MaxSimultaneousRequestsPerHostThreshold(distance HostDistance) : int</text:p>
          </table:table-cell>
          <table:table-cell table:style-name="ce1" office:value-type="string" calcext:value-type="string">
            <text:p>public getMaxRequestsPerConnection(distance HostDistance) : int</text:p>
          </table:table-cell>
          <table:table-cell table:style-name="ce1" office:value-type="string" calcext:value-type="string">
            <text:p>com.datastax.driver.core.Pooling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MaxSimultaneousRequestsPerConnectionThreshold(distance HostDistance) : int</text:p>
          </table:table-cell>
          <table:table-cell table:style-name="ce1" office:value-type="string" calcext:value-type="string">
            <text:p>public getNewConnectionThreshold(distance HostDistance) : int</text:p>
          </table:table-cell>
          <table:table-cell table:style-name="ce1" office:value-type="string" calcext:value-type="string">
            <text:p>com.datastax.driver.core.Pooling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MaxSimultaneousRequestsPerConnectionThreshold(distance HostDistance, newMaxSimultaneousRequests int) : PoolingOptions</text:p>
          </table:table-cell>
          <table:table-cell table:style-name="ce1" office:value-type="string" calcext:value-type="string">
            <text:p>public setNewConnectionThreshold(distance HostDistance, newValue int) : PoolingOptions</text:p>
          </table:table-cell>
          <table:table-cell table:style-name="ce1" office:value-type="string" calcext:value-type="string">
            <text:p>com.datastax.driver.core.PoolingOption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9c3a8ee7fd52c9bd52a8676e854b00878ff51874</text:p>
          </table:table-cell>
          <table:table-cell table:style-name="ce4" office:value-type="string" calcext:value-type="string" table:number-columns-spanned="4" table:number-rows-spanned="1">
            <text:p>cc0eaf7faa408a04b68e2b5820f3ebcc75420b5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anBeUnboxed(expression PsiExpression) : boolean</text:p>
          </table:table-cell>
          <table:table-cell table:style-name="ce1" office:value-type="string" calcext:value-type="string">
            <text:p>private canBinaryExpressionBeUnboxed(lhs PsiExpression, rhs PsiExpression) : boolean</text:p>
          </table:table-cell>
          <table:table-cell table:style-name="ce1" office:value-type="string" calcext:value-type="string">
            <text:p>com.siyeh.ig.migration.UnnecessaryBoxingInspection.UnnecessaryBoxingVisi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a4bcd91256b6940872c76a0cdad3bc0dbd8c7d1d</text:p>
          </table:table-cell>
          <table:table-cell table:style-name="ce4" office:value-type="string" calcext:value-type="string" table:number-columns-spanned="4" table:number-rows-spanned="1">
            <text:p>138911ce88b05039242b8d1b2bb5b7a59008f5e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HTMLEditorKit() : HTMLEditorKit</text:p>
          </table:table-cell>
          <table:table-cell table:style-name="ce1" office:value-type="string" calcext:value-type="string">
            <text:p>public getHTMLEditorKit(noGapsBetweenParagraphs boolean) : HTMLEditorKit</text:p>
          </table:table-cell>
          <table:table-cell table:style-name="ce1" office:value-type="string" calcext:value-type="string">
            <text:p>com.intellij.util.ui.UIUti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hibernate/hibernate-orm.git" xlink:type="simple">https://github.com/hibernate/hibernate-orm.git</text:a></text:p>
          </table:table-cell>
          <table:table-cell table:style-name="ce1" office:value-type="string" calcext:value-type="string">
            <text:p>d0b429dc3254fe9881d1001f9239428e26194bc7</text:p>
          </table:table-cell>
          <table:table-cell table:style-name="ce4" office:value-type="string" calcext:value-type="string" table:number-columns-spanned="4" table:number-rows-spanned="1">
            <text:p>2b89553db5081fe4e55b7b34d636d0ea2acf71c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nnotationMetadataSourceProcessorImpl(sources MetadataSources, rootMetadataBuildingContext MetadataBuildingContextRootImpl, jandexView IndexView)</text:p>
          </table:table-cell>
          <table:table-cell table:style-name="ce1" office:value-type="string" calcext:value-type="string">
            <text:p>private categorizeAnnotatedClass(annotatedClass Class, attributeConverterManager AttributeConverterManager) : void</text:p>
          </table:table-cell>
          <table:table-cell table:style-name="ce1" office:value-type="string" calcext:value-type="string">
            <text:p>org.hibernate.boot.model.source.internal.annotations.AnnotationMetadataSourceProcessor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elastic/elasticsearch.git" xlink:type="simple">https://github.com/elastic/elasticsearch.git</text:a></text:p>
          </table:table-cell>
          <table:table-cell table:style-name="ce1" office:value-type="string" calcext:value-type="string">
            <text:p>5f66f681358f6376eb000eaecae72bc34de45ddf</text:p>
          </table:table-cell>
          <table:table-cell table:style-name="ce4" office:value-type="string" calcext:value-type="string" table:number-columns-spanned="4" table:number-rows-spanned="1">
            <text:p>ff9041dc486adf0a8dec41f80bbfbdd49f97016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doXContent(builder XContentBuilder, params Params) : void</text:p>
          </table:table-cell>
          <table:table-cell table:style-name="ce1" office:value-type="string" calcext:value-type="string">
            <text:p>protected buildFQuery(builder XContentBuilder, params Params) : void</text:p>
          </table:table-cell>
          <table:table-cell table:style-name="ce1" office:value-type="string" calcext:value-type="string">
            <text:p>org.elasticsearch.index.query.QueryFilterBuil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bdabf14d5d6cb693a0972e84fa1101ca83ce87d2</text:p>
          </table:table-cell>
          <table:table-cell table:style-name="ce4" office:value-type="string" calcext:value-type="string" table:number-columns-spanned="4" table:number-rows-spanned="1">
            <text:p>484038e916dc40bf87eca10c77889d79eca96c4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moveNode(nodePath TreePath) : void</text:p>
          </table:table-cell>
          <table:table-cell table:style-name="ce1" office:value-type="string" calcext:value-type="string">
            <text:p>public removeNodes(paths Collection&amp;lt;TreePath&amp;gt;) : void</text:p>
          </table:table-cell>
          <table:table-cell table:style-name="ce1" office:value-type="string" calcext:value-type="string">
            <text:p>com.intellij.compiler.options.AnnotationProcessorsPanel.MyTreeMode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84a4da0797bc600d49a4123c632abcec6109faba</text:p>
          </table:table-cell>
          <table:table-cell table:style-name="ce4" office:value-type="string" calcext:value-type="string" table:number-columns-spanned="4" table:number-rows-spanned="1">
            <text:p>219d6ddfd1db62c11efb57e0216436874e08783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AdditionalLog(presentableName String) : LoggingHandler</text:p>
          </table:table-cell>
          <table:table-cell table:style-name="ce1" office:value-type="string" calcext:value-type="string">
            <text:p>private addAdditionalLoggingHandler(loggingHandler LoggingHandlerBase) : void</text:p>
          </table:table-cell>
          <table:table-cell table:style-name="ce1" office:value-type="string" calcext:value-type="string">
            <text:p>com.intellij.remoteServer.impl.runtime.log.DeploymentLogManager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6a2c3410f3c71d3ab20857036422f1d64c3a6d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leanupProximity() : void</text:p>
          </table:table-cell>
          <table:table-cell table:style-name="ce1" office:value-type="string" calcext:value-type="string">
            <text:p>private cleanupProximityLocked() : void</text:p>
          </table:table-cell>
          <table:table-cell table:style-name="ce1" office:value-type="string" calcext:value-type="string">
            <text:p>com.android.server.power.PowerManagerServi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checkstyle/checkstyle.git" xlink:type="simple">https://github.com/checkstyle/checkstyle.git</text:a></text:p>
          </table:table-cell>
          <table:table-cell table:style-name="ce1" office:value-type="string" calcext:value-type="string">
            <text:p>096100222d830beeab6674c1d468b7cd9e942e70</text:p>
          </table:table-cell>
          <table:table-cell table:style-name="ce4" office:value-type="string" calcext:value-type="string" table:number-columns-spanned="4" table:number-rows-spanned="1">
            <text:p>5a9b7249e3d092a78ac8e7d48aeeb62bf1c44e2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processIDENT(ast DetailAST) : void</text:p>
          </table:table-cell>
          <table:table-cell table:style-name="ce1" office:value-type="string" calcext:value-type="string">
            <text:p>private processField(ast DetailAST, parentType int) : void</text:p>
          </table:table-cell>
          <table:table-cell table:style-name="ce1" office:value-type="string" calcext:value-type="string">
            <text:p>com.puppycrawl.tools.checkstyle.checks.coding.RequireThisCheck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0ce2b45350676ac0a84c66c741b7ee1fa3d47e33</text:p>
          </table:table-cell>
          <table:table-cell table:style-name="ce4" office:value-type="string" calcext:value-type="string" table:number-columns-spanned="4" table:number-rows-spanned="1">
            <text:p>a97341973c3b683d62d1422e5404ed5c7ccf45f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bindToElement(element PsiElement) : PsiElement</text:p>
          </table:table-cell>
          <table:table-cell table:style-name="ce1" office:value-type="string" calcext:value-type="string">
            <text:p>private setNewName(newText String) : PsiElement</text:p>
          </table:table-cell>
          <table:table-cell table:style-name="ce1" office:value-type="string" calcext:value-type="string">
            <text:p>public handleElementRename(newElementName String) : PsiElem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atastax/java-driver.git" xlink:type="simple">https://github.com/datastax/java-driver.git</text:a></text:p>
          </table:table-cell>
          <table:table-cell table:style-name="ce1" office:value-type="string" calcext:value-type="string">
            <text:p>2d611618145fad333f4de58eae8f118498d3e252</text:p>
          </table:table-cell>
          <table:table-cell table:style-name="ce4" office:value-type="string" calcext:value-type="string" table:number-columns-spanned="4" table:number-rows-spanned="1">
            <text:p>3a0603f8f778be3219a5a0f3a7845cda65f1e17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alues(names String[], values Object[]) : Insert</text:p>
          </table:table-cell>
          <table:table-cell table:style-name="ce1" office:value-type="string" calcext:value-type="string">
            <text:p>public values(names List&amp;lt;String&amp;gt;, values List&amp;lt;Object&amp;gt;) : Insert</text:p>
          </table:table-cell>
          <table:table-cell table:style-name="ce1" office:value-type="string" calcext:value-type="string">
            <text:p>com.datastax.driver.core.querybuilder.Inser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1b80086594213412b4155932f28ee61157337774</text:p>
          </table:table-cell>
          <table:table-cell table:style-name="ce4" office:value-type="string" calcext:value-type="string" table:number-columns-spanned="4" table:number-rows-spanned="1">
            <text:p>d71154ed21e2d5c65bb0ddb000bcb04ca573504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anonicalizeUrl(url String, baseUrl Url, trimFileScheme boolean, sourceIndex int, baseUrlIsFile boolean) : Url</text:p>
          </table:table-cell>
          <table:table-cell table:style-name="ce1" office:value-type="string" calcext:value-type="string">
            <text:p>public canonicalizePath(url String, baseUrl Url, baseUrlIsFile boolean) : String</text:p>
          </table:table-cell>
          <table:table-cell table:style-name="ce1" office:value-type="string" calcext:value-type="string">
            <text:p>org.jetbrains.debugger.sourcemap.SourceResolv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tflix/eureka.git" xlink:type="simple">https://github.com/Netflix/eureka.git</text:a></text:p>
          </table:table-cell>
          <table:table-cell table:style-name="ce1" office:value-type="string" calcext:value-type="string">
            <text:p>756bcd9fd308647c7b388543da9a3a6e034ee3f5</text:p>
          </table:table-cell>
          <table:table-cell table:style-name="ce4" office:value-type="string" calcext:value-type="string" table:number-columns-spanned="4" table:number-rows-spanned="1">
            <text:p>f6212a7e474f812f31ddbce6d4f7a7a0d498b75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updateInstanceRemoteStatus() : void</text:p>
          </table:table-cell>
          <table:table-cell table:style-name="ce1" office:value-type="string" calcext:value-type="string">
            <text:p>protected onRemoteStatusChanged(oldStatus InstanceStatus, newStatus InstanceStatus) : void</text:p>
          </table:table-cell>
          <table:table-cell table:style-name="ce1" office:value-type="string" calcext:value-type="string">
            <text:p>com.netflix.discovery.DiscoveryCli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rientechnologies/orientdb.git" xlink:type="simple">https://github.com/orientechnologies/orientdb.git</text:a></text:p>
          </table:table-cell>
          <table:table-cell table:style-name="ce1" office:value-type="string" calcext:value-type="string">
            <text:p>469c0d4b663f758dbd824ee2c4ec06cf0e7c46ec</text:p>
          </table:table-cell>
          <table:table-cell table:style-name="ce4" office:value-type="string" calcext:value-type="string" table:number-columns-spanned="4" table:number-rows-spanned="1">
            <text:p>b40adc25008b6f608ee3eb3422c8884fff98733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ommand(iCommand OCommandRequestText) : Object</text:p>
          </table:table-cell>
          <table:table-cell table:style-name="ce1" office:value-type="string" calcext:value-type="string">
            <text:p>protected readSynchResult(network OChannelBinaryAsynchClient, database ODatabaseDocument) : Object</text:p>
          </table:table-cell>
          <table:table-cell table:style-name="ce1" office:value-type="string" calcext:value-type="string">
            <text:p>com.orientechnologies.orient.client.remote.OStorageRemot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indexGet() : void</text:p>
          </table:table-cell>
          <table:table-cell table:style-name="ce1" office:value-type="string" calcext:value-type="string">
            <text:p>public serializeValue(listener OAbstractCommandResultListener, result Object) : void</text:p>
          </table:table-cell>
          <table:table-cell table:style-name="ce1" office:value-type="string" calcext:value-type="string">
            <text:p>protected command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roolsjbpm/drools.git" xlink:type="simple">https://github.com/droolsjbpm/drools.git</text:a></text:p>
          </table:table-cell>
          <table:table-cell table:style-name="ce1" office:value-type="string" calcext:value-type="string">
            <text:p>8540848f984ce6dea3a073fd4b6a84ef829bd69c</text:p>
          </table:table-cell>
          <table:table-cell table:style-name="ce4" office:value-type="string" calcext:value-type="string" table:number-columns-spanned="4" table:number-rows-spanned="1">
            <text:p>1bf2875e9d73e2d1cd3b58200d5300485f890ff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gendaGroupQueueImpl(name String, kBase InternalKnowledgeBase)</text:p>
          </table:table-cell>
          <table:table-cell table:style-name="ce1" office:value-type="string" calcext:value-type="string">
            <text:p>protected initPriorityQueue(kBase InternalKnowledgeBase) : BinaryHeapQueue</text:p>
          </table:table-cell>
          <table:table-cell table:style-name="ce1" office:value-type="string" calcext:value-type="string">
            <text:p>org.drools.core.common.AgendaGroupQueue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Entry(entry PropagationEntry) : void</text:p>
          </table:table-cell>
          <table:table-cell table:style-name="ce1" office:value-type="string" calcext:value-type="string">
            <text:p>private internalAddEntry(entry PropagationEntry) : void</text:p>
          </table:table-cell>
          <table:table-cell table:style-name="ce1" office:value-type="string" calcext:value-type="string">
            <text:p>org.drools.core.phreak.SynchronizedPropagationLi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atastax/java-driver.git" xlink:type="simple">https://github.com/datastax/java-driver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5134b15fe6545ec8ab5c2256006cd6fe19eac9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getPreparedQuery(type QueryType, options Option[]) : PreparedStatement</text:p>
          </table:table-cell>
          <table:table-cell table:style-name="ce1" office:value-type="string" calcext:value-type="string">
            <text:p>package getPreparedQuery(type QueryType, columns Set&amp;lt;ColumnMapper&amp;lt;?&amp;gt;&amp;gt;, options Option[]) : PreparedStatement</text:p>
          </table:table-cell>
          <table:table-cell table:style-name="ce1" office:value-type="string" calcext:value-type="string">
            <text:p>com.datastax.driver.mapping.Map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VoltDB/voltdb.git" xlink:type="simple">https://github.com/VoltDB/voltdb.git</text:a></text:p>
          </table:table-cell>
          <table:table-cell table:style-name="ce1" office:value-type="string" calcext:value-type="string">
            <text:p>aeaaba8ae9a5988095381c701ba815a5a607a550</text:p>
          </table:table-cell>
          <table:table-cell table:style-name="ce4" office:value-type="string" calcext:value-type="string" table:number-columns-spanned="4" table:number-rows-spanned="1">
            <text:p>669e0722324965e3c99f29685517ac24d4ff284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Client(timeout long, scheme ClientAuthHashScheme) : Client</text:p>
          </table:table-cell>
          <table:table-cell table:style-name="ce1" office:value-type="string" calcext:value-type="string">
            <text:p>public getClient(timeout long, scheme ClientAuthHashScheme, useAdmin boolean) : Client</text:p>
          </table:table-cell>
          <table:table-cell table:style-name="ce1" office:value-type="string" calcext:value-type="string">
            <text:p>org.voltdb.regressionsuites.RegressionSuit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PausedMode() : void</text:p>
          </table:table-cell>
          <table:table-cell table:style-name="ce1" office:value-type="string" calcext:value-type="string">
            <text:p>private runPausedMode(isAdmin boolean) : void</text:p>
          </table:table-cell>
          <table:table-cell table:style-name="ce1" office:value-type="string" calcext:value-type="string">
            <text:p>org.voltdb.TestClientInterfac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akeStoredProcAdHocPlannerWork(replySiteId long, sql String, userParams Object[], singlePartition boolean, context CatalogContext, completionHandler AsyncCompilerWorkCompletionHandler) : AdHocPlannerWork</text:p>
          </table:table-cell>
          <table:table-cell table:style-name="ce1" office:value-type="string" calcext:value-type="string">
            <text:p>public makeStoredProcAdHocPlannerWork(replySiteId long, sql String, userParams Object[], singlePartition boolean, context CatalogContext, completionHandler AsyncCompilerWorkCompletionHandler, isAdmin boolean) : AdHocPlannerWork</text:p>
          </table:table-cell>
          <table:table-cell table:style-name="ce1" office:value-type="string" calcext:value-type="string">
            <text:p>org.voltdb.compiler.AdHocPlannerWork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ockStatementBatch(replySiteId long, sql String, extractedValues Object[], paramTypes VoltType[], userParams Object[], partitionParamIndex int, catalogHash byte[]) : AdHocPlannedStmtBatch</text:p>
          </table:table-cell>
          <table:table-cell table:style-name="ce1" office:value-type="string" calcext:value-type="string">
            <text:p>public mockStatementBatch(replySiteId long, sql String, extractedValues Object[], paramTypes VoltType[], userParams Object[], partitionParamIndex int, catalogHash byte[], readOnly boolean, isAdmin boolean) : AdHocPlannedStmtBatch</text:p>
          </table:table-cell>
          <table:table-cell table:style-name="ce1" office:value-type="string" calcext:value-type="string">
            <text:p>org.voltdb.compiler.AdHocPlannedStmtBatch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ListenerAddress(hostId int) : String</text:p>
          </table:table-cell>
          <table:table-cell table:style-name="ce1" office:value-type="string" calcext:value-type="string">
            <text:p>private getListenerAddress(hostId int, useAdmin boolean) : String</text:p>
          </table:table-cell>
          <table:table-cell table:style-name="ce1" office:value-type="string" calcext:value-type="string">
            <text:p>org.voltdb.regressionsuites.LocalClus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9efc045fbc6fa893c66a03b72b7eedb388cf96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MpDRGateway(mpGateway PartitionDRGateway) : void</text:p>
          </table:table-cell>
          <table:table-cell table:style-name="ce1" office:value-type="string" calcext:value-type="string">
            <text:p>public setMpUniqueIdListener(listener DurableMpUniqueIdListener) : void</text:p>
          </table:table-cell>
          <table:table-cell table:style-name="ce1" office:value-type="string" calcext:value-type="string">
            <text:p>org.voltdb.iv2.SpSchedu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658a918eebcbdeb4f920c2947ca8d0e79ad86d8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makeStatusBarView() : PhoneStatusBarView</text:p>
          </table:table-cell>
          <table:table-cell table:style-name="ce1" office:value-type="string" calcext:value-type="string">
            <text:p>private initTickerView() : void</text:p>
          </table:table-cell>
          <table:table-cell table:style-name="ce1" office:value-type="string" calcext:value-type="string">
            <text:p>com.android.systemui.statusbar.phone.PhoneStatusBa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boot.git" xlink:type="simple">https://github.com/spring-projects/spring-boot.git</text:a></text:p>
          </table:table-cell>
          <table:table-cell table:style-name="ce1" office:value-type="string" calcext:value-type="string">
            <text:p>818d3bd230c5ea22b72e1a2d5b4361b5918d101c</text:p>
          </table:table-cell>
          <table:table-cell table:style-name="ce4" office:value-type="string" calcext:value-type="string" table:number-columns-spanned="4" table:number-rows-spanned="1">
            <text:p>20d39f7af2165c67d5221f556f58820c992d2cc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flatten(properties Properties, input Map&amp;lt;String,Object&amp;gt;, path String) : void</text:p>
          </table:table-cell>
          <table:table-cell table:style-name="ce1" office:value-type="string" calcext:value-type="string">
            <text:p>private getFullKey(path String, key String) : String</text:p>
          </table:table-cell>
          <table:table-cell table:style-name="ce1" office:value-type="string" calcext:value-type="string">
            <text:p>org.springframework.boot.cloudfoundry.VcapApplicationListen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bric8io/fabric8.git" xlink:type="simple">https://github.com/fabric8io/fabric8.git</text:a></text:p>
          </table:table-cell>
          <table:table-cell table:style-name="ce1" office:value-type="string" calcext:value-type="string">
            <text:p>05be0f003ec67357924b538d4b12f0c03e472d66</text:p>
          </table:table-cell>
          <table:table-cell table:style-name="ce4" office:value-type="string" calcext:value-type="string" table:number-columns-spanned="4" table:number-rows-spanned="1">
            <text:p>9e61a71540da58c3208fd2c7737f793c3f81e5a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ecute() : void</text:p>
          </table:table-cell>
          <table:table-cell table:style-name="ce1" office:value-type="string" calcext:value-type="string">
            <text:p>public createGogsWebhook(kubernetes KubernetesClient, log Log, gogsUser String, gogsPwd String, repoName String, webhookUrl String, webhookSecret String) : boolean</text:p>
          </table:table-cell>
          <table:table-cell table:style-name="ce1" office:value-type="string" calcext:value-type="string">
            <text:p>io.fabric8.maven.CreateGogsWebhook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boot.git" xlink:type="simple">https://github.com/spring-projects/spring-boot.git</text:a></text:p>
          </table:table-cell>
          <table:table-cell table:style-name="ce1" office:value-type="string" calcext:value-type="string">
            <text:p>49039c33ea2be34b8de84d52642cbfb82fab886b</text:p>
          </table:table-cell>
          <table:table-cell table:style-name="ce4" office:value-type="string" calcext:value-type="string" table:number-columns-spanned="4" table:number-rows-spanned="1">
            <text:p>1cfc6f64f64353bc5530a8ce8cdacfc3eba3e7b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gisterBeanDefinitions(importingClassMetadata AnnotationMetadata, registry BeanDefinitionRegistry) : void</text:p>
          </table:table-cell>
          <table:table-cell table:style-name="ce1" office:value-type="string" calcext:value-type="string">
            <text:p>private addEntityScanBeanPostProcessor(registry BeanDefinitionRegistry, packagesToScan Set&amp;lt;String&amp;gt;) : void</text:p>
          </table:table-cell>
          <table:table-cell table:style-name="ce1" office:value-type="string" calcext:value-type="string">
            <text:p>org.springframework.boot.orm.jpa.EntityScanRegistra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Netflix/eureka.git" xlink:type="simple">https://github.com/Netflix/eurek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cacbe2ad700275bc575234ff2b32ee0d649381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onRemoteStatusChanged(oldStatus InstanceStatus, newStatus InstanceStatus) : void</text:p>
          </table:table-cell>
          <table:table-cell table:style-name="ce1" office:value-type="string" calcext:value-type="string">
            <text:p>protected fireEvent(event DiscoveryEvent) : void</text:p>
          </table:table-cell>
          <table:table-cell table:style-name="ce1" office:value-type="string" calcext:value-type="string">
            <text:p>com.netflix.discovery.DiscoveryCli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linkedin/rest.li.git" xlink:type="simple">https://github.com/linkedin/rest.li.git</text:a></text:p>
          </table:table-cell>
          <table:table-cell table:style-name="ce1" office:value-type="string" calcext:value-type="string">
            <text:p>854608fdd9bf565409ca60febba49636d27afd14</text:p>
          </table:table-cell>
          <table:table-cell table:style-name="ce4" office:value-type="string" calcext:value-type="string" table:number-columns-spanned="4" table:number-rows-spanned="1">
            <text:p>bd0d3bf75d31a8b5db34b8b66dfb28e5e1f492d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nerateRecord(templateClass JDefinedClass, recordSpec RecordTemplateSpec) : void</text:p>
          </table:table-cell>
          <table:table-cell table:style-name="ce1" office:value-type="string" calcext:value-type="string">
            <text:p>protected extendRecordBaseClass(templateClass JDefinedClass) : void</text:p>
          </table:table-cell>
          <table:table-cell table:style-name="ce1" office:value-type="string" calcext:value-type="string">
            <text:p>com.linkedin.pegasus.generator.JavaDataTemplateGenerat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nerateMap(mapClass JDefinedClass, mapSpec MapTemplateSpec) : void</text:p>
          </table:table-cell>
          <table:table-cell table:style-name="ce1" office:value-type="string" calcext:value-type="string">
            <text:p>protected extendWrappingMapBaseClass(valueJClass JClass, mapClass JDefinedClass) : void</text:p>
          </table:table-cell>
          <table:table-cell table:style-name="ce1" office:value-type="string" calcext:value-type="string">
            <text:p>com.linkedin.pegasus.generator.JavaDataTemplateGenerat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nerateUnion(unionClass JDefinedClass, unionSpec UnionTemplateSpec) : void</text:p>
          </table:table-cell>
          <table:table-cell table:style-name="ce1" office:value-type="string" calcext:value-type="string">
            <text:p>protected extendUnionBaseClass(unionClass JDefinedClass) : void</text:p>
          </table:table-cell>
          <table:table-cell table:style-name="ce1" office:value-type="string" calcext:value-type="string">
            <text:p>com.linkedin.pegasus.generator.JavaDataTemplateGenerat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nerateArray(arrayClass JDefinedClass, arrayDataTemplateSpec ArrayTemplateSpec) : void</text:p>
          </table:table-cell>
          <table:table-cell table:style-name="ce1" office:value-type="string" calcext:value-type="string">
            <text:p>protected extendWrappingArrayBaseClass(itemJClass JClass, arrayClass JDefinedClass) : void</text:p>
          </table:table-cell>
          <table:table-cell table:style-name="ce1" office:value-type="string" calcext:value-type="string">
            <text:p>com.linkedin.pegasus.generator.JavaDataTemplateGen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orientechnologies/orientdb.git" xlink:type="simple">https://github.com/orientechnologies/orien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089957b645bde069d3864563bbf1f7c7da8045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rewriteLinksInDocument(document ODocument) : void</text:p>
          </table:table-cell>
          <table:table-cell table:style-name="ce1" office:value-type="string" calcext:value-type="string">
            <text:p>protected rewriteLinksInDocument(document ODocument, rewrite OIndex&amp;lt;OIdentifiable&amp;gt;) : void</text:p>
          </table:table-cell>
          <table:table-cell table:style-name="ce1" office:value-type="string" calcext:value-type="string">
            <text:p>com.orientechnologies.orient.core.db.tool.ODatabaseImpor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elaban/JGroups.git" xlink:type="simple">https://github.com/belaban/JGroups.git</text:a></text:p>
          </table:table-cell>
          <table:table-cell table:style-name="ce1" office:value-type="string" calcext:value-type="string">
            <text:p>4f591c64c159faf10610ff511aaa241d3155888d</text:p>
          </table:table-cell>
          <table:table-cell table:style-name="ce4" office:value-type="string" calcext:value-type="string" table:number-columns-spanned="4" table:number-rows-spanned="1">
            <text:p>f1533756133dec84ce8218202585ac85904da7c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uthenticate(token AuthToken, msg Message) : boolean</text:p>
          </table:table-cell>
          <table:table-cell table:style-name="ce1" office:value-type="string" calcext:value-type="string">
            <text:p>public isInMembersList(sender IpAddress) : boolean</text:p>
          </table:table-cell>
          <table:table-cell table:style-name="ce1" office:value-type="string" calcext:value-type="string">
            <text:p>org.jgroups.auth.FixedMembershipToke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utzam/nutz.git" xlink:type="simple">https://github.com/nutzam/nutz.git</text:a></text:p>
          </table:table-cell>
          <table:table-cell table:style-name="ce1" office:value-type="string" calcext:value-type="string">
            <text:p>233317d9a52ad4f706b36630a3989bc1c28a6db7</text:p>
          </table:table-cell>
          <table:table-cell table:style-name="ce4" office:value-type="string" calcext:value-type="string" table:number-columns-spanned="4" table:number-rows-spanned="1">
            <text:p>6599c748ef35d38085703cf3bd41b9b5b6af5f3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rom(dao Dao, obj Object, filter FieldFilter) : Cnd</text:p>
          </table:table-cell>
          <table:table-cell table:style-name="ce1" office:value-type="string" calcext:value-type="string">
            <text:p>public from(dao Dao, obj Object, filter FieldFilter, ignoreNull boolean, ignoreZero boolean, ignoreDate boolean, ignoreId boolean, ignoreName boolean, ignorePk boolean) : Cnd</text:p>
          </table:table-cell>
          <table:table-cell table:style-name="ce1" office:value-type="string" calcext:value-type="string">
            <text:p>org.nutz.dao.C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infinispan/infinispan.git" xlink:type="simple">https://github.com/infinispan/infinispan.git</text:a></text:p>
          </table:table-cell>
          <table:table-cell table:style-name="ce1" office:value-type="string" calcext:value-type="string">
            <text:p>56cae3eb1e8fa27cd9342d5ff12a3f7f9b6d6d8e</text:p>
          </table:table-cell>
          <table:table-cell table:style-name="ce4" office:value-type="string" calcext:value-type="string" table:number-columns-spanned="4" table:number-rows-spanned="1">
            <text:p>e3b0d87b3ca0fd27cec39937cb3dc3a05b0cfc4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erform(ctx InvocationContext) : Object</text:p>
          </table:table-cell>
          <table:table-cell table:style-name="ce1" office:value-type="string" calcext:value-type="string">
            <text:p>protected waitForCacheToStabilize(cache Cache&amp;lt;Object,Object&amp;gt;, cacheConfig Configuration) : void</text:p>
          </table:table-cell>
          <table:table-cell table:style-name="ce1" office:value-type="string" calcext:value-type="string">
            <text:p>org.infinispan.commands.CreateCacheComma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crate/crate.git" xlink:type="simple">https://github.com/crate/crate.git</text:a></text:p>
          </table:table-cell>
          <table:table-cell table:style-name="ce1" office:value-type="string" calcext:value-type="string">
            <text:p>2e061d52c32087f6443949f38c597a81cefceda3</text:p>
          </table:table-cell>
          <table:table-cell table:style-name="ce4" office:value-type="string" calcext:value-type="string" table:number-columns-spanned="4" table:number-rows-spanned="1">
            <text:p>c7b6a7aa878aabd6400d2df0490e1eb2b810c8f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lan(rootRelation AnalyzedRelation, plannerContext Context) : Plan</text:p>
          </table:table-cell>
          <table:table-cell table:style-name="ce1" office:value-type="string" calcext:value-type="string">
            <text:p>public plan(relation AnalyzedRelation, consumerContext ConsumerContext) : PlannedAnalyzedRelation</text:p>
          </table:table-cell>
          <table:table-cell table:style-name="ce1" office:value-type="string" calcext:value-type="string">
            <text:p>io.crate.planner.consumer.ConsumingPlann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uildCraft/BuildCraft.git" xlink:type="simple">https://github.com/BuildCraft/BuildCraft.git</text:a></text:p>
          </table:table-cell>
          <table:table-cell table:style-name="ce1" office:value-type="string" calcext:value-type="string">
            <text:p>0687b542239c8954767ecfbe194d801dfbe0b502</text:p>
          </table:table-cell>
          <table:table-cell table:style-name="ce4" office:value-type="string" calcext:value-type="string" table:number-columns-spanned="4" table:number-rows-spanned="1">
            <text:p>6abc40ed4850d74ee6c155f5a28f8b34881a028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itialize() : void</text:p>
          </table:table-cell>
          <table:table-cell table:style-name="ce1" office:value-type="string" calcext:value-type="string">
            <text:p>private initTemplate() : void</text:p>
          </table:table-cell>
          <table:table-cell table:style-name="ce1" office:value-type="string" calcext:value-type="string">
            <text:p>public updateEntity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cassandra.git" xlink:type="simple">https://github.com/apache/cassandra.git</text:a></text:p>
          </table:table-cell>
          <table:table-cell table:style-name="ce1" office:value-type="string" calcext:value-type="string">
            <text:p>80d46b8acc417978fd8c43862c3352a6381fbf2e</text:p>
          </table:table-cell>
          <table:table-cell table:style-name="ce4" office:value-type="string" calcext:value-type="string" table:number-columns-spanned="4" table:number-rows-spanned="1">
            <text:p>ec52e77ecde749e7c5a483b26cbd8041f2a5a33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ubmitBackground(cfs ColumnFamilyStore) : List&amp;lt;Future&amp;lt;?&amp;gt;&amp;gt;</text:p>
          </table:table-cell>
          <table:table-cell table:style-name="ce1" office:value-type="string" calcext:value-type="string">
            <text:p>public submitBackground(cfs ColumnFamilyStore, autoFill boolean) : List&amp;lt;Future&amp;lt;?&amp;gt;&amp;gt;</text:p>
          </table:table-cell>
          <table:table-cell table:style-name="ce1" office:value-type="string" calcext:value-type="string">
            <text:p>org.apache.cassandra.db.compaction.CompactionManag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obovm/robovm.git" xlink:type="simple">https://github.com/robovm/robovm.git</text:a></text:p>
          </table:table-cell>
          <table:table-cell table:style-name="ce1" office:value-type="string" calcext:value-type="string">
            <text:p>4e9158870681d2e3eabbc1d5cbff71bd068c939d</text:p>
          </table:table-cell>
          <table:table-cell table:style-name="ce4" office:value-type="string" calcext:value-type="string" table:number-columns-spanned="4" table:number-rows-spanned="1">
            <text:p>bf5ee44b3b576e01ab09cae9f50300417b01dc0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LocalName() : String</text:p>
          </table:table-cell>
          <table:table-cell table:style-name="ce1" office:value-type="string" calcext:value-type="string">
            <text:p>public has(key NSString) : boolean</text:p>
          </table:table-cell>
          <table:table-cell table:style-name="ce1" office:value-type="string" calcext:value-type="string">
            <text:p>public getServiceUUIDs() : NSArray&amp;lt;CBUUID&amp;gt;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Services() : NSArray&amp;lt;CBMutableService&amp;gt;</text:p>
          </table:table-cell>
          <table:table-cell table:style-name="ce1" office:value-type="string" calcext:value-type="string">
            <text:p>public has(key NSString) : boolean</text:p>
          </table:table-cell>
          <table:table-cell table:style-name="ce1" office:value-type="string" calcext:value-type="string">
            <text:p>org.robovm.apple.corebluetooth.CBPeripheralManagerRestoredStat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ColorModel() : CGImagePropertyColorModel</text:p>
          </table:table-cell>
          <table:table-cell table:style-name="ce1" office:value-type="string" calcext:value-type="string">
            <text:p>public has(key CFString) : boolean</text:p>
          </table:table-cell>
          <table:table-cell table:style-name="ce1" office:value-type="string" calcext:value-type="string">
            <text:p>org.robovm.apple.imageio.CGImagePropertie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Clipse/goclipse.git" xlink:type="simple">https://github.com/GoClipse/goclipse.git</text:a></text:p>
          </table:table-cell>
          <table:table-cell table:style-name="ce1" office:value-type="string" calcext:value-type="string">
            <text:p>28728afdbec54d66eeed36f631cf71aaef6e5ec6</text:p>
          </table:table-cell>
          <table:table-cell table:style-name="ce4" office:value-type="string" calcext:value-type="string" table:number-columns-spanned="4" table:number-rows-spanned="1">
            <text:p>851ab757698304e9d8d4ae24ab75be619ddae31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clusiveContains(otherOffset int) : boolean</text:p>
          </table:table-cell>
          <table:table-cell table:style-name="ce1" office:value-type="string" calcext:value-type="string">
            <text:p>public contains(otherOffset int) : boolean</text:p>
          </table:table-cell>
          <table:table-cell table:style-name="ce1" office:value-type="string" calcext:value-type="string">
            <text:p>melnorme.lang.tooling.ast.SourceRang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clusiveContains(other SourceRange) : boolean</text:p>
          </table:table-cell>
          <table:table-cell table:style-name="ce1" office:value-type="string" calcext:value-type="string">
            <text:p>public contains(other SourceRange) : boolean</text:p>
          </table:table-cell>
          <table:table-cell table:style-name="ce1" office:value-type="string" calcext:value-type="string">
            <text:p>melnorme.lang.tooling.ast.SourceRang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9b2006381301c99b66c50c4b31f329caac0613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pen(forWrite boolean) : void</text:p>
          </table:table-cell>
          <table:table-cell table:style-name="ce1" office:value-type="string" calcext:value-type="string">
            <text:p>private open(forWrite boolean, truncate boolean) : void</text:p>
          </table:table-cell>
          <table:table-cell table:style-name="ce1" office:value-type="string" calcext:value-type="string">
            <text:p>org.voltdb.utils.PBDRegularSegmen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pen(forWrite boolean) : void</text:p>
          </table:table-cell>
          <table:table-cell table:style-name="ce1" office:value-type="string" calcext:value-type="string">
            <text:p>private open(forWrite boolean, truncate boolean) : void</text:p>
          </table:table-cell>
          <table:table-cell table:style-name="ce1" office:value-type="string" calcext:value-type="string">
            <text:p>org.voltdb.utils.PBDMMapSegm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755b86bb1cb4db447a3358b03248a3b7ccae8aaa</text:p>
          </table:table-cell>
          <table:table-cell table:style-name="ce4" office:value-type="string" calcext:value-type="string" table:number-columns-spanned="4" table:number-rows-spanned="1">
            <text:p>f26d234e8d3458f34454583c22e3bd5f4b2a5da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bCall(adbCallable AdbCallable) : boolean</text:p>
          </table:table-cell>
          <table:table-cell table:style-name="ce1" office:value-type="string" calcext:value-type="string">
            <text:p>public getDevices() : List&amp;lt;IDevice&amp;gt;</text:p>
          </table:table-cell>
          <table:table-cell table:style-name="ce1" office:value-type="string" calcext:value-type="string">
            <text:p>com.facebook.buck.android.Adb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ogle/closure-compiler.git" xlink:type="simple">https://github.com/google/closure-compiler.git</text:a></text:p>
          </table:table-cell>
          <table:table-cell table:style-name="ce1" office:value-type="string" calcext:value-type="string">
            <text:p>4b5116a3e27077ed1d5a5f2e9220588a1b3b590a</text:p>
          </table:table-cell>
          <table:table-cell table:style-name="ce4" office:value-type="string" calcext:value-type="string" table:number-columns-spanned="4" table:number-rows-spanned="1">
            <text:p>ea96643364e91125f560e9508a5cbcdb776bde6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parseFormalParameterList() : FormalParameterListTree</text:p>
          </table:table-cell>
          <table:table-cell table:style-name="ce1" office:value-type="string" calcext:value-type="string">
            <text:p>private parseFormalParameterList(inTypeExpression boolean) : FormalParameterListTree</text:p>
          </table:table-cell>
          <table:table-cell table:style-name="ce1" office:value-type="string" calcext:value-type="string">
            <text:p>com.google.javascript.jscomp.parsing.parser.Pars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umptech/glide.git" xlink:type="simple">https://github.com/bumptech/glide.git</text:a></text:p>
          </table:table-cell>
          <table:table-cell table:style-name="ce1" office:value-type="string" calcext:value-type="string">
            <text:p>e5f2fc25807dfcd41e1d65403820384e037b2d04</text:p>
          </table:table-cell>
          <table:table-cell table:style-name="ce4" office:value-type="string" calcext:value-type="string" table:number-columns-spanned="4" table:number-rows-spanned="1">
            <text:p>0d4b27952751de0caab01774048c3e0ec74824c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heckCurrentDimens() : void</text:p>
          </table:table-cell>
          <table:table-cell table:style-name="ce1" office:value-type="string" calcext:value-type="string">
            <text:p>package clearCallbacksAndListener() : void</text:p>
          </table:table-cell>
          <table:table-cell table:style-name="ce1" office:value-type="string" calcext:value-type="string">
            <text:p>com.bumptech.glide.request.target.ViewTarget.SizeDetermin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eclipse/jetty.project.git" xlink:type="simple">https://github.com/eclipse/jetty.project.git</text:a></text:p>
          </table:table-cell>
          <table:table-cell table:style-name="ce1" office:value-type="string" calcext:value-type="string">
            <text:p>ecdcc2e7c0fa1d30b747c6efa765423e6447c88e</text:p>
          </table:table-cell>
          <table:table-cell table:style-name="ce4" office:value-type="string" calcext:value-type="string" table:number-columns-spanned="4" table:number-rows-spanned="1">
            <text:p>1f3be625e62f44d929c01f6574678eea0575447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onfigureScanner() : void</text:p>
          </table:table-cell>
          <table:table-cell table:style-name="ce1" office:value-type="string" calcext:value-type="string">
            <text:p>public gatherScannables() : void</text:p>
          </table:table-cell>
          <table:table-cell table:style-name="ce1" office:value-type="string" calcext:value-type="string">
            <text:p>org.eclipse.jetty.maven.plugin.JettyRunMojo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rianfrankcooper/YCSB.git" xlink:type="simple">https://github.com/brianfrankcooper/YCSB.git</text:a></text:p>
          </table:table-cell>
          <table:table-cell table:style-name="ce1" office:value-type="string" calcext:value-type="string">
            <text:p>dfd79c800c0606377de45f418e702c430cd1a144</text:p>
          </table:table-cell>
          <table:table-cell table:style-name="ce4" office:value-type="string" calcext:value-type="string" table:number-columns-spanned="4" table:number-rows-spanned="1">
            <text:p>0b024834549c53512ef18bce89f60ef9225d481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un() : void</text:p>
          </table:table-cell>
          <table:table-cell table:style-name="ce1" office:value-type="string" calcext:value-type="string">
            <text:p>private throttle(currTimeMillis long) : void</text:p>
          </table:table-cell>
          <table:table-cell table:style-name="ce1" office:value-type="string" calcext:value-type="string">
            <text:p>com.yahoo.ycsb.ClientThrea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boot.git" xlink:type="simple">https://github.com/spring-projects/spring-boot.git</text:a></text:p>
          </table:table-cell>
          <table:table-cell table:style-name="ce1" office:value-type="string" calcext:value-type="string">
            <text:p>7e5b08e0cdd066640d9654f991a982c2cf9f57bb</text:p>
          </table:table-cell>
          <table:table-cell table:style-name="ce4" office:value-type="string" calcext:value-type="string" table:number-columns-spanned="4" table:number-rows-spanned="1">
            <text:p>b47634176fa48ad925f79886c6aaca225cb9af6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indAll() : Iterable&amp;lt;Metric&amp;lt;?&amp;gt;&amp;gt;</text:p>
          </table:table-cell>
          <table:table-cell table:style-name="ce1" office:value-type="string" calcext:value-type="string">
            <text:p>private findAll(predicate Predicate&amp;lt;String&amp;gt;) : Iterable&amp;lt;Metric&amp;lt;?&amp;gt;&amp;gt;</text:p>
          </table:table-cell>
          <table:table-cell table:style-name="ce1" office:value-type="string" calcext:value-type="string">
            <text:p>public findAll(prefix String) : Iterable&amp;lt;Metric&amp;lt;?&amp;gt;&amp;gt;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boot.git" xlink:type="simple">https://github.com/spring-projects/spring-boot.git</text:a></text:p>
          </table:table-cell>
          <table:table-cell table:style-name="ce1" office:value-type="string" calcext:value-type="string">
            <text:p>8b9c38085afd4a32d0cd0c6bcf0b9a1998681cb2</text:p>
          </table:table-cell>
          <table:table-cell table:style-name="ce4" office:value-type="string" calcext:value-type="string" table:number-columns-spanned="4" table:number-rows-spanned="1">
            <text:p>cb98ee25ff52bf97faebe3f45cdef0ced9b4416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verrideDateFormat() : void</text:p>
          </table:table-cell>
          <table:table-cell table:style-name="ce1" office:value-type="string" calcext:value-type="string">
            <text:p>private load(config Class&amp;lt;?&amp;gt;, environment String[]) : void</text:p>
          </table:table-cell>
          <table:table-cell table:style-name="ce1" office:value-type="string" calcext:value-type="string">
            <text:p>org.springframework.boot.autoconfigure.web.WebMvcAutoConfigurationTest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5fd4f9caea01e53725086e290d3b35ec4bd4cd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set() : void</text:p>
          </table:table-cell>
          <table:table-cell table:style-name="ce1" office:value-type="string" calcext:value-type="string">
            <text:p>protected reset(animateTransition boolean) : void</text:p>
          </table:table-cell>
          <table:table-cell table:style-name="ce1" office:value-type="string" calcext:value-type="string">
            <text:p>com.android.keyguard.KeyguardAbsKeyInputView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Netflix/eureka.git" xlink:type="simple">https://github.com/Netflix/eurek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5103ace802b2819438318dd53b5b07512aae0d2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illUpRegistry(count int, instanceTemplate InstanceInfo) : void</text:p>
          </table:table-cell>
          <table:table-cell table:style-name="ce1" office:value-type="string" calcext:value-type="string">
            <text:p>public fillUpRegistryOfServer(serverIdx int, count int, instanceTemplate InstanceInfo) : void</text:p>
          </table:table-cell>
          <table:table-cell table:style-name="ce1" office:value-type="string" calcext:value-type="string">
            <text:p>com.netflix.eureka2.integration.EurekaDeploymentClient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syncHttpClient/async-http-client.git" xlink:type="simple">https://github.com/AsyncHttpClient/async-http-client.git</text:a></text:p>
          </table:table-cell>
          <table:table-cell table:style-name="ce1" office:value-type="string" calcext:value-type="string">
            <text:p>8ee46adc83cdab73f402807adde5ac2cff05f94b</text:p>
          </table:table-cell>
          <table:table-cell table:style-name="ce4" office:value-type="string" calcext:value-type="string" table:number-columns-spanned="4" table:number-rows-spanned="1">
            <text:p>f01d8610b9ceebc1de59d42f569b8af3efbe0a0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alculateSignature(method String, uri Uri, oauthTimestamp long, nonce String, formParams List&amp;lt;Param&amp;gt;, queryParams List&amp;lt;Param&amp;gt;) : String</text:p>
          </table:table-cell>
          <table:table-cell table:style-name="ce1" office:value-type="string" calcext:value-type="string">
            <text:p>package signatureBaseString(method String, uri Uri, oauthTimestamp long, nonce String, formParams List&amp;lt;Param&amp;gt;, queryParams List&amp;lt;Param&amp;gt;) : StringBuilder</text:p>
          </table:table-cell>
          <table:table-cell table:style-name="ce1" office:value-type="string" calcext:value-type="string">
            <text:p>org.asynchttpclient.oauth.OAuthSignatureCalcul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studio/rstudio.git" xlink:type="simple">https://github.com/rstudio/rstudio.git</text:a></text:p>
          </table:table-cell>
          <table:table-cell table:style-name="ce1" office:value-type="string" calcext:value-type="string">
            <text:p>b4c530c2536f96f220b1a8d052699012fcf21fc4</text:p>
          </table:table-cell>
          <table:table-cell table:style-name="ce4" office:value-type="string" calcext:value-type="string" table:number-columns-spanned="4" table:number-rows-spanned="1">
            <text:p>9a581e07cb6381d70f3fd9bb2055e810e2a682a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it(widget AceEditorWidget, position Position) : void</text:p>
          </table:table-cell>
          <table:table-cell table:style-name="ce1" office:value-type="string" calcext:value-type="string">
            <text:p>private getBoolean(key String) : boolean</text:p>
          </table:table-cell>
          <table:table-cell table:style-name="ce1" office:value-type="string" calcext:value-type="string">
            <text:p>org.rstudio.studio.client.workbench.views.source.editors.text.ChunkOptionsPopupPane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it(widget AceEditorWidget, position Position) : void</text:p>
          </table:table-cell>
          <table:table-cell table:style-name="ce1" office:value-type="string" calcext:value-type="string">
            <text:p>private has(key String) : boolean</text:p>
          </table:table-cell>
          <table:table-cell table:style-name="ce1" office:value-type="string" calcext:value-type="string">
            <text:p>org.rstudio.studio.client.workbench.views.source.editors.text.ChunkOptionsPopupPane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integration.git" xlink:type="simple">https://github.com/spring-projects/spring-integration.git</text:a></text:p>
          </table:table-cell>
          <table:table-cell table:style-name="ce1" office:value-type="string" calcext:value-type="string">
            <text:p>da54a1262d56350fd8e25a351e6af210505e38aa</text:p>
          </table:table-cell>
          <table:table-cell table:style-name="ce4" office:value-type="string" calcext:value-type="string" table:number-columns-spanned="4" table:number-rows-spanned="1">
            <text:p>247232bdde24b81814a82100743f77d881aaf06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handleFileMessage(sourceFile File, tempFile File, resultFile File) : File</text:p>
          </table:table-cell>
          <table:table-cell table:style-name="ce1" office:value-type="string" calcext:value-type="string">
            <text:p>private handleInputStreamMessage(sourceFileInputStream InputStream, originalFile File, tempFile File, resultFile File) : File</text:p>
          </table:table-cell>
          <table:table-cell table:style-name="ce1" office:value-type="string" calcext:value-type="string">
            <text:p>org.springframework.integration.file.FileWritingMessageHand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pen-keychain/open-keychain.git" xlink:type="simple">https://github.com/open-keychain/open-keychain.git</text:a></text:p>
          </table:table-cell>
          <table:table-cell table:style-name="ce1" office:value-type="string" calcext:value-type="string">
            <text:p>f978aca8e587e4b9cd0574cac6f4bc7cc3d9fef9</text:p>
          </table:table-cell>
          <table:table-cell table:style-name="ce4" office:value-type="string" calcext:value-type="string" table:number-columns-spanned="4" table:number-rows-spanned="1">
            <text:p>c11fef6e7c80681ce69e5fdc7f4796b0b7a18e2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handleActions(savedInstanceState Bundle, intent Intent) : void</text:p>
          </table:table-cell>
          <table:table-cell table:style-name="ce1" office:value-type="string" calcext:value-type="string">
            <text:p>public displayInputFragment(showOpenDialog boolean) : void</text:p>
          </table:table-cell>
          <table:table-cell table:style-name="ce1" office:value-type="string" calcext:value-type="string">
            <text:p>org.sufficientlysecure.keychain.ui.DecryptFilesActivity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ryptoOperation(cryptoInput CryptoInputParcel) : void</text:p>
          </table:table-cell>
          <table:table-cell table:style-name="ce1" office:value-type="string" calcext:value-type="string">
            <text:p>protected cryptoOperation(cryptoInput CryptoInputParcel, showProgress boolean) : void</text:p>
          </table:table-cell>
          <table:table-cell table:style-name="ce1" office:value-type="string" calcext:value-type="string">
            <text:p>org.sufficientlysecure.keychain.ui.base.CryptoOperationFragm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pig.git" xlink:type="simple">https://github.com/apache/pig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a1659c12d76b510809dea1dea1f5100bcf4cd6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launchPig(physicalPlan PhysicalPlan, grpName String, pigContext PigContext) : PigStats</text:p>
          </table:table-cell>
          <table:table-cell table:style-name="ce1" office:value-type="string" calcext:value-type="string">
            <text:p>private initialize() : void</text:p>
          </table:table-cell>
          <table:table-cell table:style-name="ce1" office:value-type="string" calcext:value-type="string">
            <text:p>org.apache.pig.backend.hadoop.executionengine.spark.SparkLaunch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infinispan/infinispan.git" xlink:type="simple">https://github.com/infinispan/infinispan.git</text:a></text:p>
          </table:table-cell>
          <table:table-cell table:style-name="ce1" office:value-type="string" calcext:value-type="string">
            <text:p>c1bb69785d507241688b225f434d838590f9ba0c</text:p>
          </table:table-cell>
          <table:table-cell table:style-name="ce4" office:value-type="string" calcext:value-type="string" table:number-columns-spanned="4" table:number-rows-spanned="1">
            <text:p>ce4f6292d6350a2c6b82d995352fdf6d07042c9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isitCommitCommand(ctx TxInvocationContext, command CommitCommand) : Object</text:p>
          </table:table-cell>
          <table:table-cell table:style-name="ce1" office:value-type="string" calcext:value-type="string">
            <text:p>private replayRemoteTransactionIfNeeded(ctx RemoteTxInvocationContext, topologyId int) : void</text:p>
          </table:table-cell>
          <table:table-cell table:style-name="ce1" office:value-type="string" calcext:value-type="string">
            <text:p>org.infinispan.interceptors.TxIntercept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ommit() : void</text:p>
          </table:table-cell>
          <table:table-cell table:style-name="ce1" office:value-type="string" calcext:value-type="string">
            <text:p>public throwRollbackExceptionIfAny() : void</text:p>
          </table:table-cell>
          <table:table-cell table:style-name="ce1" office:value-type="string" calcext:value-type="string">
            <text:p>org.infinispan.transaction.tm.DummyTransaction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assertNoTransactions() : void</text:p>
          </table:table-cell>
          <table:table-cell table:style-name="ce1" office:value-type="string" calcext:value-type="string">
            <text:p>protected assertNoTransactions(cacheName String) : void</text:p>
          </table:table-cell>
          <table:table-cell table:style-name="ce1" office:value-type="string" calcext:value-type="string">
            <text:p>org.infinispan.test.MultipleCacheManagers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eventually(ec Condition, timeout long, pollInterval long, unit TimeUnit) : void</text:p>
          </table:table-cell>
          <table:table-cell table:style-name="ce1" office:value-type="string" calcext:value-type="string">
            <text:p>protected eventually(message String, ec Condition, timeout long, pollInterval long, unit TimeUnit) : void</text:p>
          </table:table-cell>
          <table:table-cell table:style-name="ce1" office:value-type="string" calcext:value-type="string">
            <text:p>org.infinispan.test.AbstractInfinispa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eventually(ec Condition, timeoutMillis long, loops int) : void</text:p>
          </table:table-cell>
          <table:table-cell table:style-name="ce1" office:value-type="string" calcext:value-type="string">
            <text:p>protected eventually(message String, ec Condition, timeoutMillis long, loops int) : void</text:p>
          </table:table-cell>
          <table:table-cell table:style-name="ce1" office:value-type="string" calcext:value-type="string">
            <text:p>org.infinispan.test.AbstractInfinispa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invokeNextInterceptorAndVerifyTransaction(ctx TxInvocationContext, command AbstractTransactionBoundaryCommand) : Object</text:p>
          </table:table-cell>
          <table:table-cell table:style-name="ce1" office:value-type="string" calcext:value-type="string">
            <text:p>private verifyRemoteTransaction(ctx RemoteTxInvocationContext, command AbstractTransactionBoundaryCommand) : void</text:p>
          </table:table-cell>
          <table:table-cell table:style-name="ce1" office:value-type="string" calcext:value-type="string">
            <text:p>org.infinispan.interceptors.TxIntercept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isitRollbackCommand(ctx TxInvocationContext, command RollbackCommand) : Object</text:p>
          </table:table-cell>
          <table:table-cell table:style-name="ce1" office:value-type="string" calcext:value-type="string">
            <text:p>private createRollbackRpcOptions() : RpcOptions</text:p>
          </table:table-cell>
          <table:table-cell table:style-name="ce1" office:value-type="string" calcext:value-type="string">
            <text:p>org.infinispan.interceptors.distribution.TxDistributionIntercep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final/jfinal.git" xlink:type="simple">https://github.com/jfinal/jfinal.git</text:a></text:p>
          </table:table-cell>
          <table:table-cell table:style-name="ce1" office:value-type="string" calcext:value-type="string">
            <text:p>1f06ed84f88225fd3d5689f2db36ba311cc19ea9</text:p>
          </table:table-cell>
          <table:table-cell table:style-name="ce4" office:value-type="string" calcext:value-type="string" table:number-columns-spanned="4" table:number-rows-spanned="1">
            <text:p>881baed894540031bd55e402933bcad28b74ca8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validateLong(field String, min long, max long, errorKey String, errorMessage String) : void</text:p>
          </table:table-cell>
          <table:table-cell table:style-name="ce1" office:value-type="string" calcext:value-type="string">
            <text:p>private validateLongValue(value String, min long, max long, errorKey String, errorMessage String) : void</text:p>
          </table:table-cell>
          <table:table-cell table:style-name="ce1" office:value-type="string" calcext:value-type="string">
            <text:p>com.jfinal.validate.Validat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validateInteger(field String, min int, max int, errorKey String, errorMessage String) : void</text:p>
          </table:table-cell>
          <table:table-cell table:style-name="ce1" office:value-type="string" calcext:value-type="string">
            <text:p>private validateIntegerValue(value String, min int, max int, errorKey String, errorMessage String) : void</text:p>
          </table:table-cell>
          <table:table-cell table:style-name="ce1" office:value-type="string" calcext:value-type="string">
            <text:p>com.jfinal.validate.Validat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validateLong(field String, errorKey String, errorMessage String) : void</text:p>
          </table:table-cell>
          <table:table-cell table:style-name="ce1" office:value-type="string" calcext:value-type="string">
            <text:p>private validateLongValue(value String, errorKey String, errorMessage String) : void</text:p>
          </table:table-cell>
          <table:table-cell table:style-name="ce1" office:value-type="string" calcext:value-type="string">
            <text:p>com.jfinal.validate.Valid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onarSource/sonarqube.git" xlink:type="simple">https://github.com/SonarSource/sonarqube.git</text:a></text:p>
          </table:table-cell>
          <table:table-cell table:style-name="ce1" office:value-type="string" calcext:value-type="string">
            <text:p>d370049974502061b852e73f25700c0d3bf218e6</text:p>
          </table:table-cell>
          <table:table-cell table:style-name="ce4" office:value-type="string" calcext:value-type="string" table:number-columns-spanned="4" table:number-rows-spanned="1">
            <text:p>021bf45623b748e70f20d956e86d59519124178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art() : void</text:p>
          </table:table-cell>
          <table:table-cell table:style-name="ce1" office:value-type="string" calcext:value-type="string">
            <text:p>package getPluginMetrics() : List&amp;lt;Metric&amp;gt;</text:p>
          </table:table-cell>
          <table:table-cell table:style-name="ce1" office:value-type="string" calcext:value-type="string">
            <text:p>org.sonar.server.startup.RegisterMetric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wordpress-mobile/WordPress-Android.git" xlink:type="simple">https://github.com/wordpress-mobile/WordPress-Android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f8d5cf01f123a1d0a65857aa2db0571fe9cd191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IconImageURL(size int) : String</text:p>
          </table:table-cell>
          <table:table-cell table:style-name="ce1" office:value-type="string" calcext:value-type="string">
            <text:p>private getIconImageURL(size int, iconUrl String, blogUrl String) : String</text:p>
          </table:table-cell>
          <table:table-cell table:style-name="ce1" office:value-type="string" calcext:value-type="string">
            <text:p>org.wordpress.android.models.Blo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o4j/neo4j.git" xlink:type="simple">https://github.com/neo4j/neo4j.git</text:a></text:p>
          </table:table-cell>
          <table:table-cell table:style-name="ce1" office:value-type="string" calcext:value-type="string">
            <text:p>a8e4ff0d2589ebe9372244d644efd371a3776192</text:p>
          </table:table-cell>
          <table:table-cell table:style-name="ce4" office:value-type="string" calcext:value-type="string" table:number-columns-spanned="4" table:number-rows-spanned="1">
            <text:p>b83e6a535cbca21d5ea764b0c49bfca8a9ff9db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lookup(value Object) : PrimitiveLongIterator</text:p>
          </table:table-cell>
          <table:table-cell table:style-name="ce1" office:value-type="string" calcext:value-type="string">
            <text:p>protected query(query Query) : PrimitiveLongIterator</text:p>
          </table:table-cell>
          <table:table-cell table:style-name="ce1" office:value-type="string" calcext:value-type="string">
            <text:p>public scan() : PrimitiveLongIt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ordpress-mobile/WordPress-Android.git" xlink:type="simple">https://github.com/wordpress-mobile/WordPress-Android.git</text:a></text:p>
          </table:table-cell>
          <table:table-cell table:style-name="ce1" office:value-type="string" calcext:value-type="string">
            <text:p>566935d3a3c1ba1901f88a196c11eb39d00ed39c</text:p>
          </table:table-cell>
          <table:table-cell table:style-name="ce4" office:value-type="string" calcext:value-type="string" table:number-columns-spanned="4" table:number-rows-spanned="1">
            <text:p>ab298886b59f4ad0235cd6d5764854189eb59eb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penPostInReaderOrInAppWebview(ctx Context, post PostModel) : void</text:p>
          </table:table-cell>
          <table:table-cell table:style-name="ce1" office:value-type="string" calcext:value-type="string">
            <text:p>public openPostInReaderOrInAppWebview(ctx Context, remoteBlogID String, remoteItemID String, itemType String, itemURL String) : void</text:p>
          </table:table-cell>
          <table:table-cell table:style-name="ce1" office:value-type="string" calcext:value-type="string">
            <text:p>org.wordpress.android.ui.stats.Stats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berkel/sms-backup-plus.git" xlink:type="simple">https://github.com/jberkel/sms-backup-plus.git</text:a></text:p>
          </table:table-cell>
          <table:table-cell table:style-name="ce1" office:value-type="string" calcext:value-type="string">
            <text:p>59ee505b7fd5a5b17b823fa22bbb7da4e5248aa3</text:p>
          </table:table-cell>
          <table:table-cell table:style-name="ce4" office:value-type="string" calcext:value-type="string" table:number-columns-spanned="4" table:number-rows-spanned="1">
            <text:p>c265bde2ace252bc1e1c65c6af93520e5994edd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ublic getTokenForLogging() : String</text:p>
          </table:table-cell>
          <table:table-cell table:style-name="ce1" office:value-type="string" calcext:value-type="string">
            <text:p>com.zegoggles.smssync.auth.OAuth2Toke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mplab/tachyon.git" xlink:type="simple">https://github.com/amplab/tachyon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d966510ccf8441115614e2258aea61df0ea55f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BlockMeta(block BlockMeta) : Optional&amp;lt;BlockMeta&amp;gt;</text:p>
          </table:table-cell>
          <table:table-cell table:style-name="ce1" office:value-type="string" calcext:value-type="string">
            <text:p>private reserveSpace(size long) : void</text:p>
          </table:table-cell>
          <table:table-cell table:style-name="ce1" office:value-type="string" calcext:value-type="string">
            <text:p>tachyon.worker.block.meta.StorageDi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k9mail/k-9.git" xlink:type="simple">https://github.com/k9mail/k-9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23c49d834d3859fc76a604da32d1789d2e86330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notifyAccountWithDataLocked(context Context, account Account, message LocalMessage, data NotificationData) : void</text:p>
          </table:table-cell>
          <table:table-cell table:style-name="ce1" office:value-type="string" calcext:value-type="string">
            <text:p>private setNotificationContent(context Context, message Message, sender CharSequence, subject CharSequence, builder Builder, accountDescr String) : Builder</text:p>
          </table:table-cell>
          <table:table-cell table:style-name="ce1" office:value-type="string" calcext:value-type="string">
            <text:p>com.fsck.k9.controller.MessagingControll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notifyAccountWithDataLocked(context Context, account Account, message LocalMessage, data NotificationData) : void</text:p>
          </table:table-cell>
          <table:table-cell table:style-name="ce1" office:value-type="string" calcext:value-type="string">
            <text:p>private buildNotificationNavigationStack(context Context, account Account, message LocalMessage, newMessages int, unreadCount int, allRefs ArrayList&amp;lt;MessageReference&amp;gt;) : TaskStackBuilder</text:p>
          </table:table-cell>
          <table:table-cell table:style-name="ce1" office:value-type="string" calcext:value-type="string">
            <text:p>com.fsck.k9.controller.MessagingControl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ntlr/antlr4.git" xlink:type="simple">https://github.com/antlr/antlr4.git</text:a></text:p>
          </table:table-cell>
          <table:table-cell table:style-name="ce1" office:value-type="string" calcext:value-type="string">
            <text:p>e0c6210d2287f5856c641205428391497ab498c9</text:p>
          </table:table-cell>
          <table:table-cell table:style-name="ce4" office:value-type="string" calcext:value-type="string" table:number-columns-spanned="4" table:number-rows-spanned="1">
            <text:p>a9ca2efae56815dc464189b055ffe9da23766f7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descendants(t ParseTree) : List&amp;lt;ParseTree&amp;gt;</text:p>
          </table:table-cell>
          <table:table-cell table:style-name="ce1" office:value-type="string" calcext:value-type="string">
            <text:p>public getDescendants(t ParseTree) : List&amp;lt;ParseTree&amp;gt;</text:p>
          </table:table-cell>
          <table:table-cell table:style-name="ce1" office:value-type="string" calcext:value-type="string">
            <text:p>org.antlr.v4.runtime.tree.Tree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AllPossibleParseTrees(g Grammar, originalParser Parser, tokens TokenStream, decision int, alts BitSet, startIndex int, stopIndex int, startRuleIndex int) : List&amp;lt;ParserRuleContext&amp;gt;</text:p>
          </table:table-cell>
          <table:table-cell table:style-name="ce1" office:value-type="string" calcext:value-type="string">
            <text:p>public getAmbuityParserInterpreter(g Grammar, originalParser Parser, tokens TokenStream) : ParserInterpreter</text:p>
          </table:table-cell>
          <table:table-cell table:style-name="ce1" office:value-type="string" calcext:value-type="string">
            <text:p>org.antlr.v4.tool.GrammarParserInterpre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framework.git" xlink:type="simple">https://github.com/spring-projects/spring-framework.git</text:a></text:p>
          </table:table-cell>
          <table:table-cell table:style-name="ce1" office:value-type="string" calcext:value-type="string">
            <text:p>1e39a188190f73be6715a43c34a5530d67df7052</text:p>
          </table:table-cell>
          <table:table-cell table:style-name="ce4" office:value-type="string" calcext:value-type="string" table:number-columns-spanned="4" table:number-rows-spanned="1">
            <text:p>ece12f9d370108549fffac105e4bcb7faeaaf12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ynthesizeAnnotationFromMapWithMissingAttributeValue() : void</text:p>
          </table:table-cell>
          <table:table-cell table:style-name="ce1" office:value-type="string" calcext:value-type="string">
            <text:p>private assertMissingTextAttribute(attributes Map&amp;lt;String,Object&amp;gt;) : void</text:p>
          </table:table-cell>
          <table:table-cell table:style-name="ce1" office:value-type="string" calcext:value-type="string">
            <text:p>public synthesizeAnnotationFromMapWithNullAttributeValue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infinispan/infinispan.git" xlink:type="simple">https://github.com/infinispan/infinispan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03573a655bcbb77f7a76d8e22d851cc22796b4f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shouldInvoke(event CacheEntryEvent&amp;lt;K,V&amp;gt;, isLocalNodePrimaryOwner boolean) : CacheEntryEvent&amp;lt;K,V&amp;gt;</text:p>
          </table:table-cell>
          <table:table-cell table:style-name="ce1" office:value-type="string" calcext:value-type="string">
            <text:p>protected shouldInvoke(event Event&amp;lt;K,V&amp;gt;) : boolean</text:p>
          </table:table-cell>
          <table:table-cell table:style-name="ce1" office:value-type="string" calcext:value-type="string">
            <text:p>org.infinispan.notifications.cachelistener.CacheNotifierImpl.BaseCacheEntryListenerInvoca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ordpress-mobile/WordPress-Android.git" xlink:type="simple">https://github.com/wordpress-mobile/WordPress-Android.git</text:a></text:p>
          </table:table-cell>
          <table:table-cell table:style-name="ce1" office:value-type="string" calcext:value-type="string">
            <text:p>c8cf005b3abfdb8f66046c611e76febe4379fcce</text:p>
          </table:table-cell>
          <table:table-cell table:style-name="ce4" office:value-type="string" calcext:value-type="string" table:number-columns-spanned="4" table:number-rows-spanned="1">
            <text:p>4bfe164cc8b4556b98df18098b162e0a84038b3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onResume() : void</text:p>
          </table:table-cell>
          <table:table-cell table:style-name="ce1" office:value-type="string" calcext:value-type="string">
            <text:p>private trackLastVisibleTab(position int) : void</text:p>
          </table:table-cell>
          <table:table-cell table:style-name="ce1" office:value-type="string" calcext:value-type="string">
            <text:p>org.wordpress.android.ui.main.WPMainActivit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camel.git" xlink:type="simple">https://github.com/apache/camel.git</text:a></text:p>
          </table:table-cell>
          <table:table-cell table:style-name="ce1" office:value-type="string" calcext:value-type="string">
            <text:p>b8d056208f12f968cc95dbb44df118ca521a2182</text:p>
          </table:table-cell>
          <table:table-cell table:style-name="ce4" office:value-type="string" calcext:value-type="string" table:number-columns-spanned="4" table:number-rows-spanned="1">
            <text:p>5e08a9e8e93a2f117b5fbec9c6d54500d8e99a4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opyFrom(that Message) : void</text:p>
          </table:table-cell>
          <table:table-cell table:style-name="ce1" office:value-type="string" calcext:value-type="string">
            <text:p>public copyAttachments(that Message) : void</text:p>
          </table:table-cell>
          <table:table-cell table:style-name="ce1" office:value-type="string" calcext:value-type="string">
            <text:p>org.apache.camel.impl.MessageSuppor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studio/rstudio.git" xlink:type="simple">https://github.com/rstudio/rstudio.git</text:a></text:p>
          </table:table-cell>
          <table:table-cell table:style-name="ce1" office:value-type="string" calcext:value-type="string">
            <text:p>5cb6ec27c6b88a94f6504078fc9ef60f43b160ca</text:p>
          </table:table-cell>
          <table:table-cell table:style-name="ce4" office:value-type="string" calcext:value-type="string" table:number-columns-spanned="4" table:number-rows-spanned="1">
            <text:p>4983f83d1bedb7b737fc56d409c1c06b04e34e4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Value(value boolean) : void</text:p>
          </table:table-cell>
          <table:table-cell table:style-name="ce1" office:value-type="string" calcext:value-type="string">
            <text:p>private setValue(value boolean, force boolean) : void</text:p>
          </table:table-cell>
          <table:table-cell table:style-name="ce1" office:value-type="string" calcext:value-type="string">
            <text:p>org.rstudio.core.client.widget.ThemedCheckBox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liferay/liferay-plugins.git" xlink:type="simple">https://github.com/liferay/liferay-plugin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c7ecf4cffda166938efd0ae34830e2979c25c7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AfterUpdate(resourcePermission ResourcePermission) : void</text:p>
          </table:table-cell>
          <table:table-cell table:style-name="ce1" office:value-type="string" calcext:value-type="string">
            <text:p>protected updateSyncDLObject(syncDLObject SyncDLObject) : void</text:p>
          </table:table-cell>
          <table:table-cell table:style-name="ce1" office:value-type="string" calcext:value-type="string">
            <text:p>com.liferay.sync.hook.listeners.ResourcePermissionModelListen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mockito/mockito.git" xlink:type="simple">https://github.com/mockito/mockito.git</text:a></text:p>
          </table:table-cell>
          <table:table-cell table:style-name="ce1" office:value-type="string" calcext:value-type="string">
            <text:p>ea121e9102e6df9ab12da437dc95560c4977b5ba</text:p>
          </table:table-cell>
          <table:table-cell table:style-name="ce4" office:value-type="string" calcext:value-type="string" table:number-columns-spanned="4" table:number-rows-spanned="1">
            <text:p>2d036ecf1d7170b4ec7346579a1ef8904109530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nerateMockClass(features MockFeatures&amp;lt;T&amp;gt;) : Class&amp;lt;? extends T&amp;gt;</text:p>
          </table:table-cell>
          <table:table-cell table:style-name="ce1" office:value-type="string" calcext:value-type="string">
            <text:p>private allMockedTypes(features MockFeatures&amp;lt;T&amp;gt;) : Class&amp;lt;?&amp;gt;[]</text:p>
          </table:table-cell>
          <table:table-cell table:style-name="ce1" office:value-type="string" calcext:value-type="string">
            <text:p>org.mockito.internal.creation.bytebuddy.MockBytecodeGen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e508e13e43431918d82ac27b744a53becc52e309</text:p>
          </table:table-cell>
          <table:table-cell table:style-name="ce4" office:value-type="string" calcext:value-type="string" table:number-columns-spanned="4" table:number-rows-spanned="1">
            <text:p>7e104c3ed4b80ec8e9b72356396f879d1067cc4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solve(mavenCoords String[]) : void</text:p>
          </table:table-cell>
          <table:table-cell table:style-name="ce1" office:value-type="string" calcext:value-type="string">
            <text:p>private downloadArtifact(artifactToDownload Artifact, repoSys RepositorySystem, session RepositorySystemSession, buckFiles Map&amp;lt;Path,SortedSet&amp;lt;Prebuilt&amp;gt;&amp;gt;, graph MutableDirectedGraph&amp;lt;Artifact&amp;gt;) : void</text:p>
          </table:table-cell>
          <table:table-cell table:style-name="ce1" office:value-type="string" calcext:value-type="string">
            <text:p>com.facebook.buck.maven.Resolv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solve(mavenCoords String[]) : void</text:p>
          </table:table-cell>
          <table:table-cell table:style-name="ce1" office:value-type="string" calcext:value-type="string">
            <text:p>private createBuckFiles(buckFilesData Map&amp;lt;Path,SortedSet&amp;lt;Prebuilt&amp;gt;&amp;gt;) : void</text:p>
          </table:table-cell>
          <table:table-cell table:style-name="ce1" office:value-type="string" calcext:value-type="string">
            <text:p>com.facebook.buck.maven.Resolv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2dd54ab180b577b08cf6b0e69310ac81fc99fd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foldExpr(desc ExprNodeDesc, constants Map&amp;lt;ColumnInfo,ExprNodeDesc&amp;gt;, cppCtx ConstantPropagateProcCtx, op Operator&amp;lt;? extends Serializable&amp;gt;, tag int, propagate boolean) : ExprNodeDesc</text:p>
          </table:table-cell>
          <table:table-cell table:style-name="ce1" office:value-type="string" calcext:value-type="string">
            <text:p>private foldExprFull(desc ExprNodeDesc, constants Map&amp;lt;ColumnInfo,ExprNodeDesc&amp;gt;, cppCtx ConstantPropagateProcCtx, op Operator&amp;lt;? extends Serializable&amp;gt;, tag int, propagate boolean) : ExprNodeDesc</text:p>
          </table:table-cell>
          <table:table-cell table:style-name="ce1" office:value-type="string" calcext:value-type="string">
            <text:p>org.apache.hadoop.hive.ql.optimizer.ConstantPropagateProcFactor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cobal/seyren.git" xlink:type="simple">https://github.com/scobal/seyren.git</text:a></text:p>
          </table:table-cell>
          <table:table-cell table:style-name="ce1" office:value-type="string" calcext:value-type="string">
            <text:p>b059d549faffbc9bbc2ed29e527f15e6ddadf3a8</text:p>
          </table:table-cell>
          <table:table-cell table:style-name="ce4" office:value-type="string" calcext:value-type="string" table:number-columns-spanned="4" table:number-rows-spanned="1">
            <text:p>5fb36a321af7df470d4c845cb18da8f85be31c3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Body(check Check, subscription Subscription, alerts List&amp;lt;Alert&amp;gt;) : String</text:p>
          </table:table-cell>
          <table:table-cell table:style-name="ce1" office:value-type="string" calcext:value-type="string">
            <text:p>private evaluateTemplate(check Check, subscription Subscription, alerts List&amp;lt;Alert&amp;gt;, templateContent String) : String</text:p>
          </table:table-cell>
          <table:table-cell table:style-name="ce1" office:value-type="string" calcext:value-type="string">
            <text:p>com.seyren.core.util.velocity.VelocityEmail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open-keychain/open-keychain.git" xlink:type="simple">https://github.com/open-keychain/open-keychain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e50b3becb31c367f867382ff9cd898ba162835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OrbotInRequiredState(middleButton int, middleButtonRunnable Runnable, proxyPrefs ProxyPrefs, fragmentActivity FragmentActivity) : boolean</text:p>
          </table:table-cell>
          <table:table-cell table:style-name="ce1" office:value-type="string" calcext:value-type="string">
            <text:p>public isOrbotInRequiredState(middleButton int, middleButtonRunnable Runnable, fragmentActivity FragmentActivity) : boolean</text:p>
          </table:table-cell>
          <table:table-cell table:style-name="ce1" office:value-type="string" calcext:value-type="string">
            <text:p>org.sufficientlysecure.keychain.util.orbot.Orbot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osmandapp/Osmand.git" xlink:type="simple">https://github.com/osmandapp/Osmand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45b9e6615181b7d8f4d7b5b1cc141169081c02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alculateActionPoints(topLatitude double, leftLongitude double, bottomLatitude double, rightLongitude double, lastProjection Location, routeNodes List&amp;lt;Location&amp;gt;, cd int, it Iterator&amp;lt;RouteDirectionInfo&amp;gt;, zoom int) : void</text:p>
          </table:table-cell>
          <table:table-cell table:style-name="ce1" office:value-type="string" calcext:value-type="string">
            <text:p>private addPreviousToActionPoints(lastProjection Location, routeNodes List&amp;lt;Location&amp;gt;, DISTANCE_ACTION double, prevFinishPoint int, routePoint int, loc Location) : void</text:p>
          </table:table-cell>
          <table:table-cell table:style-name="ce1" office:value-type="string" calcext:value-type="string">
            <text:p>net.osmand.plus.views.RouteLay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drill.git" xlink:type="simple">https://github.com/apache/drill.git</text:a></text:p>
          </table:table-cell>
          <table:table-cell table:style-name="ce1" office:value-type="string" calcext:value-type="string">
            <text:p>4c444663fa9fc9ef6104396a426f8d6fa6c4afa0</text:p>
          </table:table-cell>
          <table:table-cell table:style-name="ce4" office:value-type="string" calcext:value-type="string" table:number-columns-spanned="4" table:number-rows-spanned="1">
            <text:p>ffae1691c0cd526ed1095fbabbc0855d016790d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Plan(sqlNode SqlNode) : PhysicalPlan</text:p>
          </table:table-cell>
          <table:table-cell table:style-name="ce1" office:value-type="string" calcext:value-type="string">
            <text:p>protected validateAndConvert(sqlNode SqlNode) : ConvertedRelNode</text:p>
          </table:table-cell>
          <table:table-cell table:style-name="ce1" office:value-type="string" calcext:value-type="string">
            <text:p>org.apache.drill.exec.planner.sql.handlers.DefaultSqlHandl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onvertToDrel(relNode RelNode, validatedRowType RelDataType) : DrillRel</text:p>
          </table:table-cell>
          <table:table-cell table:style-name="ce1" office:value-type="string" calcext:value-type="string">
            <text:p>protected convertToDrel(relNode RelNode) : DrillRel</text:p>
          </table:table-cell>
          <table:table-cell table:style-name="ce1" office:value-type="string" calcext:value-type="string">
            <text:p>org.apache.drill.exec.planner.sql.handlers.DefaultSqlHand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5d1a70a4d32ac4c96a32535c68c69b20288d896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rashApplication(r ProcessRecord, crashInfo CrashInfo) : void</text:p>
          </table:table-cell>
          <table:table-cell table:style-name="ce1" office:value-type="string" calcext:value-type="string">
            <text:p>public killProcessGroup(uid int, pid int) : void</text:p>
          </table:table-cell>
          <table:table-cell table:style-name="ce1" office:value-type="string" calcext:value-type="string">
            <text:p>com.android.server.am.ActivityManagerServi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codefollower/Lealone.git" xlink:type="simple">https://github.com/codefollower/Lealone.git</text:a></text:p>
          </table:table-cell>
          <table:table-cell table:style-name="ce1" office:value-type="string" calcext:value-type="string">
            <text:p>11dd351f6500cc9626dfa4f0438917de4dcb7fe3</text:p>
          </table:table-cell>
          <table:table-cell table:style-name="ce4" office:value-type="string" calcext:value-type="string" table:number-columns-spanned="4" table:number-rows-spanned="1">
            <text:p>7a2e0ae5f6172cbe34f9bc4a5cde666314ff75d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update() : int</text:p>
          </table:table-cell>
          <table:table-cell table:style-name="ce1" office:value-type="string" calcext:value-type="string">
            <text:p>package setPassword(user User, session Session, password Expression) : void</text:p>
          </table:table-cell>
          <table:table-cell table:style-name="ce1" office:value-type="string" calcext:value-type="string">
            <text:p>org.lealone.command.ddl.CreateUs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update() : int</text:p>
          </table:table-cell>
          <table:table-cell table:style-name="ce1" office:value-type="string" calcext:value-type="string">
            <text:p>package setSaltAndHash(user User, session Session, salt Expression, hash Expression) : void</text:p>
          </table:table-cell>
          <table:table-cell table:style-name="ce1" office:value-type="string" calcext:value-type="string">
            <text:p>org.lealone.command.ddl.CreateUs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phishman3579/java-algorithms-implementation.git" xlink:type="simple">https://github.com/phishman3579/java-algorithms-implementation.git</text:a></text:p>
          </table:table-cell>
          <table:table-cell table:style-name="ce1" office:value-type="string" calcext:value-type="string">
            <text:p>ec0a069f7d64ec03b8d16f022413a87d0436c2dd</text:p>
          </table:table-cell>
          <table:table-cell table:style-name="ce4" office:value-type="string" calcext:value-type="string" table:number-columns-spanned="4" table:number-rows-spanned="1">
            <text:p>4ffcb5a65e6d24c58ef75a5cd7692e875619548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ain(args String[]) : void</text:p>
          </table:table-cell>
          <table:table-cell table:style-name="ce1" office:value-type="string" calcext:value-type="string">
            <text:p>private collectGarbage() : void</text:p>
          </table:table-cell>
          <table:table-cell table:style-name="ce1" office:value-type="string" calcext:value-type="string">
            <text:p>com.jwetherell.algorithms.sorts.timing.SortsTimin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phishman3579/java-algorithms-implementation.git" xlink:type="simple">https://github.com/phishman3579/java-algorithms-implementation.git</text:a></text:p>
          </table:table-cell>
          <table:table-cell table:style-name="ce1" office:value-type="string" calcext:value-type="string">
            <text:p>72f8475fe62aeeeb9dc30f8a2d551d0842a932a4</text:p>
          </table:table-cell>
          <table:table-cell table:style-name="ce4" office:value-type="string" calcext:value-type="string" table:number-columns-spanned="4" table:number-rows-spanned="1">
            <text:p>f2385a56e6aa040ea4ff18a23ce5b63a4eeacf2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ain(args String[]) : void</text:p>
          </table:table-cell>
          <table:table-cell table:style-name="ce1" office:value-type="string" calcext:value-type="string">
            <text:p>private putOutTheGarbage() : void</text:p>
          </table:table-cell>
          <table:table-cell table:style-name="ce1" office:value-type="string" calcext:value-type="string">
            <text:p>com.jwetherell.algorithms.sorts.timing.SortsTimin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roolsjbpm/drools.git" xlink:type="simple">https://github.com/droolsjbpm/drools.git</text:a></text:p>
          </table:table-cell>
          <table:table-cell table:style-name="ce1" office:value-type="string" calcext:value-type="string">
            <text:p>b9568bef6a56e8ee55df0b06d5b48296eb920ea8</text:p>
          </table:table-cell>
          <table:table-cell table:style-name="ce4" office:value-type="string" calcext:value-type="string" table:number-columns-spanned="4" table:number-rows-spanned="1">
            <text:p>c8e09e2056c54ead97bce4386a25b222154223b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stantiateObject(className String, classLoader ClassLoader) : Object</text:p>
          </table:table-cell>
          <table:table-cell table:style-name="ce1" office:value-type="string" calcext:value-type="string">
            <text:p>public loadClass(className String, classLoader ClassLoader) : Class&amp;lt;?&amp;gt;</text:p>
          </table:table-cell>
          <table:table-cell table:style-name="ce1" office:value-type="string" calcext:value-type="string">
            <text:p>org.drools.core.util.ClassUtil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stantiateObject(className String) : Object</text:p>
          </table:table-cell>
          <table:table-cell table:style-name="ce1" office:value-type="string" calcext:value-type="string">
            <text:p>public instantiateObject(className String, args Object[]) : Object</text:p>
          </table:table-cell>
          <table:table-cell table:style-name="ce1" office:value-type="string" calcext:value-type="string">
            <text:p>org.drools.core.util.Class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k9mail/k-9.git" xlink:type="simple">https://github.com/k9mail/k-9.git</text:a></text:p>
          </table:table-cell>
          <table:table-cell table:style-name="ce1" office:value-type="string" calcext:value-type="string">
            <text:p>ee7a95b750ac58e65ba93ad32b7d8f111838635a</text:p>
          </table:table-cell>
          <table:table-cell table:style-name="ce4" office:value-type="string" calcext:value-type="string" table:number-columns-spanned="4" table:number-rows-spanned="1">
            <text:p>9d44f0e06232661259681d64002dd53c7c43099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ndPendingMessagesSynchronous(account Account) : void</text:p>
          </table:table-cell>
          <table:table-cell table:style-name="ce1" office:value-type="string" calcext:value-type="string">
            <text:p>private handleSendFailure(account Account, localStore Store, localFolder Folder, message Message, exception Exception, permanentFailure boolean) : void</text:p>
          </table:table-cell>
          <table:table-cell table:style-name="ce1" office:value-type="string" calcext:value-type="string">
            <text:p>com.fsck.k9.controller.MessagingControl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languagetool-org/languagetool.git" xlink:type="simple">https://github.com/languagetool-org/languagetool.git</text:a></text:p>
          </table:table-cell>
          <table:table-cell table:style-name="ce1" office:value-type="string" calcext:value-type="string">
            <text:p>9df5a75ff1af37abbf986c2c3dc4b7e13b024fb5</text:p>
          </table:table-cell>
          <table:table-cell table:style-name="ce4" office:value-type="string" calcext:value-type="string" table:number-columns-spanned="4" table:number-rows-spanned="1">
            <text:p>01cddc5afb590b4d36cb784637a8ea8aa31d356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ow(rules List&amp;lt;Rule&amp;gt;) : void</text:p>
          </table:table-cell>
          <table:table-cell table:style-name="ce1" office:value-type="string" calcext:value-type="string">
            <text:p>private getMouseAdapter() : MouseAdapter</text:p>
          </table:table-cell>
          <table:table-cell table:style-name="ce1" office:value-type="string" calcext:value-type="string">
            <text:p>org.languagetool.gui.ConfigurationDialog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ow(rules List&amp;lt;Rule&amp;gt;) : void</text:p>
          </table:table-cell>
          <table:table-cell table:style-name="ce1" office:value-type="string" calcext:value-type="string">
            <text:p>private createNonOfficeElements(cons GridBagConstraints, portPanel JPanel) : void</text:p>
          </table:table-cell>
          <table:table-cell table:style-name="ce1" office:value-type="string" calcext:value-type="string">
            <text:p>org.languagetool.gui.ConfigurationDialog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ow(rules List&amp;lt;Rule&amp;gt;) : void</text:p>
          </table:table-cell>
          <table:table-cell table:style-name="ce1" office:value-type="string" calcext:value-type="string">
            <text:p>private getMotherTonguePanel(cons GridBagConstraints) : JPanel</text:p>
          </table:table-cell>
          <table:table-cell table:style-name="ce1" office:value-type="string" calcext:value-type="string">
            <text:p>org.languagetool.gui.ConfigurationDialog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ow(rules List&amp;lt;Rule&amp;gt;) : void</text:p>
          </table:table-cell>
          <table:table-cell table:style-name="ce1" office:value-type="string" calcext:value-type="string">
            <text:p>private getTreeModel(rootNode DefaultMutableTreeNode) : DefaultTreeModel</text:p>
          </table:table-cell>
          <table:table-cell table:style-name="ce1" office:value-type="string" calcext:value-type="string">
            <text:p>org.languagetool.gui.ConfigurationDialog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ow(rules List&amp;lt;Rule&amp;gt;) : void</text:p>
          </table:table-cell>
          <table:table-cell table:style-name="ce1" office:value-type="string" calcext:value-type="string">
            <text:p>private getTreeButtonPanel() : JPanel</text:p>
          </table:table-cell>
          <table:table-cell table:style-name="ce1" office:value-type="string" calcext:value-type="string">
            <text:p>org.languagetool.gui.ConfigurationDialo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o4j/neo4j.git" xlink:type="simple">https://github.com/neo4j/neo4j.git</text:a></text:p>
          </table:table-cell>
          <table:table-cell table:style-name="ce1" office:value-type="string" calcext:value-type="string">
            <text:p>b601cb4677f7caeeffee11626e0cbb612897151f</text:p>
          </table:table-cell>
          <table:table-cell table:style-name="ce4" office:value-type="string" calcext:value-type="string" table:number-columns-spanned="4" table:number-rows-spanned="1">
            <text:p>74d2cc420e5590ba3bc0ffcc15b30b76a9cbef0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availability(millis long) : Availability</text:p>
          </table:table-cell>
          <table:table-cell table:style-name="ce1" office:value-type="string" calcext:value-type="string">
            <text:p>private availability() : Availability</text:p>
          </table:table-cell>
          <table:table-cell table:style-name="ce1" office:value-type="string" calcext:value-type="string">
            <text:p>org.neo4j.kernel.AvailabilityGuar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icketstuff/core.git" xlink:type="simple">https://github.com/wicketstuff/core.git</text:a></text:p>
          </table:table-cell>
          <table:table-cell table:style-name="ce1" office:value-type="string" calcext:value-type="string">
            <text:p>8cf9adaee2d20d6242e39576076c7aa0a237760c</text:p>
          </table:table-cell>
          <table:table-cell table:style-name="ce4" office:value-type="string" calcext:value-type="string" table:number-columns-spanned="4" table:number-rows-spanned="1">
            <text:p>8ea46f48063c38473c12ca7c114106ca910b6e7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nderSimpleTab() : void</text:p>
          </table:table-cell>
          <table:table-cell table:style-name="ce1" office:value-type="string" calcext:value-type="string">
            <text:p>private testRenderedTab() : void</text:p>
          </table:table-cell>
          <table:table-cell table:style-name="ce1" office:value-type="string" calcext:value-type="string">
            <text:p>org.wicketstuff.foundation.tab.FoundationTab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mongodb/morphia.git" xlink:type="simple">https://github.com/mongodb/morphi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0a25d4afdc435e9cad4460b2a20b7aabdd21e3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BasicMapping() : void</text:p>
          </table:table-cell>
          <table:table-cell table:style-name="ce1" office:value-type="string" calcext:value-type="string">
            <text:p>private performBasicMappingTest() : void</text:p>
          </table:table-cell>
          <table:table-cell table:style-name="ce1" office:value-type="string" calcext:value-type="string">
            <text:p>org.mongodb.morphia.TestMappin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framework.git" xlink:type="simple">https://github.com/spring-projects/spring-framework.git</text:a></text:p>
          </table:table-cell>
          <table:table-cell table:style-name="ce1" office:value-type="string" calcext:value-type="string">
            <text:p>04a7ed5f911deb6ed83ebc8bab04300ab58d9b60</text:p>
          </table:table-cell>
          <table:table-cell table:style-name="ce4" office:value-type="string" calcext:value-type="string" table:number-columns-spanned="4" table:number-rows-spanned="1">
            <text:p>31a5434ea433bdec2283797bf9415c02bb2f41c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write(t T, contentType MediaType, outputMessage HttpOutputMessage) : void</text:p>
          </table:table-cell>
          <table:table-cell table:style-name="ce1" office:value-type="string" calcext:value-type="string">
            <text:p>protected addDefaultHeaders(headers HttpHeaders, t T, contentType MediaType) : void</text:p>
          </table:table-cell>
          <table:table-cell table:style-name="ce1" office:value-type="string" calcext:value-type="string">
            <text:p>org.springframework.http.converter.AbstractHttpMessageConver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ordpress-mobile/WordPress-Android.git" xlink:type="simple">https://github.com/wordpress-mobile/WordPress-Android.git</text:a></text:p>
          </table:table-cell>
          <table:table-cell table:style-name="ce1" office:value-type="string" calcext:value-type="string">
            <text:p>4f2c9bb1e5593e4705c70b1e2a1c963c65683037</text:p>
          </table:table-cell>
          <table:table-cell table:style-name="ce4" office:value-type="string" calcext:value-type="string" table:number-columns-spanned="4" table:number-rows-spanned="1">
            <text:p>3b95d10985776fb7b710089ff71074fd2bf860e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doInBackground(params Void[]) : SiteList</text:p>
          </table:table-cell>
          <table:table-cell table:style-name="ce1" office:value-type="string" calcext:value-type="string">
            <text:p>private getBlogsForCurrentView() : List&amp;lt;Map&amp;lt;String,Object&amp;gt;&amp;gt;</text:p>
          </table:table-cell>
          <table:table-cell table:style-name="ce1" office:value-type="string" calcext:value-type="string">
            <text:p>org.wordpress.android.ui.main.SitePickerAdapter.LoadSitesTask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bb1c2c364e888d4a0f47abe691cb2bad4eb4e7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findBestMatchIndexForMatviewMinOrMax(matviewinfo MaterializedViewInfo, srcTable Table, groupbyExprs List&amp;lt;AbstractExpression&amp;gt;, singleUniqueMinMaxAggExpr AbstractExpression) : Index</text:p>
          </table:table-cell>
          <table:table-cell table:style-name="ce1" office:value-type="string" calcext:value-type="string">
            <text:p>private isGroupbyMatchingIndex(matchingCase MatViewIndexMacthingGroupby, groupbyColRefs List&amp;lt;ColumnRef&amp;gt;, groupbyExprs List&amp;lt;AbstractExpression&amp;gt;, indexedColRefs List&amp;lt;ColumnRef&amp;gt;, indexedExprs List&amp;lt;AbstractExpression&amp;gt;, srcColumnArray List&amp;lt;Column&amp;gt;) : boolean</text:p>
          </table:table-cell>
          <table:table-cell table:style-name="ce1" office:value-type="string" calcext:value-type="string">
            <text:p>org.voltdb.compiler.DDLCompil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findBestMatchIndexForMatviewMinOrMax(matviewinfo MaterializedViewInfo, srcTable Table, groupbyExprs List&amp;lt;AbstractExpression&amp;gt;, singleUniqueMinMaxAggExpr AbstractExpression) : Index</text:p>
          </table:table-cell>
          <table:table-cell table:style-name="ce1" office:value-type="string" calcext:value-type="string">
            <text:p>private isIndexOptimalForMinMax(matchingCase MatViewIndexMacthingGroupby, singleUniqueMinMaxAggExpr AbstractExpression, indexedColRefs List&amp;lt;ColumnRef&amp;gt;, indexedExprs List&amp;lt;AbstractExpression&amp;gt;, srcColumnArray List&amp;lt;Column&amp;gt;) : boolean</text:p>
          </table:table-cell>
          <table:table-cell table:style-name="ce1" office:value-type="string" calcext:value-type="string">
            <text:p>org.voltdb.compiler.DDLCompi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penhab/openhab.git" xlink:type="simple">https://github.com/openhab/openhab.git</text:a></text:p>
          </table:table-cell>
          <table:table-cell table:style-name="ce1" office:value-type="string" calcext:value-type="string">
            <text:p>3a1be8e56587d0c4665f54f0cc2536cbe0a375f7</text:p>
          </table:table-cell>
          <table:table-cell table:style-name="ce4" office:value-type="string" calcext:value-type="string" table:number-columns-spanned="4" table:number-rows-spanned="1">
            <text:p>a9b1e5d67421ed98b49ae25c3bbd6e27a0ab159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rocessData() : Msg</text:p>
          </table:table-cell>
          <table:table-cell table:style-name="ce1" office:value-type="string" calcext:value-type="string">
            <text:p>private bail(txt String) : void</text:p>
          </table:table-cell>
          <table:table-cell table:style-name="ce1" office:value-type="string" calcext:value-type="string">
            <text:p>org.openhab.binding.insteonplm.internal.message.MsgFactory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updated(config Dictionary&amp;lt;String,?&amp;gt;) : void</text:p>
          </table:table-cell>
          <table:table-cell table:style-name="ce1" office:value-type="string" calcext:value-type="string">
            <text:p>private processBindingConfiguration() : void</text:p>
          </table:table-cell>
          <table:table-cell table:style-name="ce1" office:value-type="string" calcext:value-type="string">
            <text:p>org.openhab.binding.insteonplm.InsteonPLMActiveBindin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drill.git" xlink:type="simple">https://github.com/apache/drill.git</text:a></text:p>
          </table:table-cell>
          <table:table-cell table:style-name="ce1" office:value-type="string" calcext:value-type="string">
            <text:p>22232d4d31e66e31cdb3a017cffab444223dd47e</text:p>
          </table:table-cell>
          <table:table-cell table:style-name="ce4" office:value-type="string" calcext:value-type="string" table:number-columns-spanned="4" table:number-rows-spanned="1">
            <text:p>711992f22ae6d6dfc43bdb4c01bf8f921d175b3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next() : boolean</text:p>
          </table:table-cell>
          <table:table-cell table:style-name="ce1" office:value-type="string" calcext:value-type="string">
            <text:p>private nextRowInternally() : boolean</text:p>
          </table:table-cell>
          <table:table-cell table:style-name="ce1" office:value-type="string" calcext:value-type="string">
            <text:p>org.apache.drill.jdbc.impl.DrillCurs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presto.git" xlink:type="simple">https://github.com/facebook/presto.git</text:a></text:p>
          </table:table-cell>
          <table:table-cell table:style-name="ce1" office:value-type="string" calcext:value-type="string">
            <text:p>121dd8c13250f0f6ab683aa6012b9fd6d421dd1e</text:p>
          </table:table-cell>
          <table:table-cell table:style-name="ce4" office:value-type="string" calcext:value-type="string" table:number-columns-spanned="4" table:number-rows-spanned="1">
            <text:p>b7f4914d81a7a618acf2eba52af1093fc23cfba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Output() : Page</text:p>
          </table:table-cell>
          <table:table-cell table:style-name="ce1" office:value-type="string" calcext:value-type="string">
            <text:p>private tryGetLookupSource() : void</text:p>
          </table:table-cell>
          <table:table-cell table:style-name="ce1" office:value-type="string" calcext:value-type="string">
            <text:p>public needsInput() : boolea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boot.git" xlink:type="simple">https://github.com/spring-projects/spring-boot.git</text:a></text:p>
          </table:table-cell>
          <table:table-cell table:style-name="ce1" office:value-type="string" calcext:value-type="string">
            <text:p>c13ff96b783acbfb6d26d33010dc76812ca66a71</text:p>
          </table:table-cell>
          <table:table-cell table:style-name="ce4" office:value-type="string" calcext:value-type="string" table:number-columns-spanned="4" table:number-rows-spanned="1">
            <text:p>becced5f0b7bac8200df7a5706b568687b517b9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verridePidFileWithSpring() : void</text:p>
          </table:table-cell>
          <table:table-cell table:style-name="ce1" office:value-type="string" calcext:value-type="string">
            <text:p>private createPreparedEvent(propName String, propValue String) : SpringApplicationEvent</text:p>
          </table:table-cell>
          <table:table-cell table:style-name="ce1" office:value-type="string" calcext:value-type="string">
            <text:p>org.springframework.boot.actuate.system.ApplicationPidFileWriterTest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differentEventTypes() : void</text:p>
          </table:table-cell>
          <table:table-cell table:style-name="ce1" office:value-type="string" calcext:value-type="string">
            <text:p>private createEnvironmentPreparedEvent(propName String, propValue String) : SpringApplicationEvent</text:p>
          </table:table-cell>
          <table:table-cell table:style-name="ce1" office:value-type="string" calcext:value-type="string">
            <text:p>org.springframework.boot.actuate.system.ApplicationPidFileWriterTest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-lang-plugin-org/go-lang-idea-plugin.git" xlink:type="simple">https://github.com/go-lang-plugin-org/go-lang-idea-plugin.git</text:a></text:p>
          </table:table-cell>
          <table:table-cell table:style-name="ce1" office:value-type="string" calcext:value-type="string">
            <text:p>9dd34989556abe6fa6bec2b1e670c248777c02af</text:p>
          </table:table-cell>
          <table:table-cell table:style-name="ce4" office:value-type="string" calcext:value-type="string" table:number-columns-spanned="4" table:number-rows-spanned="1">
            <text:p>0b93231025f51c7ec62fd8588985c5dc807854e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doSomething(virtualFile VirtualFile, module Module, project Project, title String) : boolean</text:p>
          </table:table-cell>
          <table:table-cell table:style-name="ce1" office:value-type="string" calcext:value-type="string">
            <text:p>protected doSomething(virtualFile VirtualFile, module Module, project Project, title String, withProgress boolean) : boolean</text:p>
          </table:table-cell>
          <table:table-cell table:style-name="ce1" office:value-type="string" calcext:value-type="string">
            <text:p>com.goide.actions.fmt.GoExternalToolsAc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a3fa887cfa03c082f249d1d4003d87c14ba5d2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RandomToken() : LongToken</text:p>
          </table:table-cell>
          <table:table-cell table:style-name="ce1" office:value-type="string" calcext:value-type="string">
            <text:p>public getRandomToken(r Random) : LongToken</text:p>
          </table:table-cell>
          <table:table-cell table:style-name="ce1" office:value-type="string" calcext:value-type="string">
            <text:p>org.apache.cassandra.dht.Murmur3Partition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nerateFakeEndpoints(numOldNodes int) : void</text:p>
          </table:table-cell>
          <table:table-cell table:style-name="ce1" office:value-type="string" calcext:value-type="string">
            <text:p>private generateFakeEndpoints(tmd TokenMetadata, numOldNodes int, numVNodes int) : void</text:p>
          </table:table-cell>
          <table:table-cell table:style-name="ce1" office:value-type="string" calcext:value-type="string">
            <text:p>org.apache.cassandra.dht.BootStrapper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BootstrapTokens(metadata TokenMetadata) : Collection&amp;lt;Token&amp;gt;</text:p>
          </table:table-cell>
          <table:table-cell table:style-name="ce1" office:value-type="string" calcext:value-type="string">
            <text:p>private getSpecifiedTokens(metadata TokenMetadata, initialTokens Collection&amp;lt;String&amp;gt;) : Collection&amp;lt;Token&amp;gt;</text:p>
          </table:table-cell>
          <table:table-cell table:style-name="ce1" office:value-type="string" calcext:value-type="string">
            <text:p>org.apache.cassandra.dht.BootStrap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mongodb/morphia.git" xlink:type="simple">https://github.com/mongodb/morphia.git</text:a></text:p>
          </table:table-cell>
          <table:table-cell table:style-name="ce1" office:value-type="string" calcext:value-type="string">
            <text:p>1e9b185cabe9455d90559164bb86370d5ec64867</text:p>
          </table:table-cell>
          <table:table-cell table:style-name="ce4" office:value-type="string" calcext:value-type="string" table:number-columns-spanned="4" table:number-rows-spanned="1">
            <text:p>5db323b99f7064af8780f2c35f245461cf55cc8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BasicMapping() : void</text:p>
          </table:table-cell>
          <table:table-cell table:style-name="ce1" office:value-type="string" calcext:value-type="string">
            <text:p>private performBasicMappingTest() : void</text:p>
          </table:table-cell>
          <table:table-cell table:style-name="ce1" office:value-type="string" calcext:value-type="string">
            <text:p>org.mongodb.morphia.TestMappin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-lang-plugin-org/go-lang-idea-plugin.git" xlink:type="simple">https://github.com/go-lang-plugin-org/go-lang-idea-plugin.git</text:a></text:p>
          </table:table-cell>
          <table:table-cell table:style-name="ce1" office:value-type="string" calcext:value-type="string">
            <text:p>4d34f9c1244d76960c4f89e00570dc0bf9d6dfbc</text:p>
          </table:table-cell>
          <table:table-cell table:style-name="ce4" office:value-type="string" calcext:value-type="string" table:number-columns-spanned="4" table:number-rows-spanned="1">
            <text:p>b8929ccb4057c74ac64679216487a4abcd3ae1c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setupConfigurationFromContext(configuration GoTestRunConfigurationBase, context ConfigurationContext, sourceElement Ref) : boolean</text:p>
          </table:table-cell>
          <table:table-cell table:style-name="ce1" office:value-type="string" calcext:value-type="string">
            <text:p>protected isAvailableInModule(module Module) : boolean</text:p>
          </table:table-cell>
          <table:table-cell table:style-name="ce1" office:value-type="string" calcext:value-type="string">
            <text:p>com.goide.runconfig.testing.GoTestRunConfigurationProducer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o4j/neo4j.git" xlink:type="simple">https://github.com/neo4j/neo4j.git</text:a></text:p>
          </table:table-cell>
          <table:table-cell table:style-name="ce1" office:value-type="string" calcext:value-type="string">
            <text:p>0c78f85aea9925ce2b7175d11e8c30728e0c4602</text:p>
          </table:table-cell>
          <table:table-cell table:style-name="ce4" office:value-type="string" calcext:value-type="string" table:number-columns-spanned="4" table:number-rows-spanned="1">
            <text:p>d3533c1a0716ca114d294b3ea183504c9725698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chedule(group Group, job Runnable, metadata Map&amp;lt;String,String&amp;gt;) : JobHandle</text:p>
          </table:table-cell>
          <table:table-cell table:style-name="ce1" office:value-type="string" calcext:value-type="string">
            <text:p>private createNewThread(group Group, job Runnable, metadata Map&amp;lt;String,String&amp;gt;) : Thread</text:p>
          </table:table-cell>
          <table:table-cell table:style-name="ce1" office:value-type="string" calcext:value-type="string">
            <text:p>org.neo4j.kernel.impl.util.Neo4jJobSchedu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-lang-plugin-org/go-lang-idea-plugin.git" xlink:type="simple">https://github.com/go-lang-plugin-org/go-lang-idea-plugin.git</text:a></text:p>
          </table:table-cell>
          <table:table-cell table:style-name="ce1" office:value-type="string" calcext:value-type="string">
            <text:p>d4f82abce6ffac6a2547b62f216f7adca2a5bf06</text:p>
          </table:table-cell>
          <table:table-cell table:style-name="ce4" office:value-type="string" calcext:value-type="string" table:number-columns-spanned="4" table:number-rows-spanned="1">
            <text:p>3d5e343df6a39ce3b41624b90974d83e9899541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solveInner() : PsiElement</text:p>
          </table:table-cell>
          <table:table-cell table:style-name="ce1" office:value-type="string" calcext:value-type="string">
            <text:p>public processResolveVariants(processor GoScopeProcessor) : void</text:p>
          </table:table-cell>
          <table:table-cell table:style-name="ce1" office:value-type="string" calcext:value-type="string">
            <text:p>com.goide.psi.impl.GoVarReferen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5f78f9ef1e6c798849d34cc66721e6c1d9709b6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generateSplitsInfo(conf Configuration) : List&amp;lt;OrcSplit&amp;gt;</text:p>
          </table:table-cell>
          <table:table-cell table:style-name="ce1" office:value-type="string" calcext:value-type="string">
            <text:p>package generateSplitsInfo(conf Configuration, numSplits int) : List&amp;lt;OrcSplit&amp;gt;</text:p>
          </table:table-cell>
          <table:table-cell table:style-name="ce1" office:value-type="string" calcext:value-type="string">
            <text:p>org.apache.hadoop.hive.ql.io.orc.OrcInputForma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ildfly/wildfly.git" xlink:type="simple">https://github.com/wildfly/wildfly.git</text:a></text:p>
          </table:table-cell>
          <table:table-cell table:style-name="ce1" office:value-type="string" calcext:value-type="string">
            <text:p>d9c45764b06cce96a05c383a100b659484c37514</text:p>
          </table:table-cell>
          <table:table-cell table:style-name="ce4" office:value-type="string" calcext:value-type="string" table:number-columns-spanned="4" table:number-rows-spanned="1">
            <text:p>37d842bfed9779e662321a5ee43c36b05838684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ecuteReloadAndWaitForCompletion(client ModelControllerClient) : void</text:p>
          </table:table-cell>
          <table:table-cell table:style-name="ce1" office:value-type="string" calcext:value-type="string">
            <text:p>public executeReloadAndWaitForCompletion(client ModelControllerClient, timeout int) : void</text:p>
          </table:table-cell>
          <table:table-cell table:style-name="ce1" office:value-type="string" calcext:value-type="string">
            <text:p>org.jboss.as.test.shared.ServerReloa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rsey/jersey.git" xlink:type="simple">https://github.com/jersey/jersey.git</text:a></text:p>
          </table:table-cell>
          <table:table-cell table:style-name="ce1" office:value-type="string" calcext:value-type="string">
            <text:p>f77628bf5455ce04672ddb06963448cad390ee4c</text:p>
          </table:table-cell>
          <table:table-cell table:style-name="ce4" office:value-type="string" calcext:value-type="string" table:number-columns-spanned="4" table:number-rows-spanned="1">
            <text:p>fab1516773d50bf86d9cc37e2f6db13496f0eca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hasNext() : boolean</text:p>
          </table:table-cell>
          <table:table-cell table:style-name="ce1" office:value-type="string" calcext:value-type="string">
            <text:p>public close() : void</text:p>
          </table:table-cell>
          <table:table-cell table:style-name="ce1" office:value-type="string" calcext:value-type="string">
            <text:p>org.glassfish.jersey.server.internal.scanning.JarFileScann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ilesScanner(fileNames String[], recursive boolean)</text:p>
          </table:table-cell>
          <table:table-cell table:style-name="ce1" office:value-type="string" calcext:value-type="string">
            <text:p>private init() : void</text:p>
          </table:table-cell>
          <table:table-cell table:style-name="ce1" office:value-type="string" calcext:value-type="string">
            <text:p>public reset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ankotek/MapDB.git" xlink:type="simple">https://github.com/jankotek/MapDB.git</text:a></text:p>
          </table:table-cell>
          <table:table-cell table:style-name="ce1" office:value-type="string" calcext:value-type="string">
            <text:p>e9f9ad8eb6a287380989fb23db5392b2e94f468e</text:p>
          </table:table-cell>
          <table:table-cell table:style-name="ce4" office:value-type="string" calcext:value-type="string" table:number-columns-spanned="4" table:number-rows-spanned="1">
            <text:p>32dd05fc13b53873bf18c589622b55d12e3883c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update2(recid long, out DataOutputByteArray) : void</text:p>
          </table:table-cell>
          <table:table-cell table:style-name="ce1" office:value-type="string" calcext:value-type="string">
            <text:p>private insertOrUpdate(recid long, out DataOutputByteArray, isInsert boolean) : void</text:p>
          </table:table-cell>
          <table:table-cell table:style-name="ce1" office:value-type="string" calcext:value-type="string">
            <text:p>org.mapdb.StoreAppe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itcoinj/bitcoinj.git" xlink:type="simple">https://github.com/bitcoinj/bitcoinj.git</text:a></text:p>
          </table:table-cell>
          <table:table-cell table:style-name="ce1" office:value-type="string" calcext:value-type="string">
            <text:p>a2e94b9a9518b925842b6edbf6a074bb80ccae3a</text:p>
          </table:table-cell>
          <table:table-cell table:style-name="ce4" office:value-type="string" calcext:value-type="string" table:number-columns-spanned="4" table:number-rows-spanned="1">
            <text:p>2fd96c777164dd812e8b5a4294b162889601df1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a256hash160(input byte[]) : byte[]</text:p>
          </table:table-cell>
          <table:table-cell table:style-name="ce1" office:value-type="string" calcext:value-type="string">
            <text:p>public newSha256Digest() : MessageDigest</text:p>
          </table:table-cell>
          <table:table-cell table:style-name="ce1" office:value-type="string" calcext:value-type="string">
            <text:p>org.bitcoinj.core.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itcoinj/bitcoinj.git" xlink:type="simple">https://github.com/bitcoinj/bitcoinj.git</text:a></text:p>
          </table:table-cell>
          <table:table-cell table:style-name="ce1" office:value-type="string" calcext:value-type="string">
            <text:p>9b82c699465369210397b01e9d914f2f93cdc9eb</text:p>
          </table:table-cell>
          <table:table-cell table:style-name="ce4" office:value-type="string" calcext:value-type="string" table:number-columns-spanned="4" table:number-rows-spanned="1">
            <text:p>1d96e1ad1dca6e2151603e10515bb04f0c2730f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oseChannel(channel StoredServerChannel) : void</text:p>
          </table:table-cell>
          <table:table-cell table:style-name="ce1" office:value-type="string" calcext:value-type="string">
            <text:p>public updatedChannel(channel StoredServerChannel) : void</text:p>
          </table:table-cell>
          <table:table-cell table:style-name="ce1" office:value-type="string" calcext:value-type="string">
            <text:p>org.bitcoinj.protocols.channels.StoredPaymentChannelServerState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removeChannel(channel StoredClientChannel) : void</text:p>
          </table:table-cell>
          <table:table-cell table:style-name="ce1" office:value-type="string" calcext:value-type="string">
            <text:p>package updatedChannel(channel StoredClientChannel) : void</text:p>
          </table:table-cell>
          <table:table-cell table:style-name="ce1" office:value-type="string" calcext:value-type="string">
            <text:p>private putChannel(channel StoredClientChannel, updateWallet boolean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tructr/structr.git" xlink:type="simple">https://github.com/structr/structr.git</text:a></text:p>
          </table:table-cell>
          <table:table-cell table:style-name="ce1" office:value-type="string" calcext:value-type="string">
            <text:p>3744d635ab64e8538316e22b45faa85d88826db5</text:p>
          </table:table-cell>
          <table:table-cell table:style-name="ce4" office:value-type="string" calcext:value-type="string" table:number-columns-spanned="4" table:number-rows-spanned="1">
            <text:p>6c59050b8b03adf6d8043f3fb7add0496f447ed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PropertiesForView(type Class, view String, schemaNode SchemaNode) : Map&amp;lt;String,Object&amp;gt;</text:p>
          </table:table-cell>
          <table:table-cell table:style-name="ce1" office:value-type="string" calcext:value-type="string">
            <text:p>private getSchemaProperties(schemaNode SchemaNode) : List&amp;lt;SchemaProperty&amp;gt;</text:p>
          </table:table-cell>
          <table:table-cell table:style-name="ce1" office:value-type="string" calcext:value-type="string">
            <text:p>org.structr.rest.resource.SchemaTypeResour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33019b5ef34f7fafd4916a2251f46b85a59d59a1</text:p>
          </table:table-cell>
          <table:table-cell table:style-name="ce4" office:value-type="string" calcext:value-type="string" table:number-columns-spanned="4" table:number-rows-spanned="1">
            <text:p>cfea606b129dbfc5703eb279d4803185afc99c5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ReactNativeBundle(ruleParams BuildRuleParams, resolver SourcePathResolver, entryPath SourcePath, isDevMode boolean, bundleName String, jsPackager SourcePath, platform ReactNativePlatform, depsFinder ReactNativeDeps)</text:p>
          </table:table-cell>
          <table:table-cell table:style-name="ce1" office:value-type="string" calcext:value-type="string">
            <text:p>public getPathToJSBundleDir(target BuildTarget) : Path</text:p>
          </table:table-cell>
          <table:table-cell table:style-name="ce1" office:value-type="string" calcext:value-type="string">
            <text:p>com.facebook.buck.js.ReactNativeBundl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f797bfa4da53315b49f8d97b784047f33ba1bf5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fromUnixTimestamp(timestamp long) : long</text:p>
          </table:table-cell>
          <table:table-cell table:style-name="ce1" office:value-type="string" calcext:value-type="string">
            <text:p>private fromUnixTimestamp(timestamp long, nanos long) : long</text:p>
          </table:table-cell>
          <table:table-cell table:style-name="ce1" office:value-type="string" calcext:value-type="string">
            <text:p>org.apache.cassandra.utils.UUIDGen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reateTable(query String) : String</text:p>
          </table:table-cell>
          <table:table-cell table:style-name="ce1" office:value-type="string" calcext:value-type="string">
            <text:p>protected createTableName() : String</text:p>
          </table:table-cell>
          <table:table-cell table:style-name="ce1" office:value-type="string" calcext:value-type="string">
            <text:p>org.apache.cassandra.cql3.CQLTest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ecuteWithCondition(queryState QueryState, options QueryOptions) : ResultMessage</text:p>
          </table:table-cell>
          <table:table-cell table:style-name="ce1" office:value-type="string" calcext:value-type="string">
            <text:p>private makeCasRequest(queryState QueryState, options QueryOptions) : CQL3CasRequest</text:p>
          </table:table-cell>
          <table:table-cell table:style-name="ce1" office:value-type="string" calcext:value-type="string">
            <text:p>org.apache.cassandra.cql3.statements.ModificationStatemen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ecuteInternal(queryState QueryState, options QueryOptions) : ResultMessage</text:p>
          </table:table-cell>
          <table:table-cell table:style-name="ce1" office:value-type="string" calcext:value-type="string">
            <text:p>private executeInternalWithoutCondition(queryState QueryState, options QueryOptions) : ResultMessage</text:p>
          </table:table-cell>
          <table:table-cell table:style-name="ce1" office:value-type="string" calcext:value-type="string">
            <text:p>org.apache.cassandra.cql3.statements.BatchStatemen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executeWithConditions(options BatchQueryOptions, state QueryState) : ResultMessage</text:p>
          </table:table-cell>
          <table:table-cell table:style-name="ce1" office:value-type="string" calcext:value-type="string">
            <text:p>private makeCasRequest(options BatchQueryOptions, state QueryState) : Pair&amp;lt;CQL3CasRequest,Set&amp;lt;ColumnDefinition&amp;gt;&amp;gt;</text:p>
          </table:table-cell>
          <table:table-cell table:style-name="ce1" office:value-type="string" calcext:value-type="string">
            <text:p>org.apache.cassandra.cql3.statements.BatchStatemen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assertInvalidMessage(errorMessage String, query String, values Object[]) : void</text:p>
          </table:table-cell>
          <table:table-cell table:style-name="ce1" office:value-type="string" calcext:value-type="string">
            <text:p>protected assertInvalidThrowMessage(errorMessage String, exception Class&amp;lt;? extends Throwable&amp;gt;, query String, values Object[]) : void</text:p>
          </table:table-cell>
          <table:table-cell table:style-name="ce1" office:value-type="string" calcext:value-type="string">
            <text:p>org.apache.cassandra.cql3.CQLTest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ecuteInternal(queryState QueryState, options QueryOptions) : ResultMessage</text:p>
          </table:table-cell>
          <table:table-cell table:style-name="ce1" office:value-type="string" calcext:value-type="string">
            <text:p>public executeInternalWithoutCondition(queryState QueryState, options QueryOptions) : ResultMessage</text:p>
          </table:table-cell>
          <table:table-cell table:style-name="ce1" office:value-type="string" calcext:value-type="string">
            <text:p>org.apache.cassandra.cql3.statements.ModificationStatem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e1a42af308a811ddd7d609e3e0701c4cd434acfd</text:p>
          </table:table-cell>
          <table:table-cell table:style-name="ce4" office:value-type="string" calcext:value-type="string" table:number-columns-spanned="4" table:number-rows-spanned="1">
            <text:p>d49765899cb9df6781fff9773ffc244b5167351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FilterLocales() : void</text:p>
          </table:table-cell>
          <table:table-cell table:style-name="ce1" office:value-type="string" calcext:value-type="string">
            <text:p>private getTestPathPredicate(enableStringWhitelisting boolean, whitelistedStringDirs ImmutableSet&amp;lt;Path&amp;gt;, locales ImmutableSet&amp;lt;String&amp;gt;) : Predicate&amp;lt;Path&amp;gt;</text:p>
          </table:table-cell>
          <table:table-cell table:style-name="ce1" office:value-type="string" calcext:value-type="string">
            <text:p>public testFilterStrings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giraph.git" xlink:type="simple">https://github.com/apache/giraph.git</text:a></text:p>
          </table:table-cell>
          <table:table-cell table:style-name="ce1" office:value-type="string" calcext:value-type="string">
            <text:p>ffed230ba8958ba3bc27310b71b0c6df589c3e63</text:p>
          </table:table-cell>
          <table:table-cell table:style-name="ce4" office:value-type="string" calcext:value-type="string" table:number-columns-spanned="4" table:number-rows-spanned="1">
            <text:p>add1d4f07c925b8a9044cb3aa5bb4abdeaf49fc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reateKryo() : HadoopKryo</text:p>
          </table:table-cell>
          <table:table-cell table:style-name="ce1" office:value-type="string" calcext:value-type="string">
            <text:p>private registerSerializer(kryo HadoopKryo, className String, serializer Serializer) : void</text:p>
          </table:table-cell>
          <table:table-cell table:style-name="ce1" office:value-type="string" calcext:value-type="string">
            <text:p>org.apache.giraph.writable.kryo.HadoopKryo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phishman3579/java-algorithms-implementation.git" xlink:type="simple">https://github.com/phishman3579/java-algorithms-implementation.git</text:a></text:p>
          </table:table-cell>
          <table:table-cell table:style-name="ce1" office:value-type="string" calcext:value-type="string">
            <text:p>f689bf3137fad0ae712e036ed36e00dd3f7cab6b</text:p>
          </table:table-cell>
          <table:table-cell table:style-name="ce4" office:value-type="string" calcext:value-type="string" table:number-columns-spanned="4" table:number-rows-spanned="1">
            <text:p>ab98bcacf6e5bf1c3a06f6bcca68f178f880ffc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ain(args String[]) : void</text:p>
          </table:table-cell>
          <table:table-cell table:style-name="ce1" office:value-type="string" calcext:value-type="string">
            <text:p>private runTest(testable Testable, unsorted Integer[], sorted Integer[], results double[], count int) : int</text:p>
          </table:table-cell>
          <table:table-cell table:style-name="ce1" office:value-type="string" calcext:value-type="string">
            <text:p>com.jwetherell.algorithms.sorts.timing.SortsTimin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wtproject/gwt.git" xlink:type="simple">https://github.com/gwtproject/gwt.git</text:a></text:p>
          </table:table-cell>
          <table:table-cell table:style-name="ce1" office:value-type="string" calcext:value-type="string">
            <text:p>dd215d81ce29db42b185ffa2f86f6af36076f3be</text:p>
          </table:table-cell>
          <table:table-cell table:style-name="ce4" office:value-type="string" calcext:value-type="string" table:number-columns-spanned="4" table:number-rows-spanned="1">
            <text:p>22fb2c9c6974bd1fe0f6ff684f52e6cfbed1a38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isit(type JInterfaceType, ctx Context) : boolean</text:p>
          </table:table-cell>
          <table:table-cell table:style-name="ce1" office:value-type="string" calcext:value-type="string">
            <text:p>private rescueMembersAndInstantiateSuperInterfaces(type JDeclaredType) : void</text:p>
          </table:table-cell>
          <table:table-cell table:style-name="ce1" office:value-type="string" calcext:value-type="string">
            <text:p>com.google.gwt.dev.jjs.impl.ControlFlowAnalyzer.RescueVisi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drill.git" xlink:type="simple">https://github.com/apache/drill.git</text:a></text:p>
          </table:table-cell>
          <table:table-cell table:style-name="ce1" office:value-type="string" calcext:value-type="string">
            <text:p>20ec0cd63ba46d0f6d48ff232cb8650445e85d3a</text:p>
          </table:table-cell>
          <table:table-cell table:style-name="ce4" office:value-type="string" calcext:value-type="string" table:number-columns-spanned="4" table:number-rows-spanned="1">
            <text:p>00aa01fb90f3210d1e3027d7f759fb1085b814b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Controls(drillClient DrillClient, controls String) : void</text:p>
          </table:table-cell>
          <table:table-cell table:style-name="ce1" office:value-type="string" calcext:value-type="string">
            <text:p>public setSessionOption(drillClient DrillClient, option String, value String) : void</text:p>
          </table:table-cell>
          <table:table-cell table:style-name="ce1" office:value-type="string" calcext:value-type="string">
            <text:p>org.apache.drill.exec.testing.ControlsInjectionUti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ws/aws-sdk-java.git" xlink:type="simple">https://github.com/aws/aws-sdk-java.git</text:a></text:p>
          </table:table-cell>
          <table:table-cell table:style-name="ce1" office:value-type="string" calcext:value-type="string">
            <text:p>26f551afdbf35d0e253620944cf1714cf37f20ae</text:p>
          </table:table-cell>
          <table:table-cell table:style-name="ce4" office:value-type="string" calcext:value-type="string" table:number-columns-spanned="4" table:number-rows-spanned="1">
            <text:p>4baf0a4de8d03022df48d696d210cc8b3117d38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pauseExponentially(retries int) : void</text:p>
          </table:table-cell>
          <table:table-cell table:style-name="ce1" office:value-type="string" calcext:value-type="string">
            <text:p>private pause(delay long) : void</text:p>
          </table:table-cell>
          <table:table-cell table:style-name="ce1" office:value-type="string" calcext:value-type="string">
            <text:p>com.amazonaws.services.dynamodbv2.datamodeling.DynamoDBMap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drill.git" xlink:type="simple">https://github.com/apache/drill.git</text:a></text:p>
          </table:table-cell>
          <table:table-cell table:style-name="ce1" office:value-type="string" calcext:value-type="string">
            <text:p>00aa01fb90f3210d1e3027d7f759fb1085b814bd</text:p>
          </table:table-cell>
          <table:table-cell table:style-name="ce4" office:value-type="string" calcext:value-type="string" table:number-columns-spanned="4" table:number-rows-spanned="1">
            <text:p>3f0d9221d3f96c20db10e868cc33c2e972318ba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NewWrapperCurrent() : SelectionVector4</text:p>
          </table:table-cell>
          <table:table-cell table:style-name="ce1" office:value-type="string" calcext:value-type="string">
            <text:p>public createNewWrapperCurrent(batchRecordCount int) : SelectionVector4</text:p>
          </table:table-cell>
          <table:table-cell table:style-name="ce1" office:value-type="string" calcext:value-type="string">
            <text:p>org.apache.drill.exec.record.selection.SelectionVector4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onarSource/sonarqube.git" xlink:type="simple">https://github.com/SonarSource/sonarqube.git</text:a></text:p>
          </table:table-cell>
          <table:table-cell table:style-name="ce1" office:value-type="string" calcext:value-type="string">
            <text:p>a75b7857be983aff9aa19a591d97382d384a62c9</text:p>
          </table:table-cell>
          <table:table-cell table:style-name="ce4" office:value-type="string" calcext:value-type="string" table:number-columns-spanned="4" table:number-rows-spanned="1">
            <text:p>0d9fcaa4415ee996e423a97cfe0d965586ca59a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op() : void</text:p>
          </table:table-cell>
          <table:table-cell table:style-name="ce1" office:value-type="string" calcext:value-type="string">
            <text:p>private doStop(swallowException boolean) : void</text:p>
          </table:table-cell>
          <table:table-cell table:style-name="ce1" office:value-type="string" calcext:value-type="string">
            <text:p>org.sonar.batch.bootstrapper.Batch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drill.git" xlink:type="simple">https://github.com/apache/drill.git</text:a></text:p>
          </table:table-cell>
          <table:table-cell table:style-name="ce1" office:value-type="string" calcext:value-type="string">
            <text:p>58c3c4c69748bdf2423c1b4f543407faef50a767</text:p>
          </table:table-cell>
          <table:table-cell table:style-name="ce4" office:value-type="string" calcext:value-type="string" table:number-columns-spanned="4" table:number-rows-spanned="1">
            <text:p>c1b847acdc8cb90a1498b236b3bb5c81ca75c04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MiniDfsBasedStorageAndGenerateTestData() : void</text:p>
          </table:table-cell>
          <table:table-cell table:style-name="ce1" office:value-type="string" calcext:value-type="string">
            <text:p>private createTestData() : void</text:p>
          </table:table-cell>
          <table:table-cell table:style-name="ce1" office:value-type="string" calcext:value-type="string">
            <text:p>org.apache.drill.exec.impersonation.TestImpersonationQuerie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facebook-android-sdk.git" xlink:type="simple">https://github.com/facebook/facebook-android-sdk.git</text:a></text:p>
          </table:table-cell>
          <table:table-cell table:style-name="ce1" office:value-type="string" calcext:value-type="string">
            <text:p>a9a791dc65d8a3a66ed9aed703437ec496bcacf2</text:p>
          </table:table-cell>
          <table:table-cell table:style-name="ce4" office:value-type="string" calcext:value-type="string" table:number-columns-spanned="4" table:number-rows-spanned="1">
            <text:p>e813a0be86c87366157a0201e6c61662cadee58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AndroidId(context Context) : AttributionIdentifiers</text:p>
          </table:table-cell>
          <table:table-cell table:style-name="ce1" office:value-type="string" calcext:value-type="string">
            <text:p>private getAndroidIdViaReflection(context Context) : AttributionIdentifiers</text:p>
          </table:table-cell>
          <table:table-cell table:style-name="ce1" office:value-type="string" calcext:value-type="string">
            <text:p>com.facebook.internal.AttributionIdentifier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bric8io/fabric8.git" xlink:type="simple">https://github.com/fabric8io/fabric8.git</text:a></text:p>
          </table:table-cell>
          <table:table-cell table:style-name="ce1" office:value-type="string" calcext:value-type="string">
            <text:p>ad5eddddd0bd63d5dfa1596ed07b8e6a3eff78f8</text:p>
          </table:table-cell>
          <table:table-cell table:style-name="ce4" office:value-type="string" calcext:value-type="string" table:number-columns-spanned="4" table:number-rows-spanned="1">
            <text:p>e068eb7f484f24dee285d29b8a910d901959202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tProbe(prefix String) : Probe</text:p>
          </table:table-cell>
          <table:table-cell table:style-name="ce1" office:value-type="string" calcext:value-type="string">
            <text:p>private getHTTPGetAction(prefix String, properties Properties) : HTTPGetAction</text:p>
          </table:table-cell>
          <table:table-cell table:style-name="ce1" office:value-type="string" calcext:value-type="string">
            <text:p>io.fabric8.maven.JsonMojo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killbill/killbill.git" xlink:type="simple">https://github.com/killbill/killbill.git</text:a></text:p>
          </table:table-cell>
          <table:table-cell table:style-name="ce1" office:value-type="string" calcext:value-type="string">
            <text:p>e5374bf5c6a124e423c0994456433316fd035bc6</text:p>
          </table:table-cell>
          <table:table-cell table:style-name="ce4" office:value-type="string" calcext:value-type="string" table:number-columns-spanned="4" table:number-rows-spanned="1">
            <text:p>4b5b74b6467a28fb9b7712f8091e4aa61c2d64b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doIteration(paymentTransaction PaymentTransactionModelDao) : void</text:p>
          </table:table-cell>
          <table:table-cell table:style-name="ce1" office:value-type="string" calcext:value-type="string">
            <text:p>public updatePaymentAndTransactionIfNeeded(payment PaymentModelDao, paymentTransaction PaymentTransactionModelDao, paymentTransactionInfoPlugin PaymentTransactionInfoPlugin, internalTenantContext InternalTenantContext) : boolean</text:p>
          </table:table-cell>
          <table:table-cell table:style-name="ce1" office:value-type="string" calcext:value-type="string">
            <text:p>org.killbill.billing.payment.core.janitor.IncompletePaymentTransactionTask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eeplearning4j/deeplearning4j.git" xlink:type="simple">https://github.com/deeplearning4j/deeplearning4j.git</text:a></text:p>
          </table:table-cell>
          <table:table-cell table:style-name="ce1" office:value-type="string" calcext:value-type="string">
            <text:p>f8c36aa0551293c2e59ccde784f66be0cff5cf45</text:p>
          </table:table-cell>
          <table:table-cell table:style-name="ce4" office:value-type="string" calcext:value-type="string" table:number-columns-spanned="4" table:number-rows-spanned="1">
            <text:p>d4992887291cc0a7eeda87ad547fa9e1e7fda41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utput(x INDArray) : INDArray</text:p>
          </table:table-cell>
          <table:table-cell table:style-name="ce1" office:value-type="string" calcext:value-type="string">
            <text:p>public output(x INDArray, test boolean) : INDArray</text:p>
          </table:table-cell>
          <table:table-cell table:style-name="ce1" office:value-type="string" calcext:value-type="string">
            <text:p>org.deeplearning4j.nn.layers.OutputLay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atastax/java-driver.git" xlink:type="simple">https://github.com/datastax/java-driver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de5f0d408f861455716b8410fd53f62b360787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sendRequest() : void</text:p>
          </table:table-cell>
          <table:table-cell table:style-name="ce1" office:value-type="string" calcext:value-type="string">
            <text:p>package sendRequest(reportNoMoreHosts boolean) : boolean</text:p>
          </table:table-cell>
          <table:table-cell table:style-name="ce1" office:value-type="string" calcext:value-type="string">
            <text:p>com.datastax.driver.core.RequestHandler.SpeculativeExecution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query() : ResultSet</text:p>
          </table:table-cell>
          <table:table-cell table:style-name="ce1" office:value-type="string" calcext:value-type="string">
            <text:p>protected query(session Session) : ResultSet</text:p>
          </table:table-cell>
          <table:table-cell table:style-name="ce1" office:value-type="string" calcext:value-type="string">
            <text:p>com.datastax.driver.core.policies.AbstractRetryPolicyIntegr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retry(retryCurrent boolean, newConsistencyLevel ConsistencyLevel) : void</text:p>
          </table:table-cell>
          <table:table-cell table:style-name="ce1" office:value-type="string" calcext:value-type="string">
            <text:p>private retry(retryCurrent boolean, newConsistencyLevel ConsistencyLevel, connection Connection, response Response) : void</text:p>
          </table:table-cell>
          <table:table-cell table:style-name="ce1" office:value-type="string" calcext:value-type="string">
            <text:p>com.datastax.driver.core.RequestHandler.SpeculativeExecu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eb3567e7880511b76b8b65e8eb7d373927f2fb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unionTester(s Schema, record Record) : ResultPair</text:p>
          </table:table-cell>
          <table:table-cell table:style-name="ce1" office:value-type="string" calcext:value-type="string">
            <text:p>private unionTester(ws Schema, rs Schema, record Record) : ResultPair</text:p>
          </table:table-cell>
          <table:table-cell table:style-name="ce1" office:value-type="string" calcext:value-type="string">
            <text:p>org.apache.hadoop.hive.serde2.avro.TestAvroDeserializ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58c9c3eef4c6e44b21a97cfbd2862bb2eb4627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Empty() : SymbolTableAssert</text:p>
          </table:table-cell>
          <table:table-cell table:style-name="ce1" office:value-type="string" calcext:value-type="string">
            <text:p>public hasSize(size int) : SymbolTableAssert</text:p>
          </table:table-cell>
          <table:table-cell table:style-name="ce1" office:value-type="string" calcext:value-type="string">
            <text:p>org.voltdb.sqlparser.symtab.SymbolTableAsser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koush/AndroidAsync.git" xlink:type="simple">https://github.com/koush/AndroidAsync.git</text:a></text:p>
          </table:table-cell>
          <table:table-cell table:style-name="ce1" office:value-type="string" calcext:value-type="string">
            <text:p>bbe510b87f45e7ebdcdb5101f903f7482c652712</text:p>
          </table:table-cell>
          <table:table-cell table:style-name="ce4" office:value-type="string" calcext:value-type="string" table:number-columns-spanned="4" table:number-rows-spanned="1">
            <text:p>1bc7905b07821f840068089343e6b77a8686d1a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report(e Exception) : void</text:p>
          </table:table-cell>
          <table:table-cell table:style-name="ce1" office:value-type="string" calcext:value-type="string">
            <text:p>private terminate() : void</text:p>
          </table:table-cell>
          <table:table-cell table:style-name="ce1" office:value-type="string" calcext:value-type="string">
            <text:p>com.koushikdutta.async.http.AsyncHttpResponse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gradle/gradle.git" xlink:type="simple">https://github.com/gradle/gradl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0e7345a9c10863dca9217ad902b825db50fed01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getFileCollection() : FileCollection</text:p>
          </table:table-cell>
          <table:table-cell table:style-name="ce1" office:value-type="string" calcext:value-type="string">
            <text:p>private getConfiguration() : Configuration</text:p>
          </table:table-cell>
          <table:table-cell table:style-name="ce1" office:value-type="string" calcext:value-type="string">
            <text:p>org.gradle.play.plugins.PlayPluginConfigurations.PlayConfigura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02b23b16bf26cbf439009b4b95542490a08271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execute(line String, call boolean, entireLineAsCommand boolean) : boolean</text:p>
          </table:table-cell>
          <table:table-cell table:style-name="ce1" office:value-type="string" calcext:value-type="string">
            <text:p>private executeInternal(sql String, call boolean) : boolean</text:p>
          </table:table-cell>
          <table:table-cell table:style-name="ce1" office:value-type="string" calcext:value-type="string">
            <text:p>org.apache.hive.beeline.Command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execute(line String, call boolean, entireLineAsCommand boolean) : boolean</text:p>
          </table:table-cell>
          <table:table-cell table:style-name="ce1" office:value-type="string" calcext:value-type="string">
            <text:p>public handleMultiLineCmd(line String) : String</text:p>
          </table:table-cell>
          <table:table-cell table:style-name="ce1" office:value-type="string" calcext:value-type="string">
            <text:p>org.apache.hive.beeline.Command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gradle/gradle.git" xlink:type="simple">https://github.com/gradle/gradl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9c66ceab11dae0b9fd1dade7bb412002873870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AllSources() : Set&amp;lt;LanguageSourceSet&amp;gt;</text:p>
          </table:table-cell>
          <table:table-cell table:style-name="ce1" office:value-type="string" calcext:value-type="string">
            <text:p>public getInputs() : Set&amp;lt;LanguageSourceSet&amp;gt;</text:p>
          </table:table-cell>
          <table:table-cell table:style-name="ce1" office:value-type="string" calcext:value-type="string">
            <text:p>org.gradle.platform.base.binary.BaseBinarySpec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roolsjbpm/jbpm.git" xlink:type="simple">https://github.com/droolsjbpm/jbpm.git</text:a></text:p>
          </table:table-cell>
          <table:table-cell table:style-name="ce1" office:value-type="string" calcext:value-type="string">
            <text:p>4392e8398e9f5e38bb3f2292b5308cf4dd0e555a</text:p>
          </table:table-cell>
          <table:table-cell table:style-name="ce4" office:value-type="string" calcext:value-type="string" table:number-columns-spanned="4" table:number-rows-spanned="1">
            <text:p>a739d16d301f0e89ab0b9dfa56b4585bbad6b79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ActivateFromIncorrectStatus() : void</text:p>
          </table:table-cell>
          <table:table-cell table:style-name="ce1" office:value-type="string" calcext:value-type="string">
            <text:p>private createUser(id String) : User</text:p>
          </table:table-cell>
          <table:table-cell table:style-name="ce1" office:value-type="string" calcext:value-type="string">
            <text:p>org.jbpm.services.task.LifeCycleBase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roolsjbpm/jbpm.git" xlink:type="simple">https://github.com/droolsjbpm/jbpm.git</text:a></text:p>
          </table:table-cell>
          <table:table-cell table:style-name="ce1" office:value-type="string" calcext:value-type="string">
            <text:p>a739d16d301f0e89ab0b9dfa56b4585bbad6b793</text:p>
          </table:table-cell>
          <table:table-cell table:style-name="ce4" office:value-type="string" calcext:value-type="string" table:number-columns-spanned="4" table:number-rows-spanned="1">
            <text:p>83cfa21578e63956bca0715eefee2860c3b6d39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TaskWithVariables() : void</text:p>
          </table:table-cell>
          <table:table-cell table:style-name="ce1" office:value-type="string" calcext:value-type="string">
            <text:p>private prepareWorkItemWithTaskVariables(taskDescriptionParam String) : WorkItemImpl</text:p>
          </table:table-cell>
          <table:table-cell table:style-name="ce1" office:value-type="string" calcext:value-type="string">
            <text:p>org.jbpm.services.task.wih.HTWorkItemHandlerBase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TaskWithVariables() : void</text:p>
          </table:table-cell>
          <table:table-cell table:style-name="ce1" office:value-type="string" calcext:value-type="string">
            <text:p>private testTaskWithExpectedDescription(task Task, expectedDescription String) : void</text:p>
          </table:table-cell>
          <table:table-cell table:style-name="ce1" office:value-type="string" calcext:value-type="string">
            <text:p>org.jbpm.services.task.wih.HTWorkItemHandlerBase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35668435090eb47cf8c5e704243510b6cee35a7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reateAggregate(ksName String, aggregateName String, argTypes List&amp;lt;AbstractType&amp;lt;?&amp;gt;&amp;gt;) : void</text:p>
          </table:table-cell>
          <table:table-cell table:style-name="ce1" office:value-type="string" calcext:value-type="string">
            <text:p>private onCreateFunctionInternal(ksName String, functionName String, argTypes List&amp;lt;AbstractType&amp;lt;?&amp;gt;&amp;gt;) : void</text:p>
          </table:table-cell>
          <table:table-cell table:style-name="ce1" office:value-type="string" calcext:value-type="string">
            <text:p>public onCreateFunction(ksName String, functionName String, argTypes List&amp;lt;AbstractType&amp;lt;?&amp;gt;&amp;gt;) : void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DropAggregate(ksName String, aggregateName String, argTypes List&amp;lt;AbstractType&amp;lt;?&amp;gt;&amp;gt;) : void</text:p>
          </table:table-cell>
          <table:table-cell table:style-name="ce1" office:value-type="string" calcext:value-type="string">
            <text:p>private onDropFunctionInternal(ksName String, functionName String, argTypes List&amp;lt;AbstractType&amp;lt;?&amp;gt;&amp;gt;) : void</text:p>
          </table:table-cell>
          <table:table-cell table:style-name="ce1" office:value-type="string" calcext:value-type="string">
            <text:p>public onDropFunction(ksName String, functionName String, argTypes List&amp;lt;AbstractType&amp;lt;?&amp;gt;&amp;gt;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sterXML/jackson-databind.git" xlink:type="simple">https://github.com/FasterXML/jackson-databind.git</text:a></text:p>
          </table:table-cell>
          <table:table-cell table:style-name="ce1" office:value-type="string" calcext:value-type="string">
            <text:p>8e9da38393ae292e44bfa593d6ea4623acce6348</text:p>
          </table:table-cell>
          <table:table-cell table:style-name="ce4" office:value-type="string" calcext:value-type="string" table:number-columns-spanned="4" table:number-rows-spanned="1">
            <text:p>cfe88fe3fbcc6b02ca55cee7b1f4ab13e249ede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indClass(className String) : Class&amp;lt;?&amp;gt;</text:p>
          </table:table-cell>
          <table:table-cell table:style-name="ce1" office:value-type="string" calcext:value-type="string">
            <text:p>protected classForName(name String) : Class&amp;lt;?&amp;gt;</text:p>
          </table:table-cell>
          <table:table-cell table:style-name="ce1" office:value-type="string" calcext:value-type="string">
            <text:p>com.fasterxml.jackson.databind.type.TypeFactory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indClass(className String) : Class&amp;lt;?&amp;gt;</text:p>
          </table:table-cell>
          <table:table-cell table:style-name="ce1" office:value-type="string" calcext:value-type="string">
            <text:p>protected classForName(name String, initialize boolean, loader ClassLoader) : Class&amp;lt;?&amp;gt;</text:p>
          </table:table-cell>
          <table:table-cell table:style-name="ce1" office:value-type="string" calcext:value-type="string">
            <text:p>com.fasterxml.jackson.databind.type.TypeFactor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studio/rstudio.git" xlink:type="simple">https://github.com/rstudio/rstudio.git</text:a></text:p>
          </table:table-cell>
          <table:table-cell table:style-name="ce1" office:value-type="string" calcext:value-type="string">
            <text:p>3ee0c239ab574c1fffe6dd7de471d02a1410e3ba</text:p>
          </table:table-cell>
          <table:table-cell table:style-name="ce4" office:value-type="string" calcext:value-type="string" table:number-columns-spanned="4" table:number-rows-spanned="1">
            <text:p>229d1b60c03a3f8375451c68a6911660a399377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Result() : RSConnectPublishResult</text:p>
          </table:table-cell>
          <table:table-cell table:style-name="ce1" office:value-type="string" calcext:value-type="string">
            <text:p>private isUpdate() : boolean</text:p>
          </table:table-cell>
          <table:table-cell table:style-name="ce1" office:value-type="string" calcext:value-type="string">
            <text:p>org.rstudio.studio.client.rsconnect.ui.RSConnectDeplo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o4j/neo4j.git" xlink:type="simple">https://github.com/neo4j/neo4j.git</text:a></text:p>
          </table:table-cell>
          <table:table-cell table:style-name="ce1" office:value-type="string" calcext:value-type="string">
            <text:p>beeae3f15b2b91302a4ef36d8d6aa86976d9487f</text:p>
          </table:table-cell>
          <table:table-cell table:style-name="ce4" office:value-type="string" calcext:value-type="string" table:number-columns-spanned="4" table:number-rows-spanned="1">
            <text:p>d1a6ae2a16ba1d53b1de02eea8745d67c6a1a00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ctionPerformed(e ActionEvent) : void</text:p>
          </table:table-cell>
          <table:table-cell table:style-name="ce1" office:value-type="string" calcext:value-type="string">
            <text:p>private fileSelection() : File</text:p>
          </table:table-cell>
          <table:table-cell table:style-name="ce1" office:value-type="string" calcext:value-type="string">
            <text:p>org.neo4j.desktop.ui.BrowseForDatabaseActionListen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quare/wire.git" xlink:type="simple">https://github.com/square/wire.git</text:a></text:p>
          </table:table-cell>
          <table:table-cell table:style-name="ce1" office:value-type="string" calcext:value-type="string">
            <text:p>54f7378064d7e3c786a46ab84b7a53e1efcf034a</text:p>
          </table:table-cell>
          <table:table-cell table:style-name="ce4" office:value-type="string" calcext:value-type="string" table:number-columns-spanned="4" table:number-rows-spanned="1">
            <text:p>85a690e3cdbbb8447342eefdf690e22ad1b33e0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defaultValue(field WireField) : CodeBlock</text:p>
          </table:table-cell>
          <table:table-cell table:style-name="ce1" office:value-type="string" calcext:value-type="string">
            <text:p>private fieldInitializer(type ProtoTypeName, value Object) : CodeBlock</text:p>
          </table:table-cell>
          <table:table-cell table:style-name="ce1" office:value-type="string" calcext:value-type="string">
            <text:p>com.squareup.wire.java.TypeWri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lapperwan/gh4a.git" xlink:type="simple">https://github.com/slapperwan/gh4a.git</text:a></text:p>
          </table:table-cell>
          <table:table-cell table:style-name="ce1" office:value-type="string" calcext:value-type="string">
            <text:p>694a0db9081ff980db6b12a0442d109438e65685</text:p>
          </table:table-cell>
          <table:table-cell table:style-name="ce4" office:value-type="string" calcext:value-type="string" table:number-columns-spanned="4" table:number-rows-spanned="1">
            <text:p>b8fffb706258db4c4d2f608d8e8dad9312e2230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Image(filename String) : boolean</text:p>
          </table:table-cell>
          <table:table-cell table:style-name="ce1" office:value-type="string" calcext:value-type="string">
            <text:p>private isExtensionIn(filename String, extensions List&amp;lt;String&amp;gt;) : boolean</text:p>
          </table:table-cell>
          <table:table-cell table:style-name="ce1" office:value-type="string" calcext:value-type="string">
            <text:p>com.gh4a.utils.File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eeplearning4j/deeplearning4j.git" xlink:type="simple">https://github.com/deeplearning4j/deeplearning4j.git</text:a></text:p>
          </table:table-cell>
          <table:table-cell table:style-name="ce1" office:value-type="string" calcext:value-type="string">
            <text:p>4ceab7f07f8d7e2a5e0f552fa3d7aaf99d2350e9</text:p>
          </table:table-cell>
          <table:table-cell table:style-name="ce4" office:value-type="string" calcext:value-type="string" table:number-columns-spanned="4" table:number-rows-spanned="1">
            <text:p>3325f5ccd23f8016fa28a24f878b54f1918546e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loadGoogleModel(modelFile File, binary boolean) : Word2Vec</text:p>
          </table:table-cell>
          <table:table-cell table:style-name="ce1" office:value-type="string" calcext:value-type="string">
            <text:p>public loadGoogleModel(modelFile File, binary boolean, lineBreaks boolean) : Word2Vec</text:p>
          </table:table-cell>
          <table:table-cell table:style-name="ce1" office:value-type="string" calcext:value-type="string">
            <text:p>org.deeplearning4j.models.embeddings.loader.WordVectorSerializ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rate/crate.git" xlink:type="simple">https://github.com/crate/crat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5f10a4958f5e870680be906689d92d1efb4248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(column String, type DataType, path List&amp;lt;String&amp;gt;, columnPolicy ColumnPolicy, indexType IndexType, partitionBy boolean) : Builder</text:p>
          </table:table-cell>
          <table:table-cell table:style-name="ce1" office:value-type="string" calcext:value-type="string">
            <text:p>public add(info ReferenceInfo, partitionBy boolean) : Builder</text:p>
          </table:table-cell>
          <table:table-cell table:style-name="ce1" office:value-type="string" calcext:value-type="string">
            <text:p>io.crate.metadata.table.TestingTableInfo.Buil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ogle/truth.git" xlink:type="simple">https://github.com/google/truth.git</text:a></text:p>
          </table:table-cell>
          <table:table-cell table:style-name="ce1" office:value-type="string" calcext:value-type="string">
            <text:p>61fbc31cc4e8d4efe8fc836ec21897796b9d6074</text:p>
          </table:table-cell>
          <table:table-cell table:style-name="ce4" office:value-type="string" calcext:value-type="string" table:number-columns-spanned="4" table:number-rows-spanned="1">
            <text:p>200f1577d238a6d3fbcf99cb2a2585b2071214a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PartiallyOrdered(comparator Comparator&amp;lt;? super T&amp;gt;) : void</text:p>
          </table:table-cell>
          <table:table-cell table:style-name="ce1" office:value-type="string" calcext:value-type="string">
            <text:p>public isOrdered(comparator Comparator&amp;lt;? super T&amp;gt;) : void</text:p>
          </table:table-cell>
          <table:table-cell table:style-name="ce1" office:value-type="string" calcext:value-type="string">
            <text:p>com.google.common.truth.IterableSubjec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PartiallyOrdered() : void</text:p>
          </table:table-cell>
          <table:table-cell table:style-name="ce1" office:value-type="string" calcext:value-type="string">
            <text:p>public isOrdered() : void</text:p>
          </table:table-cell>
          <table:table-cell table:style-name="ce1" office:value-type="string" calcext:value-type="string">
            <text:p>com.google.common.truth.IterableSubjec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wildfly/wildfly.git" xlink:type="simple">https://github.com/wildfly/wildfly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0f8a7f2b4341601df63c5470f41f157dbd8378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ain(args String[]) : void</text:p>
          </table:table-cell>
          <table:table-cell table:style-name="ce1" office:value-type="string" calcext:value-type="string">
            <text:p>private standaloneCollect(cli CLI, protocol String, host String, port int) : void</text:p>
          </table:table-cell>
          <table:table-cell table:style-name="ce1" office:value-type="string" calcext:value-type="string">
            <text:p>org.jboss.as.jdr.CommandLineMai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4587c32ab8a1c8e2169e4f93491a8c927216a6a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art() : void</text:p>
          </table:table-cell>
          <table:table-cell table:style-name="ce1" office:value-type="string" calcext:value-type="string">
            <text:p>private startAsync() : void</text:p>
          </table:table-cell>
          <table:table-cell table:style-name="ce1" office:value-type="string" calcext:value-type="string">
            <text:p>com.android.systemui.usb.StorageNotifica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drill.git" xlink:type="simple">https://github.com/apache/drill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b2bbd9941be6b132a83d27c0ae02c935e1dec5d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llocateNew(valueCount int) : void</text:p>
          </table:table-cell>
          <table:table-cell table:style-name="ce1" office:value-type="string" calcext:value-type="string">
            <text:p>private allocateBytes(size long) : void</text:p>
          </table:table-cell>
          <table:table-cell table:style-name="ce1" office:value-type="string" calcext:value-type="string">
            <text:p>public allocateNewSafe() : boolean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llocateNew(valueCount int) : void</text:p>
          </table:table-cell>
          <table:table-cell table:style-name="ce1" office:value-type="string" calcext:value-type="string">
            <text:p>private allocateBytes(size long) : void</text:p>
          </table:table-cell>
          <table:table-cell table:style-name="ce1" office:value-type="string" calcext:value-type="string">
            <text:p>public allocateNewSafe() : boolea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ogle/j2objc.git" xlink:type="simple">https://github.com/google/j2objc.git</text:a></text:p>
          </table:table-cell>
          <table:table-cell table:style-name="ce1" office:value-type="string" calcext:value-type="string">
            <text:p>106fede36fce8d4f121448d5e67027f9d80594d3</text:p>
          </table:table-cell>
          <table:table-cell table:style-name="ce4" office:value-type="string" calcext:value-type="string" table:number-columns-spanned="4" table:number-rows-spanned="1">
            <text:p>fa3e6fa02dadc675f0d487a15cd842b3ac4a0c1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rewriteBoxedPrefixOrPostfix(node TreeNode, operand Expression, funcName String) : void</text:p>
          </table:table-cell>
          <table:table-cell table:style-name="ce1" office:value-type="string" calcext:value-type="string">
            <text:p>private getOperatorFunctionModifier(expr Expression) : String</text:p>
          </table:table-cell>
          <table:table-cell table:style-name="ce1" office:value-type="string" calcext:value-type="string">
            <text:p>com.google.devtools.j2objc.translate.Autobox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deeplearning4j/deeplearning4j.git" xlink:type="simple">https://github.com/deeplearning4j/deeplearning4j.git</text:a></text:p>
          </table:table-cell>
          <table:table-cell table:style-name="ce1" office:value-type="string" calcext:value-type="string">
            <text:p>5c9b36574e3f4cf25ba0cb0e7d5dd561c4909d21</text:p>
          </table:table-cell>
          <table:table-cell table:style-name="ce4" office:value-type="string" calcext:value-type="string" table:number-columns-spanned="4" table:number-rows-spanned="1">
            <text:p>91cdfa1ffd937a4cb01cdc0052874ef7831955e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ptimize(initialStep double, parameters INDArray, gradients INDArray) : double</text:p>
          </table:table-cell>
          <table:table-cell table:style-name="ce1" office:value-type="string" calcext:value-type="string">
            <text:p>private getNewScore(oldParameters INDArray) : double</text:p>
          </table:table-cell>
          <table:table-cell table:style-name="ce1" office:value-type="string" calcext:value-type="string">
            <text:p>org.deeplearning4j.optimize.solvers.BackTrackLineSearch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framework.git" xlink:type="simple">https://github.com/spring-projects/spring-framework.git</text:a></text:p>
          </table:table-cell>
          <table:table-cell table:style-name="ce1" office:value-type="string" calcext:value-type="string">
            <text:p>3c2efeece40951f0775252a640165a51d71b47e6</text:p>
          </table:table-cell>
          <table:table-cell table:style-name="ce4" office:value-type="string" calcext:value-type="string" table:number-columns-spanned="4" table:number-rows-spanned="1">
            <text:p>ef0eb01f93d6c485cf37692fd193833a6821272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heckAndPrepare(request HttpServletRequest, response HttpServletResponse, cacheControl CacheControl) : void</text:p>
          </table:table-cell>
          <table:table-cell table:style-name="ce1" office:value-type="string" calcext:value-type="string">
            <text:p>protected checkRequest(request HttpServletRequest) : void</text:p>
          </table:table-cell>
          <table:table-cell table:style-name="ce1" office:value-type="string" calcext:value-type="string">
            <text:p>org.springframework.web.servlet.support.WebContentGen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b8d2140fe4faccadcf1a6343ec8cd0cc58c315f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joinFinalLeftData() : void</text:p>
          </table:table-cell>
          <table:table-cell table:style-name="ce1" office:value-type="string" calcext:value-type="string">
            <text:p>private doFirstFetchIfNeeded() : void</text:p>
          </table:table-cell>
          <table:table-cell table:style-name="ce1" office:value-type="string" calcext:value-type="string">
            <text:p>public process(row Object, tag int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utzam/nutz.git" xlink:type="simple">https://github.com/nutzam/nutz.git</text:a></text:p>
          </table:table-cell>
          <table:table-cell table:style-name="ce1" office:value-type="string" calcext:value-type="string">
            <text:p>82bd112bbebcc6f3333747cbfcc3248bba0dc38a</text:p>
          </table:table-cell>
          <table:table-cell table:style-name="ce4" office:value-type="string" calcext:value-type="string" table:number-columns-spanned="4" table:number-rows-spanned="1">
            <text:p>de7efe40dad0f4bb900c4fffa80ed377745532b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igration(dao Dao, klass Class&amp;lt;?&amp;gt;, add boolean, del boolean) : void</text:p>
          </table:table-cell>
          <table:table-cell table:style-name="ce1" office:value-type="string" calcext:value-type="string">
            <text:p>public migration(dao Dao, klass Class&amp;lt;?&amp;gt;, add boolean, del boolean, tableName Object) : void</text:p>
          </table:table-cell>
          <table:table-cell table:style-name="ce1" office:value-type="string" calcext:value-type="string">
            <text:p>org.nutz.dao.util.Dao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mplab/tachyon.git" xlink:type="simple">https://github.com/amplab/tachyon.git</text:a></text:p>
          </table:table-cell>
          <table:table-cell table:style-name="ce1" office:value-type="string" calcext:value-type="string">
            <text:p>ac647aa2dce36ea65c546cd4e661e2bb3ba7dc2e</text:p>
          </table:table-cell>
          <table:table-cell table:style-name="ce4" office:value-type="string" calcext:value-type="string" table:number-columns-spanned="4" table:number-rows-spanned="1">
            <text:p>b0938501f1014cf663e33b44ed5bb9b24d19a35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disableLocalWriteTest() : void</text:p>
          </table:table-cell>
          <table:table-cell table:style-name="ce1" office:value-type="string" calcext:value-type="string">
            <text:p>private getBlockOutStream(filename String, isLocalWrite boolean) : BlockOutStream</text:p>
          </table:table-cell>
          <table:table-cell table:style-name="ce1" office:value-type="string" calcext:value-type="string">
            <text:p>public enableLocalWriteTest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rfjackal/retrolambda.git" xlink:type="simple">https://github.com/orfjackal/retrolambda.git</text:a></text:p>
          </table:table-cell>
          <table:table-cell table:style-name="ce1" office:value-type="string" calcext:value-type="string">
            <text:p>6f49e176cdd98e3e372219a5a659590fff0048a0</text:p>
          </table:table-cell>
          <table:table-cell table:style-name="ce4" office:value-type="string" calcext:value-type="string" table:number-columns-spanned="4" table:number-rows-spanned="1">
            <text:p>46b0d84de9c309bca48a99e572e6611693ed523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ave(bytecode byte[]) : void</text:p>
          </table:table-cell>
          <table:table-cell table:style-name="ce1" office:value-type="string" calcext:value-type="string">
            <text:p>public saveResource(relativePath Path, content byte[]) : void</text:p>
          </table:table-cell>
          <table:table-cell table:style-name="ce1" office:value-type="string" calcext:value-type="string">
            <text:p>net.orfjackal.retrolambda.files.ClassSav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facebook-android-sdk.git" xlink:type="simple">https://github.com/facebook/facebook-android-sdk.git</text:a></text:p>
          </table:table-cell>
          <table:table-cell table:style-name="ce1" office:value-type="string" calcext:value-type="string">
            <text:p>e813a0be86c87366157a0201e6c61662cadee586</text:p>
          </table:table-cell>
          <table:table-cell table:style-name="ce4" office:value-type="string" calcext:value-type="string" table:number-columns-spanned="4" table:number-rows-spanned="1">
            <text:p>19d1936c3b07d97d88646aeae30de747715e324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handleResultOk(request Request, data Intent) : Result</text:p>
          </table:table-cell>
          <table:table-cell table:style-name="ce1" office:value-type="string" calcext:value-type="string">
            <text:p>private getErrorMessage(extras Bundle) : String</text:p>
          </table:table-cell>
          <table:table-cell table:style-name="ce1" office:value-type="string" calcext:value-type="string">
            <text:p>com.facebook.login.KatanaProxyLoginMethodHandl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dkInitialize(applicationContext Context, callbackRequestCodeOffset int) : void</text:p>
          </table:table-cell>
          <table:table-cell table:style-name="ce1" office:value-type="string" calcext:value-type="string">
            <text:p>public sdkInitialize(applicationContext Context, callbackRequestCodeOffset int, callback InitializeCallback) : void</text:p>
          </table:table-cell>
          <table:table-cell table:style-name="ce1" office:value-type="string" calcext:value-type="string">
            <text:p>com.facebook.FacebookSdk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dkInitialize(applicationContext Context) : void</text:p>
          </table:table-cell>
          <table:table-cell table:style-name="ce1" office:value-type="string" calcext:value-type="string">
            <text:p>public sdkInitialize(applicationContext Context, callback InitializeCallback) : void</text:p>
          </table:table-cell>
          <table:table-cell table:style-name="ce1" office:value-type="string" calcext:value-type="string">
            <text:p>com.facebook.FacebookSdk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handleResultOk(request Request, data Intent) : Result</text:p>
          </table:table-cell>
          <table:table-cell table:style-name="ce1" office:value-type="string" calcext:value-type="string">
            <text:p>private getError(extras Bundle) : String</text:p>
          </table:table-cell>
          <table:table-cell table:style-name="ce1" office:value-type="string" calcext:value-type="string">
            <text:p>com.facebook.login.KatanaProxyLoginMethodHand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hisperSystems/TextSecure.git" xlink:type="simple">https://github.com/WhisperSystems/TextSecure.git</text:a></text:p>
          </table:table-cell>
          <table:table-cell table:style-name="ce1" office:value-type="string" calcext:value-type="string">
            <text:p>69e1252f7fe8a77955b142303ef40433a6738db3</text:p>
          </table:table-cell>
          <table:table-cell table:style-name="ce4" office:value-type="string" calcext:value-type="string" table:number-columns-spanned="4" table:number-rows-spanned="1">
            <text:p>f0b2cc559026871c1b4d8e008666afb59055300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MarkAsReadIntent(context Context, masterSecret MasterSecret) : PendingIntent</text:p>
          </table:table-cell>
          <table:table-cell table:style-name="ce1" office:value-type="string" calcext:value-type="string">
            <text:p>private craftIntent(context Context, intentAction String, extras Bundle) : PendingIntent</text:p>
          </table:table-cell>
          <table:table-cell table:style-name="ce1" office:value-type="string" calcext:value-type="string">
            <text:p>org.thoughtcrime.securesms.notifications.NotificationStat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itcoinj/bitcoinj.git" xlink:type="simple">https://github.com/bitcoinj/bitcoinj.git</text:a></text:p>
          </table:table-cell>
          <table:table-cell table:style-name="ce1" office:value-type="string" calcext:value-type="string">
            <text:p>748f7a53e04ac21e126940b8a022dbb024c32d0f</text:p>
          </table:table-cell>
          <table:table-cell table:style-name="ce4" office:value-type="string" calcext:value-type="string" table:number-columns-spanned="4" table:number-rows-spanned="1">
            <text:p>95bfa40630e34f6f369e0055d9f37f49bca6024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UTXOs(outPoints List&amp;lt;TransactionOutPoint&amp;gt;) : ListenableFuture&amp;lt;UTXOsMessage&amp;gt;</text:p>
          </table:table-cell>
          <table:table-cell table:style-name="ce1" office:value-type="string" calcext:value-type="string">
            <text:p>public getUTXOs(outPoints List&amp;lt;TransactionOutPoint&amp;gt;, includeMempool boolean) : ListenableFuture&amp;lt;UTXOsMessage&amp;gt;</text:p>
          </table:table-cell>
          <table:table-cell table:style-name="ce1" office:value-type="string" calcext:value-type="string">
            <text:p>org.bitcoinj.core.Pe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WhisperSystems/TextSecure.git" xlink:type="simple">https://github.com/WhisperSystems/TextSecur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4a37e38aba926c2bef27e4fc00e3a4848ce46b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Media(slide Slide) : void</text:p>
          </table:table-cell>
          <table:table-cell table:style-name="ce1" office:value-type="string" calcext:value-type="string">
            <text:p>public setMedia(slide Slide, masterSecret MasterSecret) : void</text:p>
          </table:table-cell>
          <table:table-cell table:style-name="ce1" office:value-type="string" calcext:value-type="string">
            <text:p>org.thoughtcrime.securesms.mms.AttachmentManag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f664789737d516ac664462732664121acc111a1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dumpEnvironent() : String</text:p>
          </table:table-cell>
          <table:table-cell table:style-name="ce1" office:value-type="string" calcext:value-type="string">
            <text:p>private dumpConfig(conf Configuration, sb StringBuilder) : void</text:p>
          </table:table-cell>
          <table:table-cell table:style-name="ce1" office:value-type="string" calcext:value-type="string">
            <text:p>org.apache.hive.hcatalog.templeton.AppConfig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mplab/tachyon.git" xlink:type="simple">https://github.com/amplab/tachyon.git</text:a></text:p>
          </table:table-cell>
          <table:table-cell table:style-name="ce1" office:value-type="string" calcext:value-type="string">
            <text:p>b158fef39bdf9dafdb4812d0169d32fa78da5735</text:p>
          </table:table-cell>
          <table:table-cell table:style-name="ce4" office:value-type="string" calcext:value-type="string" table:number-columns-spanned="4" table:number-rows-spanned="1">
            <text:p>9aeefcd8120bb3b89cdb437d8c32d2ed84b8a82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llocateBlock(userId long, blockId long, blockSize long, location BlockStoreLocation) : TempBlockMeta</text:p>
          </table:table-cell>
          <table:table-cell table:style-name="ce1" office:value-type="string" calcext:value-type="string">
            <text:p>private getCandidateDirInTier(tier StorageTier, blockSize long) : StorageDir</text:p>
          </table:table-cell>
          <table:table-cell table:style-name="ce1" office:value-type="string" calcext:value-type="string">
            <text:p>tachyon.worker.block.allocator.MaxFreeAlloc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rate/crate.git" xlink:type="simple">https://github.com/crate/crat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563d281b61e9f8748858e911eaa810e981f1e95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RoutingCol() : ColumnIdent</text:p>
          </table:table-cell>
          <table:table-cell table:style-name="ce1" office:value-type="string" calcext:value-type="string">
            <text:p>private getCustomRoutingCol() : ColumnIdent</text:p>
          </table:table-cell>
          <table:table-cell table:style-name="ce1" office:value-type="string" calcext:value-type="string">
            <text:p>io.crate.metadata.doc.DocIndexMetaData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siacs/Conversations.git" xlink:type="simple">https://github.com/siacs/Conversation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bdc9f9a44f337ab595a3570833dc6a0558df904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IdentityKeyCursor(account Account, name String, own boolean) : Cursor</text:p>
          </table:table-cell>
          <table:table-cell table:style-name="ce1" office:value-type="string" calcext:value-type="string">
            <text:p>private getIdentityKeyCursor(account Account, name String, own boolean, fingerprint String) : Cursor</text:p>
          </table:table-cell>
          <table:table-cell table:style-name="ce1" office:value-type="string" calcext:value-type="string">
            <text:p>eu.siacs.conversations.persistance.DatabaseBacke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penhab/openhab.git" xlink:type="simple">https://github.com/openhab/openhab.git</text:a></text:p>
          </table:table-cell>
          <table:table-cell table:style-name="ce1" office:value-type="string" calcext:value-type="string">
            <text:p>32f4a9840d921a3a2a75548c8306b8bcff393432</text:p>
          </table:table-cell>
          <table:table-cell table:style-name="ce4" office:value-type="string" calcext:value-type="string" table:number-columns-spanned="4" table:number-rows-spanned="1">
            <text:p>cf1efb6d27a4037cdbe5a780afa6053859a60d4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initializeSciptGlobals() : void</text:p>
          </table:table-cell>
          <table:table-cell table:style-name="ce1" office:value-type="string" calcext:value-type="string">
            <text:p>private initializeGeneralGlobals() : void</text:p>
          </table:table-cell>
          <table:table-cell table:style-name="ce1" office:value-type="string" calcext:value-type="string">
            <text:p>org.openhab.core.jsr223.internal.engine.scriptmanager.Scrip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initializeSciptGlobals() : void</text:p>
          </table:table-cell>
          <table:table-cell table:style-name="ce1" office:value-type="string" calcext:value-type="string">
            <text:p>private initializeNashornGlobals() : void</text:p>
          </table:table-cell>
          <table:table-cell table:style-name="ce1" office:value-type="string" calcext:value-type="string">
            <text:p>org.openhab.core.jsr223.internal.engine.scriptmanager.Scrip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spotify/helios.git" xlink:type="simple">https://github.com/spotify/helio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a39bfeb9c370abe2d86e6e327fade252434090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run(options Namespace, client HeliosClient, out PrintStream, json boolean, stdin BufferedReader) : int</text:p>
          </table:table-cell>
          <table:table-cell table:style-name="ce1" office:value-type="string" calcext:value-type="string">
            <text:p>package run0(client HeliosClient, out PrintStream, json boolean, name String, full boolean) : int</text:p>
          </table:table-cell>
          <table:table-cell table:style-name="ce1" office:value-type="string" calcext:value-type="string">
            <text:p>com.spotify.helios.cli.command.DeploymentGroupStatusComma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10397f2390d6821a006991ed6035c76cbc7489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queryProperty(id int) : long</text:p>
          </table:table-cell>
          <table:table-cell table:style-name="ce1" office:value-type="string" calcext:value-type="string">
            <text:p>private queryProperty(id int, fromDock boolean) : long</text:p>
          </table:table-cell>
          <table:table-cell table:style-name="ce1" office:value-type="string" calcext:value-type="string">
            <text:p>android.os.BatteryManag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loadBoltPoints(res Resources) : float[]</text:p>
          </table:table-cell>
          <table:table-cell table:style-name="ce1" office:value-type="string" calcext:value-type="string">
            <text:p>protected getBoltPointsArrayResource() : int</text:p>
          </table:table-cell>
          <table:table-cell table:style-name="ce1" office:value-type="string" calcext:value-type="string">
            <text:p>com.android.systemui.BatteryMeterView.NormalBatteryMeterDrawabl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oreStatsHistoryInFile(fname String) : void</text:p>
          </table:table-cell>
          <table:table-cell table:style-name="ce1" office:value-type="string" calcext:value-type="string">
            <text:p>public internalStoreStatsHistoryInFile(stats BatteryStats, fname String) : void</text:p>
          </table:table-cell>
          <table:table-cell table:style-name="ce1" office:value-type="string" calcext:value-type="string">
            <text:p>com.android.internal.os.BatteryStats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thymeleaf/thymeleaf.git" xlink:type="simple">https://github.com/thymeleaf/thymeleaf.git</text:a></text:p>
          </table:table-cell>
          <table:table-cell table:style-name="ce1" office:value-type="string" calcext:value-type="string">
            <text:p>dd0f7a9afb120039574cadb8224124a1fb7ef571</text:p>
          </table:table-cell>
          <table:table-cell table:style-name="ce4" office:value-type="string" calcext:value-type="string" table:number-columns-spanned="4" table:number-rows-spanned="1">
            <text:p>aed371dac5e1248880e869930c636994c3d0f8d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ad(cbuf char[], off int, len int) : int</text:p>
          </table:table-cell>
          <table:table-cell table:style-name="ce1" office:value-type="string" calcext:value-type="string">
            <text:p>private fillUpOverflow() : void</text:p>
          </table:table-cell>
          <table:table-cell table:style-name="ce1" office:value-type="string" calcext:value-type="string">
            <text:p>org.thymeleaf.templateparser.markup.ThymeleafMarkupTemplateRead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ad(cbuf char[], off int, len int) : int</text:p>
          </table:table-cell>
          <table:table-cell table:style-name="ce1" office:value-type="string" calcext:value-type="string">
            <text:p>private processReadBuffer(buffer char[], off int, len int) : int</text:p>
          </table:table-cell>
          <table:table-cell table:style-name="ce1" office:value-type="string" calcext:value-type="string">
            <text:p>org.thymeleaf.templateparser.markup.ThymeleafMarkupTemplateRea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HubSpot/Singularity.git" xlink:type="simple">https://github.com/HubSpot/Singularity.git</text:a></text:p>
          </table:table-cell>
          <table:table-cell table:style-name="ce1" office:value-type="string" calcext:value-type="string">
            <text:p>9d9dc5d6acb24be184ab65fb23f35194aca2c789</text:p>
          </table:table-cell>
          <table:table-cell table:style-name="ce4" office:value-type="string" calcext:value-type="string" table:number-columns-spanned="4" table:number-rows-spanned="1">
            <text:p>944aea445051891280a8ab7fbbd514c19646f1a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launchTask(request SingularityRequest, deploy SingularityDeploy, launchTime long, instanceNo int, initialTaskState TaskState) : SingularityTask</text:p>
          </table:table-cell>
          <table:table-cell table:style-name="ce1" office:value-type="string" calcext:value-type="string">
            <text:p>protected launchTask(request SingularityRequest, deploy SingularityDeploy, launchTime long, updateTime long, instanceNo int, initialTaskState TaskState) : SingularityTask</text:p>
          </table:table-cell>
          <table:table-cell table:style-name="ce1" office:value-type="string" calcext:value-type="string">
            <text:p>com.hubspot.singularity.SingularitySchedulerTest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google/auto.git" xlink:type="simple">https://github.com/google/auto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fc60d81fe0e46e7e5c96e71d4a93fcadc6bde4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rocess(annotations Set&amp;lt;? extends TypeElement&amp;gt;, roundEnv RoundEnvironment) : boolean</text:p>
          </table:table-cell>
          <table:table-cell table:style-name="ce1" office:value-type="string" calcext:value-type="string">
            <text:p>private deferredElements() : ImmutableMap&amp;lt;String,Optional&amp;lt;? extends Element&amp;gt;&amp;gt;</text:p>
          </table:table-cell>
          <table:table-cell table:style-name="ce1" office:value-type="string" calcext:value-type="string">
            <text:p>com.google.auto.common.BasicAnnotationProcess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rocess(annotations Set&amp;lt;? extends TypeElement&amp;gt;, roundEnv RoundEnvironment) : boolean</text:p>
          </table:table-cell>
          <table:table-cell table:style-name="ce1" office:value-type="string" calcext:value-type="string">
            <text:p>private validElements(deferredElements ImmutableMap&amp;lt;String,Optional&amp;lt;? extends Element&amp;gt;&amp;gt;, roundEnv RoundEnvironment) : ImmutableSetMultimap&amp;lt;Class&amp;lt;? extends Annotation&amp;gt;,Element&amp;gt;</text:p>
          </table:table-cell>
          <table:table-cell table:style-name="ce1" office:value-type="string" calcext:value-type="string">
            <text:p>com.google.auto.common.BasicAnnotationProcess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rocess(annotations Set&amp;lt;? extends TypeElement&amp;gt;, roundEnv RoundEnvironment) : boolean</text:p>
          </table:table-cell>
          <table:table-cell table:style-name="ce1" office:value-type="string" calcext:value-type="string">
            <text:p>private process(validElements ImmutableSetMultimap&amp;lt;Class&amp;lt;? extends Annotation&amp;gt;,Element&amp;gt;) : void</text:p>
          </table:table-cell>
          <table:table-cell table:style-name="ce1" office:value-type="string" calcext:value-type="string">
            <text:p>com.google.auto.common.BasicAnnotationProcess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google/auto.git" xlink:type="simple">https://github.com/google/auto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967e7c33c59e1336e1e3b4671293ced5697fca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MissingClass() : void</text:p>
          </table:table-cell>
          <table:table-cell table:style-name="ce1" office:value-type="string" calcext:value-type="string">
            <text:p>private doTestMissingClass(tempDir File) : void</text:p>
          </table:table-cell>
          <table:table-cell table:style-name="ce1" office:value-type="string" calcext:value-type="string">
            <text:p>com.google.auto.value.processor.AutoAnnotationCompilation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thymeleaf/thymeleaf.git" xlink:type="simple">https://github.com/thymeleaf/thymeleaf.git</text:a></text:p>
          </table:table-cell>
          <table:table-cell table:style-name="ce1" office:value-type="string" calcext:value-type="string">
            <text:p>aed371dac5e1248880e869930c636994c3d0f8dc</text:p>
          </table:table-cell>
          <table:table-cell table:style-name="ce4" office:value-type="string" calcext:value-type="string" table:number-columns-spanned="4" table:number-rows-spanned="1">
            <text:p>378ba37750a9cb1b19a6db434dfa59308f721ea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ad(cbuf char[], off int, len int) : int</text:p>
          </table:table-cell>
          <table:table-cell table:style-name="ce1" office:value-type="string" calcext:value-type="string">
            <text:p>private matchOverflow(structure char[]) : boolean</text:p>
          </table:table-cell>
          <table:table-cell table:style-name="ce1" office:value-type="string" calcext:value-type="string">
            <text:p>org.thymeleaf.templateparser.reader.BlockAwareRea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1e8055dea6565225dfed517d749d8fd6ade7cea4</text:p>
          </table:table-cell>
          <table:table-cell table:style-name="ce4" office:value-type="string" calcext:value-type="string" table:number-columns-spanned="4" table:number-rows-spanned="1">
            <text:p>e1625136ba12907696ef4c6e922ce073293f3a2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AnnotationProcessorOptionsFromCompilerConfig(compilerConfig Element) : Map&amp;lt;String,String&amp;gt;</text:p>
          </table:table-cell>
          <table:table-cell table:style-name="ce1" office:value-type="string" calcext:value-type="string">
            <text:p>private addAnnotationProcessorOption(compilerArg String, optionsMap Map&amp;lt;String,String&amp;gt;) : void</text:p>
          </table:table-cell>
          <table:table-cell table:style-name="ce1" office:value-type="string" calcext:value-type="string">
            <text:p>org.jetbrains.idea.maven.project.MavenProjec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mel.git" xlink:type="simple">https://github.com/apache/camel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b0935e3af05b333b5c85a4fb3b1846836218f1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reateAndInitScheduler() : void</text:p>
          </table:table-cell>
          <table:table-cell table:style-name="ce1" office:value-type="string" calcext:value-type="string">
            <text:p>private storeCamelContextInQuartzContext() : SchedulerContext</text:p>
          </table:table-cell>
          <table:table-cell table:style-name="ce1" office:value-type="string" calcext:value-type="string">
            <text:p>org.apache.camel.component.quartz2.QuartzCompon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spotify/helios.git" xlink:type="simple">https://github.com/spotify/helio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d8753cfb0f67db4dde6c5254e2df3104b635da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DeploymentGroup(name String) : DeploymentGroup</text:p>
          </table:table-cell>
          <table:table-cell table:style-name="ce1" office:value-type="string" calcext:value-type="string">
            <text:p>private getDeploymentGroup(client ZooKeeperClient, name String) : DeploymentGroup</text:p>
          </table:table-cell>
          <table:table-cell table:style-name="ce1" office:value-type="string" calcext:value-type="string">
            <text:p>com.spotify.helios.master.ZooKeeperMasterMode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6331570e68446c17e4ff5287f5b7b2b6b47289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earFailedUnlockAttempts() : void</text:p>
          </table:table-cell>
          <table:table-cell table:style-name="ce1" office:value-type="string" calcext:value-type="string">
            <text:p>public clearFailedUnlockAttempts(clearFingers boolean) : void</text:p>
          </table:table-cell>
          <table:table-cell table:style-name="ce1" office:value-type="string" calcext:value-type="string">
            <text:p>com.android.keyguard.KeyguardUpdateMoni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ithub/android.git" xlink:type="simple">https://github.com/github/android.git</text:a></text:p>
          </table:table-cell>
          <table:table-cell table:style-name="ce1" office:value-type="string" calcext:value-type="string">
            <text:p>498bc2dfd7d151fdfbbd527c91f5db4b50482191</text:p>
          </table:table-cell>
          <table:table-cell table:style-name="ce4" office:value-type="string" calcext:value-type="string" table:number-columns-spanned="4" table:number-rows-spanned="1">
            <text:p>a7401e5091c06c68fae499ea1972b40143c66fa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onNewIntent(intent Intent) : void</text:p>
          </table:table-cell>
          <table:table-cell table:style-name="ce1" office:value-type="string" calcext:value-type="string">
            <text:p>private onUserLoggedIn(uri Uri) : void</text:p>
          </table:table-cell>
          <table:table-cell table:style-name="ce1" office:value-type="string" calcext:value-type="string">
            <text:p>com.github.mobile.accounts.LoginActivit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eeplearning4j/deeplearning4j.git" xlink:type="simple">https://github.com/deeplearning4j/deeplearning4j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3d080545362794ac5ab63a6cf1bdfb523a0d92a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adCaffeModel(caffeModelPath String, sizeLimitMb int) : NetParameter</text:p>
          </table:table-cell>
          <table:table-cell table:style-name="ce1" office:value-type="string" calcext:value-type="string">
            <text:p>public readCaffeModel(is InputStream, sizeLimitMb int) : NetParameter</text:p>
          </table:table-cell>
          <table:table-cell table:style-name="ce1" office:value-type="string" calcext:value-type="string">
            <text:p>org.deeplearning4j.translate.CaffeModelToJavaClas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hazelcast/hazelcast.git" xlink:type="simple">https://github.com/hazelcast/hazelcast.git</text:a></text:p>
          </table:table-cell>
          <table:table-cell table:style-name="ce1" office:value-type="string" calcext:value-type="string">
            <text:p>3654f17a7c6409b885d445a5affc15c99380d3c8</text:p>
          </table:table-cell>
          <table:table-cell table:style-name="ce4" office:value-type="string" calcext:value-type="string" table:number-columns-spanned="4" table:number-rows-spanned="1">
            <text:p>679d38d4316c16ccba4982d7f3ba13c147a451c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tInternal(key K, expiryPolicy ExpiryPolicy, async boolean) : Object</text:p>
          </table:table-cell>
          <table:table-cell table:style-name="ce1" office:value-type="string" calcext:value-type="string">
            <text:p>protected getFromNearCache(keyData Data, async boolean) : Object</text:p>
          </table:table-cell>
          <table:table-cell table:style-name="ce1" office:value-type="string" calcext:value-type="string">
            <text:p>com.hazelcast.client.cache.impl.AbstractClientCacheProx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imonVT/schematic.git" xlink:type="simple">https://github.com/SimonVT/schematic.git</text:a></text:p>
          </table:table-cell>
          <table:table-cell table:style-name="ce1" office:value-type="string" calcext:value-type="string">
            <text:p>47e53bd7fb23a6cc0b3b7a18773009b319080124</text:p>
          </table:table-cell>
          <table:table-cell table:style-name="ce4" office:value-type="string" calcext:value-type="string" table:number-columns-spanned="4" table:number-rows-spanned="1">
            <text:p>c1a9dd63aca8bf488f9a671aa6281538540397f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write(filer Filer) : void</text:p>
          </table:table-cell>
          <table:table-cell table:style-name="ce1" office:value-type="string" calcext:value-type="string">
            <text:p>private printNotifyInsert(writer JavaWriter, uri UriContract) : void</text:p>
          </table:table-cell>
          <table:table-cell table:style-name="ce1" office:value-type="string" calcext:value-type="string">
            <text:p>net.simonvt.schematic.compiler.ContentProviderWri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o4j/neo4j.git" xlink:type="simple">https://github.com/neo4j/neo4j.git</text:a></text:p>
          </table:table-cell>
          <table:table-cell table:style-name="ce1" office:value-type="string" calcext:value-type="string">
            <text:p>d4ad22691694abf9b4105fd43f9c9993b7c2909b</text:p>
          </table:table-cell>
          <table:table-cell table:style-name="ce4" office:value-type="string" calcext:value-type="string" table:number-columns-spanned="4" table:number-rows-spanned="1">
            <text:p>5fa74fbb4a307571e3807c1201b8b05d3d60a99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ouldCreateEmptyCountsTrackerStoreWhenCreatingDatabase() : void</text:p>
          </table:table-cell>
          <table:table-cell table:style-name="ce1" office:value-type="string" calcext:value-type="string">
            <text:p>private createCountsTracker(pageCache PageCache) : CountsTracker</text:p>
          </table:table-cell>
          <table:table-cell table:style-name="ce1" office:value-type="string" calcext:value-type="string">
            <text:p>org.neo4j.kernel.impl.store.counts.CountsRot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ouldCreateACountStoreWhenDBContainsDenseNodes() : void</text:p>
          </table:table-cell>
          <table:table-cell table:style-name="ce1" office:value-type="string" calcext:value-type="string">
            <text:p>private createCountsTracker() : CountsTracker</text:p>
          </table:table-cell>
          <table:table-cell table:style-name="ce1" office:value-type="string" calcext:value-type="string">
            <text:p>org.neo4j.kernel.impl.store.counts.CountsComputer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line/jline2.git" xlink:type="simple">https://github.com/jline/jline2.git</text:a></text:p>
          </table:table-cell>
          <table:table-cell table:style-name="ce1" office:value-type="string" calcext:value-type="string">
            <text:p>6857f48be15d2256986ec05e4a9b9ac799fd0af3</text:p>
          </table:table-cell>
          <table:table-cell table:style-name="ce4" office:value-type="string" calcext:value-type="string" table:number-columns-spanned="4" table:number-rows-spanned="1">
            <text:p>80d3ffb5aafa90992385c17e8338c2cc5def3ce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adCharacter() : int</text:p>
          </table:table-cell>
          <table:table-cell table:style-name="ce1" office:value-type="string" calcext:value-type="string">
            <text:p>public readCharacter(checkForAltKeyCombo boolean) : int</text:p>
          </table:table-cell>
          <table:table-cell table:style-name="ce1" office:value-type="string" calcext:value-type="string">
            <text:p>jline.console.ConsoleRead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adCharacter(allowed char[]) : int</text:p>
          </table:table-cell>
          <table:table-cell table:style-name="ce1" office:value-type="string" calcext:value-type="string">
            <text:p>public readCharacter(checkForAltKeyCombo boolean, allowed char[]) : int</text:p>
          </table:table-cell>
          <table:table-cell table:style-name="ce1" office:value-type="string" calcext:value-type="string">
            <text:p>jline.console.ConsoleRea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roadleafCommerce/BroadleafCommerce.git" xlink:type="simple">https://github.com/BroadleafCommerce/BroadleafCommerce.git</text:a></text:p>
          </table:table-cell>
          <table:table-cell table:style-name="ce1" office:value-type="string" calcext:value-type="string">
            <text:p>32e65da670994983fccb5d642a9e2df45e195b28</text:p>
          </table:table-cell>
          <table:table-cell table:style-name="ce4" office:value-type="string" calcext:value-type="string" table:number-columns-spanned="4" table:number-rows-spanned="1">
            <text:p>9687048f76519fc89b4151cbe2841bbba61a401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getBlankDynamicFieldTemplateForm(info DynamicEntityFormInfo, dynamicFormOverride EntityForm) : EntityForm</text:p>
          </table:table-cell>
          <table:table-cell table:style-name="ce1" office:value-type="string" calcext:value-type="string">
            <text:p>protected getEntityForm(info DynamicEntityFormInfo, dynamicFormOverride EntityForm) : EntityForm</text:p>
          </table:table-cell>
          <table:table-cell table:style-name="ce1" office:value-type="string" calcext:value-type="string">
            <text:p>org.broadleafcommerce.openadmin.web.controller.AdminAbstractControl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Netflix/feign.git" xlink:type="simple">https://github.com/Netflix/feign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b2b4085348de32f10903970dded99fdf0376a43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arseAndValidatateMetadata(method Method) : MethodMetadata</text:p>
          </table:table-cell>
          <table:table-cell table:style-name="ce1" office:value-type="string" calcext:value-type="string">
            <text:p>protected parseAndValidateMetadata(targetType Class&amp;lt;?&amp;gt;, method Method) : MethodMetadata</text:p>
          </table:table-cell>
          <table:table-cell table:style-name="ce1" office:value-type="string" calcext:value-type="string">
            <text:p>feign.Contract.BaseContrac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arseAndValidatateMetadata(method Method) : MethodMetadata</text:p>
          </table:table-cell>
          <table:table-cell table:style-name="ce1" office:value-type="string" calcext:value-type="string">
            <text:p>private headersFromAnnotation(targetType Class&amp;lt;?&amp;gt;, data MethodMetadata) : void</text:p>
          </table:table-cell>
          <table:table-cell table:style-name="ce1" office:value-type="string" calcext:value-type="string">
            <text:p>feign.Contract.Defaul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onfigKey(method Method) : String</text:p>
          </table:table-cell>
          <table:table-cell table:style-name="ce1" office:value-type="string" calcext:value-type="string">
            <text:p>public configKey(targetType Class, method Method) : String</text:p>
          </table:table-cell>
          <table:table-cell table:style-name="ce1" office:value-type="string" calcext:value-type="string">
            <text:p>feign.Feig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tructr/structr.git" xlink:type="simple">https://github.com/structr/structr.git</text:a></text:p>
          </table:table-cell>
          <table:table-cell table:style-name="ce1" office:value-type="string" calcext:value-type="string">
            <text:p>c4d9d3ed64d28ab0656937d96f2d1d538eceb9c7</text:p>
          </table:table-cell>
          <table:table-cell table:style-name="ce4" office:value-type="string" calcext:value-type="string" table:number-columns-spanned="4" table:number-rows-spanned="1">
            <text:p>15afd616cba5fb3d432d11a6de0d4f7805b202d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ecute(query String, parameters Map&amp;lt;String,Object&amp;gt;, includeHiddenAndDeleted boolean, publicOnly boolean) : List&amp;lt;GraphObject&amp;gt;</text:p>
          </table:table-cell>
          <table:table-cell table:style-name="ce1" office:value-type="string" calcext:value-type="string">
            <text:p>package handleObject(nodeFactory NodeFactory, relFactory RelationshipFactory, key String, value Object, includeHiddenAndDeleted boolean, publicOnly boolean, level int) : Object</text:p>
          </table:table-cell>
          <table:table-cell table:style-name="ce1" office:value-type="string" calcext:value-type="string">
            <text:p>org.structr.core.graph.CypherQueryComma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hazelcast/hazelcast.git" xlink:type="simple">https://github.com/hazelcast/hazelcast.git</text:a></text:p>
          </table:table-cell>
          <table:table-cell table:style-name="ce1" office:value-type="string" calcext:value-type="string">
            <text:p>6bc75d057a6d285457f2b038c2269127212721ea</text:p>
          </table:table-cell>
          <table:table-cell table:style-name="ce4" office:value-type="string" calcext:value-type="string" table:number-columns-spanned="4" table:number-rows-spanned="1">
            <text:p>76d7f5e3fe4eb41b383c1d884bc1217b9fa7192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reateAddresses(count int) : Address[]</text:p>
          </table:table-cell>
          <table:table-cell table:style-name="ce1" office:value-type="string" calcext:value-type="string">
            <text:p>protected createAddress(host String, port int) : Address</text:p>
          </table:table-cell>
          <table:table-cell table:style-name="ce1" office:value-type="string" calcext:value-type="string">
            <text:p>com.hazelcast.test.TestHazelcastInstanceFactory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art() : void</text:p>
          </table:table-cell>
          <table:table-cell table:style-name="ce1" office:value-type="string" calcext:value-type="string">
            <text:p>protected startSelectors() : void</text:p>
          </table:table-cell>
          <table:table-cell table:style-name="ce1" office:value-type="string" calcext:value-type="string">
            <text:p>com.hazelcast.client.connection.nio.ClientConnectionManager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ientConnectionManagerImpl(client HazelcastClientInstanceImpl, addressTranslator AddressTranslator)</text:p>
          </table:table-cell>
          <table:table-cell table:style-name="ce1" office:value-type="string" calcext:value-type="string">
            <text:p>protected initializeSelectors(client HazelcastClientInstanceImpl) : void</text:p>
          </table:table-cell>
          <table:table-cell table:style-name="ce1" office:value-type="string" calcext:value-type="string">
            <text:p>com.hazelcast.client.connection.nio.ClientConnectionManager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hutdown() : void</text:p>
          </table:table-cell>
          <table:table-cell table:style-name="ce1" office:value-type="string" calcext:value-type="string">
            <text:p>protected shutdownSelectors() : void</text:p>
          </table:table-cell>
          <table:table-cell table:style-name="ce1" office:value-type="string" calcext:value-type="string">
            <text:p>com.hazelcast.client.connection.nio.ClientConnectionManager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geometer/FBReaderJ.git" xlink:type="simple">https://github.com/geometer/FBReaderJ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42e0649f82779ecd48bff6448924fc7dc253455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pLevelNodes() : List&amp;lt;MenuNode&amp;gt;</text:p>
          </table:table-cell>
          <table:table-cell table:style-name="ce1" office:value-type="string" calcext:value-type="string">
            <text:p>private allTopLevelNodes() : List&amp;lt;MenuNode&amp;gt;</text:p>
          </table:table-cell>
          <table:table-cell table:style-name="ce1" office:value-type="string" calcext:value-type="string">
            <text:p>org.geometerplus.android.fbreader.MenuData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security.git" xlink:type="simple">https://github.com/spring-projects/spring-security.git</text:a></text:p>
          </table:table-cell>
          <table:table-cell table:style-name="ce1" office:value-type="string" calcext:value-type="string">
            <text:p>3db01bd9d652dfc2580e1a29f311c9311d0f3e13</text:p>
          </table:table-cell>
          <table:table-cell table:style-name="ce4" office:value-type="string" calcext:value-type="string" table:number-columns-spanned="4" table:number-rows-spanned="1">
            <text:p>64938ebcfc2fc8cd9ccd6cf31dbcd8cdd0660ac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ExpressionMessageMetadataSource(matcherToExpression LinkedHashMap&amp;lt;MessageMatcher&amp;lt;?&amp;gt;,String&amp;gt;) : MessageSecurityMetadataSource</text:p>
          </table:table-cell>
          <table:table-cell table:style-name="ce1" office:value-type="string" calcext:value-type="string">
            <text:p>public createExpressionMessageMetadataSource(matcherToExpression LinkedHashMap&amp;lt;MessageMatcher&amp;lt;?&amp;gt;,String&amp;gt;, handler SecurityExpressionHandler&amp;lt;Message&amp;lt;Object&amp;gt;&amp;gt;) : MessageSecurityMetadataSource</text:p>
          </table:table-cell>
          <table:table-cell table:style-name="ce1" office:value-type="string" calcext:value-type="string">
            <text:p>org.springframework.security.messaging.access.expression.ExpressionBasedMessageSecurityMetadataSourceFactor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plutext/docx4j.git" xlink:type="simple">https://github.com/plutext/docx4j.git</text:a></text:p>
          </table:table-cell>
          <table:table-cell table:style-name="ce1" office:value-type="string" calcext:value-type="string">
            <text:p>4b4b0babb11891427a8123771350d46417bb5dd4</text:p>
          </table:table-cell>
          <table:table-cell table:style-name="ce4" office:value-type="string" calcext:value-type="string" table:number-columns-spanned="4" table:number-rows-spanned="1">
            <text:p>e29924b33ec0c0298ba4fc3f7a8c218c8e6cfa0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ave(outStream OutputStream, flags int) : void</text:p>
          </table:table-cell>
          <table:table-cell table:style-name="ce1" office:value-type="string" calcext:value-type="string">
            <text:p>public save(outStream OutputStream, flags int, password String) : void</text:p>
          </table:table-cell>
          <table:table-cell table:style-name="ce1" office:value-type="string" calcext:value-type="string">
            <text:p>org.docx4j.openpackaging.packages.OpcPackag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ave(outFile File, flags int) : void</text:p>
          </table:table-cell>
          <table:table-cell table:style-name="ce1" office:value-type="string" calcext:value-type="string">
            <text:p>public save(outFile File, flags int, password String) : void</text:p>
          </table:table-cell>
          <table:table-cell table:style-name="ce1" office:value-type="string" calcext:value-type="string">
            <text:p>public save(outStream OutputStream, flags int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ordpress-mobile/WordPress-Android.git" xlink:type="simple">https://github.com/wordpress-mobile/WordPress-Android.git</text:a></text:p>
          </table:table-cell>
          <table:table-cell table:style-name="ce1" office:value-type="string" calcext:value-type="string">
            <text:p>9e928a075c6138cbe56058b6f6afcd20ac96bf31</text:p>
          </table:table-cell>
          <table:table-cell table:style-name="ce4" office:value-type="string" calcext:value-type="string" table:number-columns-spanned="4" table:number-rows-spanned="1">
            <text:p>1b21ba4bcea986988d4bbd578e3bb9a20ec6960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PreferenceChange(preference Preference, newValue Object) : boolean</text:p>
          </table:table-cell>
          <table:table-cell table:style-name="ce1" office:value-type="string" calcext:value-type="string">
            <text:p>private privacyStringForValue(value int) : String</text:p>
          </table:table-cell>
          <table:table-cell table:style-name="ce1" office:value-type="string" calcext:value-type="string">
            <text:p>org.wordpress.android.ui.prefs.SiteSettingsFragm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obovm/robovm.git" xlink:type="simple">https://github.com/robovm/robovm.git</text:a></text:p>
          </table:table-cell>
          <table:table-cell table:style-name="ce1" office:value-type="string" calcext:value-type="string">
            <text:p>62b78579480683c7a41804a3881857f359469db5</text:p>
          </table:table-cell>
          <table:table-cell table:style-name="ce4" office:value-type="string" calcext:value-type="string" table:number-columns-spanned="4" table:number-rows-spanned="1">
            <text:p>7837d0baf1aef45340eec699516a8c3a22aeb55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prepareLaunch(appDir File) : void</text:p>
          </table:table-cell>
          <table:table-cell table:style-name="ce1" office:value-type="string" calcext:value-type="string">
            <text:p>private signFrameworks(appDir File, getTaskAllow boolean) : void</text:p>
          </table:table-cell>
          <table:table-cell table:style-name="ce1" office:value-type="string" calcext:value-type="string">
            <text:p>org.robovm.compiler.target.ios.IOSTarge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7d4b728fb36531a7da076372becd03eb9b593448</text:p>
          </table:table-cell>
          <table:table-cell table:style-name="ce4" office:value-type="string" calcext:value-type="string" table:number-columns-spanned="4" table:number-rows-spanned="1">
            <text:p>af618666043f21b3db7e6a1be2aa225ae0f432b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ouseReleased(e MouseEvent) : void</text:p>
          </table:table-cell>
          <table:table-cell table:style-name="ce1" office:value-type="string" calcext:value-type="string">
            <text:p>private isNavigationBlocked(renderer GutterIconRenderer, project Project) : boolean</text:p>
          </table:table-cell>
          <table:table-cell table:style-name="ce1" office:value-type="string" calcext:value-type="string">
            <text:p>com.intellij.openapi.editor.impl.EditorGutterComponent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roolsjbpm/drools.git" xlink:type="simple">https://github.com/droolsjbpm/drool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ffc62aa554f5884064b81ee80078e35e383300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Interceptor(interceptor Interceptor) : void</text:p>
          </table:table-cell>
          <table:table-cell table:style-name="ce1" office:value-type="string" calcext:value-type="string">
            <text:p>protected addInterceptor(interceptor Interceptor, store boolean) : void</text:p>
          </table:table-cell>
          <table:table-cell table:style-name="ce1" office:value-type="string" calcext:value-type="string">
            <text:p>org.drools.persistence.SingleSessionCommandServi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ctiviti/Activiti.git" xlink:type="simple">https://github.com/Activiti/Activiti.git</text:a></text:p>
          </table:table-cell>
          <table:table-cell table:style-name="ce1" office:value-type="string" calcext:value-type="string">
            <text:p>f4dcc5ed3996e029ace1826bd6308c84668255eb</text:p>
          </table:table-cell>
          <table:table-cell table:style-name="ce4" office:value-type="string" calcext:value-type="string" table:number-columns-spanned="4" table:number-rows-spanned="1">
            <text:p>a70ca1d9ad2ea07b19c5e1f9540c809d7a12d3f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flushInserts() : void</text:p>
          </table:table-cell>
          <table:table-cell table:style-name="ce1" office:value-type="string" calcext:value-type="string">
            <text:p>protected flushPersistentObjects(persistentObjectClass Class&amp;lt;? extends PersistentObject&amp;gt;, persistentObjectsToInsert List&amp;lt;PersistentObject&amp;gt;) : void</text:p>
          </table:table-cell>
          <table:table-cell table:style-name="ce1" office:value-type="string" calcext:value-type="string">
            <text:p>org.activiti.engine.impl.db.DbSqlSess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d8d68ceb8a4346ab1b5e9647531a4440172d9168</text:p>
          </table:table-cell>
          <table:table-cell table:style-name="ce4" office:value-type="string" calcext:value-type="string" table:number-columns-spanned="4" table:number-rows-spanned="1">
            <text:p>106d1d51754f454fa673976665e41f463316e08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arseTypeParameter(builder PsiBuilder) : Marker</text:p>
          </table:table-cell>
          <table:table-cell table:style-name="ce1" office:value-type="string" calcext:value-type="string">
            <text:p>private dummy(builder PsiBuilder) : void</text:p>
          </table:table-cell>
          <table:table-cell table:style-name="ce1" office:value-type="string" calcext:value-type="string">
            <text:p>com.intellij.lang.java.parser.ReferencePars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51857b8af723b153da75c55aafacf834b909371c</text:p>
          </table:table-cell>
          <table:table-cell table:style-name="ce4" office:value-type="string" calcext:value-type="string" table:number-columns-spanned="4" table:number-rows-spanned="1">
            <text:p>8184a32a019b2ed956e8f24c18cb49a266af47b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nerateCopyFilesBuildPhases(target PBXNativeTarget, copiedNodes Iterable&amp;lt;TargetNode&amp;lt;?&amp;gt;&amp;gt;) : void</text:p>
          </table:table-cell>
          <table:table-cell table:style-name="ce1" office:value-type="string" calcext:value-type="string">
            <text:p>private generateSingleCopyFilesBuildPhase(target PBXNativeTarget, destinationSpec CopyFilePhaseDestinationSpec, targetNodes Iterable&amp;lt;TargetNode&amp;lt;?&amp;gt;&amp;gt;) : void</text:p>
          </table:table-cell>
          <table:table-cell table:style-name="ce1" office:value-type="string" calcext:value-type="string">
            <text:p>com.facebook.buck.apple.ProjectGen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linkedin/rest.li.git" xlink:type="simple">https://github.com/linkedin/rest.li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c5ea36faa3dd74585bb339beabdba6149ed63b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buildErrorResponse(result RestLiServiceException) : ErrorResponse</text:p>
          </table:table-cell>
          <table:table-cell table:style-name="ce1" office:value-type="string" calcext:value-type="string">
            <text:p>private buildErrorResponse(result RestLiServiceException, errorResponseFormat ErrorResponseFormat) : ErrorResponse</text:p>
          </table:table-cell>
          <table:table-cell table:style-name="ce1" office:value-type="string" calcext:value-type="string">
            <text:p>com.linkedin.restli.internal.server.methods.response.ErrorResponseBuil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99e0e3616525d77cf46c5865f9981b5a6b5609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hepPlan(basePlan RelNode, followPlanChanges boolean, mdProvider RelMetadataProvider, rules RelOptRule[]) : RelNode</text:p>
          </table:table-cell>
          <table:table-cell table:style-name="ce1" office:value-type="string" calcext:value-type="string">
            <text:p>private hepPlan(basePlan RelNode, followPlanChanges boolean, mdProvider RelMetadataProvider, order HepMatchOrder, rules RelOptRule[]) : RelNode</text:p>
          </table:table-cell>
          <table:table-cell table:style-name="ce1" office:value-type="string" calcext:value-type="string">
            <text:p>org.apache.hadoop.hive.ql.parse.CalcitePlanner.CalcitePlannerAc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JetBrains/intellij-community.git" xlink:type="simple">https://github.com/JetBrains/intellij-community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f7de200c9aef900596b09327a52d33241a68d9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arseTypeParameter(builder PsiBuilder) : Marker</text:p>
          </table:table-cell>
          <table:table-cell table:style-name="ce1" office:value-type="string" calcext:value-type="string">
            <text:p>private dummy(builder PsiBuilder) : void</text:p>
          </table:table-cell>
          <table:table-cell table:style-name="ce1" office:value-type="string" calcext:value-type="string">
            <text:p>com.intellij.lang.java.parser.ReferencePars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JetBrains/intellij-community.git" xlink:type="simple">https://github.com/JetBrains/intellij-community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a9379ee529ed87e28c0736c3c6657dcd6a0680e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toCanonicalPath(path String, separatorChar char, removeLastSlash boolean) : String</text:p>
          </table:table-cell>
          <table:table-cell table:style-name="ce1" office:value-type="string" calcext:value-type="string">
            <text:p>private toCanonicalPath(path String, separatorChar char, removeLastSlash boolean, resolveSymlinksIfNecessary boolean) : String</text:p>
          </table:table-cell>
          <table:table-cell table:style-name="ce1" office:value-type="string" calcext:value-type="string">
            <text:p>com.intellij.openapi.util.io.FileUti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doptOpenJDK/jitwatch.git" xlink:type="simple">https://github.com/AdoptOpenJDK/jitwatch.git</text:a></text:p>
          </table:table-cell>
          <table:table-cell table:style-name="ce1" office:value-type="string" calcext:value-type="string">
            <text:p>43be46f47d3c47e8086f08e706139485dc61e61c</text:p>
          </table:table-cell>
          <table:table-cell table:style-name="ce4" office:value-type="string" calcext:value-type="string" table:number-columns-spanned="4" table:number-rows-spanned="1">
            <text:p>3b1f4e56fea289860b31ef83ccfe96a3a003cc8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isitTag(tag Tag, parseDictionary IParseDictionary) : void</text:p>
          </table:table-cell>
          <table:table-cell table:style-name="ce1" office:value-type="string" calcext:value-type="string">
            <text:p>private visitTagParse(tag Tag, parseDictionary IParseDictionary) : void</text:p>
          </table:table-cell>
          <table:table-cell table:style-name="ce1" office:value-type="string" calcext:value-type="string">
            <text:p>org.adoptopenjdk.jitwatch.model.bytecode.BytecodeAnnotationBuild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isitTag(tag Tag, parseDictionary IParseDictionary) : void</text:p>
          </table:table-cell>
          <table:table-cell table:style-name="ce1" office:value-type="string" calcext:value-type="string">
            <text:p>private visitTagEliminateAllocation(tag Tag, parseDictionary IParseDictionary) : void</text:p>
          </table:table-cell>
          <table:table-cell table:style-name="ce1" office:value-type="string" calcext:value-type="string">
            <text:p>org.adoptopenjdk.jitwatch.model.bytecode.BytecodeAnnotationBuil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f302ef7a02e7d853d29508feb1a00c35c45901ec</text:p>
          </table:table-cell>
          <table:table-cell table:style-name="ce4" office:value-type="string" calcext:value-type="string" table:number-columns-spanned="4" table:number-rows-spanned="1">
            <text:p>52cfd39ecba349c4d8e2c46eac76ed4d75b7eba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reateSymLinkIosSdks(root Path, version String) : void</text:p>
          </table:table-cell>
          <table:table-cell table:style-name="ce1" office:value-type="string" calcext:value-type="string">
            <text:p>private createSymLinkSdks(sdks Iterable&amp;lt;String&amp;gt;, root Path, version String) : void</text:p>
          </table:table-cell>
          <table:table-cell table:style-name="ce1" office:value-type="string" calcext:value-type="string">
            <text:p>com.facebook.buck.apple.AppleSdkDiscovery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vaadin/vaadin.git" xlink:type="simple">https://github.com/vaadin/vaadin.git</text:a></text:p>
          </table:table-cell>
          <table:table-cell table:style-name="ce1" office:value-type="string" calcext:value-type="string">
            <text:p>3b05685493d17e89404025e3cdd81d47e511b0ce</text:p>
          </table:table-cell>
          <table:table-cell table:style-name="ce4" office:value-type="string" calcext:value-type="string" table:number-columns-spanned="4" table:number-rows-spanned="1">
            <text:p>0f9d0b0bf1cd5fb58f47f22bd6d52a9fac31c53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updateFrozenColumns() : void</text:p>
          </table:table-cell>
          <table:table-cell table:style-name="ce1" office:value-type="string" calcext:value-type="string">
            <text:p>private getVisibleFrozenColumnCount() : int</text:p>
          </table:table-cell>
          <table:table-cell table:style-name="ce1" office:value-type="string" calcext:value-type="string">
            <text:p>com.vaadin.client.widgets.Grid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setup(request VaadinRequest) : void</text:p>
          </table:table-cell>
          <table:table-cell table:style-name="ce1" office:value-type="string" calcext:value-type="string">
            <text:p>protected createGrid(container PersonContainer) : Grid</text:p>
          </table:table-cell>
          <table:table-cell table:style-name="ce1" office:value-type="string" calcext:value-type="string">
            <text:p>com.vaadin.tests.components.grid.GridEditorUI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22554874b9c2163750ecc316d566081cab2fbcc2</text:p>
          </table:table-cell>
          <table:table-cell table:style-name="ce4" office:value-type="string" calcext:value-type="string" table:number-columns-spanned="4" table:number-rows-spanned="1">
            <text:p>7c59f2a4f9b03a9e48ca15554291a03477aa19c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JarToRoots(libPath String, module Module, location PsiElement) : void</text:p>
          </table:table-cell>
          <table:table-cell table:style-name="ce1" office:value-type="string" calcext:value-type="string">
            <text:p>public addJarsToRoots(jarPaths List&amp;lt;String&amp;gt;, libraryName String, module Module, location PsiElement) : void</text:p>
          </table:table-cell>
          <table:table-cell table:style-name="ce1" office:value-type="string" calcext:value-type="string">
            <text:p>com.intellij.codeInsight.daemon.impl.quickfix.OrderEntryFix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b0abd2def515aef98903e5c9669b1da0cd310267</text:p>
          </table:table-cell>
          <table:table-cell table:style-name="ce4" office:value-type="string" calcext:value-type="string" table:number-columns-spanned="4" table:number-rows-spanned="1">
            <text:p>10f769a60c7c7b73982e978959d381df487bbe2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LibraryPath() : String</text:p>
          </table:table-cell>
          <table:table-cell table:style-name="ce1" office:value-type="string" calcext:value-type="string">
            <text:p>public getLibraryPaths() : List&amp;lt;String&amp;gt;</text:p>
          </table:table-cell>
          <table:table-cell table:style-name="ce1" office:value-type="string" calcext:value-type="string">
            <text:p>com.intellij.execution.junit.JUnit4Framework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09bc37d31d6c96cce66044a7d9797a035e2afc1b</text:p>
          </table:table-cell>
          <table:table-cell table:style-name="ce4" office:value-type="string" calcext:value-type="string" table:number-columns-spanned="4" table:number-rows-spanned="1">
            <text:p>619a6012da868d0d42d9628460f2264effe9bdb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omputeInReadAction(indicator ProgressIndicator) : void</text:p>
          </table:table-cell>
          <table:table-cell table:style-name="ce1" office:value-type="string" calcext:value-type="string">
            <text:p>private fillWithScopeExpansion(elements Set&amp;lt;Object&amp;gt;, pattern String) : boolean</text:p>
          </table:table-cell>
          <table:table-cell table:style-name="ce1" office:value-type="string" calcext:value-type="string">
            <text:p>com.intellij.ide.util.gotoByName.ChooseByNameBase.CalcElementsThrea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5b88d84aa4d7fc3aef39c674eff500ac73fbf6ba</text:p>
          </table:table-cell>
          <table:table-cell table:style-name="ce4" office:value-type="string" calcext:value-type="string" table:number-columns-spanned="4" table:number-rows-spanned="1">
            <text:p>e1f0dbc2f09541fc64ce88ee22d8f8f4648004f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solveAndDownload(project Project, coord String, attachJavaDoc boolean, attachSources boolean, copyTo String, repositories List&amp;lt;MavenRepositoryInfo&amp;gt;) : NewLibraryConfiguration</text:p>
          </table:table-cell>
          <table:table-cell table:style-name="ce1" office:value-type="string" calcext:value-type="string">
            <text:p>public resolveAndDownloadImpl(project Project, coord String, attachJavaDoc boolean, attachSources boolean, copyTo String, repositories List&amp;lt;MavenRepositoryInfo&amp;gt;) : List&amp;lt;OrderRoot&amp;gt;</text:p>
          </table:table-cell>
          <table:table-cell table:style-name="ce1" office:value-type="string" calcext:value-type="string">
            <text:p>org.jetbrains.idea.maven.utils.library.RepositoryAttachHand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MonkeyEngine/jmonkeyengine.git" xlink:type="simple">https://github.com/jMonkeyEngine/jmonkeyengine.git</text:a></text:p>
          </table:table-cell>
          <table:table-cell table:style-name="ce1" office:value-type="string" calcext:value-type="string">
            <text:p>129faf00d70fe4eee104475a3ea02fdfa9e53e57</text:p>
          </table:table-cell>
          <table:table-cell table:style-name="ce4" office:value-type="string" calcext:value-type="string" table:number-columns-spanned="4" table:number-rows-spanned="1">
            <text:p>5989711f7315abe4c3da0f1516a3eb3a81da671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ouseDragged(e MouseEvent) : void</text:p>
          </table:table-cell>
          <table:table-cell table:style-name="ce1" office:value-type="string" calcext:value-type="string">
            <text:p>protected movePanel(xoffset int, yoffset int) : void</text:p>
          </table:table-cell>
          <table:table-cell table:style-name="ce1" office:value-type="string" calcext:value-type="string">
            <text:p>com.jme3.gde.materialdefinition.editor.DraggablePane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mousePressed(e MouseEvent) : void</text:p>
          </table:table-cell>
          <table:table-cell table:style-name="ce1" office:value-type="string" calcext:value-type="string">
            <text:p>protected saveLocation() : void</text:p>
          </table:table-cell>
          <table:table-cell table:style-name="ce1" office:value-type="string" calcext:value-type="string">
            <text:p>com.jme3.gde.materialdefinition.editor.DraggablePane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presto.git" xlink:type="simple">https://github.com/facebook/presto.git</text:a></text:p>
          </table:table-cell>
          <table:table-cell table:style-name="ce1" office:value-type="string" calcext:value-type="string">
            <text:p>8aec1e05c72d4775e83e24c5817b58c38ab8c472</text:p>
          </table:table-cell>
          <table:table-cell table:style-name="ce4" office:value-type="string" calcext:value-type="string" table:number-columns-spanned="4" table:number-rows-spanned="1">
            <text:p>8b1f5ce432bd6f579c646705d79ff0c4690495a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adBlockAndCheckIndex(array Slice, index long) : Block</text:p>
          </table:table-cell>
          <table:table-cell table:style-name="ce1" office:value-type="string" calcext:value-type="string">
            <text:p>public checkArrayIndex(index long) : void</text:p>
          </table:table-cell>
          <table:table-cell table:style-name="ce1" office:value-type="string" calcext:value-type="string">
            <text:p>com.facebook.presto.operator.scalar.ArraySubscriptOp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hazelcast/hazelcast.git" xlink:type="simple">https://github.com/hazelcast/hazelcast.git</text:a></text:p>
          </table:table-cell>
          <table:table-cell table:style-name="ce1" office:value-type="string" calcext:value-type="string">
            <text:p>4716e1f79433fd2fb2feee75f598744cbf69524c</text:p>
          </table:table-cell>
          <table:table-cell table:style-name="ce4" office:value-type="string" calcext:value-type="string" table:number-columns-spanned="4" table:number-rows-spanned="1">
            <text:p>30c4ae09745d6062077925a54f27205b7401d8d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Connection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Thread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OperationService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Events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NativeMemory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Heap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Client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PhysicalMemory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Processors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ose(t Throwable) : void</text:p>
          </table:table-cell>
          <table:table-cell table:style-name="ce1" office:value-type="string" calcext:value-type="string">
            <text:p>package getConnectionAddress() : Object</text:p>
          </table:table-cell>
          <table:table-cell table:style-name="ce1" office:value-type="string" calcext:value-type="string">
            <text:p>com.hazelcast.nio.tcp.TcpIpConnection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Swap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Cluster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Executors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Proxy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oString() : String</text:p>
          </table:table-cell>
          <table:table-cell table:style-name="ce1" office:value-type="string" calcext:value-type="string">
            <text:p>private renderGc() : void</text:p>
          </table:table-cell>
          <table:table-cell table:style-name="ce1" office:value-type="string" calcext:value-type="string">
            <text:p>com.hazelcast.internal.monitors.HealthMonitor.HealthMetric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rsey/jersey.git" xlink:type="simple">https://github.com/jersey/jersey.git</text:a></text:p>
          </table:table-cell>
          <table:table-cell table:style-name="ce1" office:value-type="string" calcext:value-type="string">
            <text:p>246dd20713a3bcb6337adea9c743dfc143ef311c</text:p>
          </table:table-cell>
          <table:table-cell table:style-name="ce4" office:value-type="string" calcext:value-type="string" table:number-columns-spanned="4" table:number-rows-spanned="1">
            <text:p>d57b1401f874f96a53f1ec1c0f8a6089ae66a4c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ParamValidatedResourceNoParam() : void</text:p>
          </table:table-cell>
          <table:table-cell table:style-name="ce1" office:value-type="string" calcext:value-type="string">
            <text:p>public _testParamValidatedResourceNoParam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ParamValidatedResourceParamProvided() : void</text:p>
          </table:table-cell>
          <table:table-cell table:style-name="ce1" office:value-type="string" calcext:value-type="string">
            <text:p>public _testParamValidatedResourceParamProvided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PropertyValidatedResourceParamProvided() : void</text:p>
          </table:table-cell>
          <table:table-cell table:style-name="ce1" office:value-type="string" calcext:value-type="string">
            <text:p>public _testPropertyValidatedResourceParamProvided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OldFashionedResourceNoParam() : void</text:p>
          </table:table-cell>
          <table:table-cell table:style-name="ce1" office:value-type="string" calcext:value-type="string">
            <text:p>public _testOldFashionedResourceNoParam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PropertyValidatedResourceNoParam() : void</text:p>
          </table:table-cell>
          <table:table-cell table:style-name="ce1" office:value-type="string" calcext:value-type="string">
            <text:p>public _testPropertyValidatedResourceNoParam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FieldValidatedResourceNoParam() : void</text:p>
          </table:table-cell>
          <table:table-cell table:style-name="ce1" office:value-type="string" calcext:value-type="string">
            <text:p>public _testFieldValidatedResourceNoParam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OldFashionedResourceParamProvided() : void</text:p>
          </table:table-cell>
          <table:table-cell table:style-name="ce1" office:value-type="string" calcext:value-type="string">
            <text:p>public _testOldFashionedResourceParamProvided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FieldValidatedResourceParamProvided() : void</text:p>
          </table:table-cell>
          <table:table-cell table:style-name="ce1" office:value-type="string" calcext:value-type="string">
            <text:p>public _testFieldValidatedResourceParamProvided(target WebTarget) : void</text:p>
          </table:table-cell>
          <table:table-cell table:style-name="ce1" office:value-type="string" calcext:value-type="string">
            <text:p>org.glassfish.jersey.tests.cdi.bv.BaseValidation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eeplearning4j/deeplearning4j.git" xlink:type="simple">https://github.com/deeplearning4j/deeplearning4j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50064efb325b0c94cc62788b4c8935b7c39ac4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SphereFnOptHelper(oa OptimizationAlgorithm, numLineSearchIter int, nDimensions int) : void</text:p>
          </table:table-cell>
          <table:table-cell table:style-name="ce1" office:value-type="string" calcext:value-type="string">
            <text:p>private getOptimizer(oa OptimizationAlgorithm, conf NeuralNetConfiguration, m Model) : ConvexOptimizer</text:p>
          </table:table-cell>
          <table:table-cell table:style-name="ce1" office:value-type="string" calcext:value-type="string">
            <text:p>org.deeplearning4j.optimize.solver.TestOptimizer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raylog2/graylog2-server.git" xlink:type="simple">https://github.com/Graylog2/graylog2-server.git</text:a></text:p>
          </table:table-cell>
          <table:table-cell table:style-name="ce1" office:value-type="string" calcext:value-type="string">
            <text:p>c102ef975461c6d381fa6c2aafd507162aad866c</text:p>
          </table:table-cell>
          <table:table-cell table:style-name="ce4" office:value-type="string" calcext:value-type="string" table:number-columns-spanned="4" table:number-rows-spanned="1">
            <text:p>2d98ae165ea43e9a1ac6a905d6094f077abb2e5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processMessage(raw RawMessage) : Message</text:p>
          </table:table-cell>
          <table:table-cell table:style-name="ce1" office:value-type="string" calcext:value-type="string">
            <text:p>private postProcessMessage(raw RawMessage, codec Codec, inputIdOnCurrentNode String, baseMetricName String, message Message, decodeTime long) : Message</text:p>
          </table:table-cell>
          <table:table-cell table:style-name="ce1" office:value-type="string" calcext:value-type="string">
            <text:p>org.graylog2.shared.buffers.processors.DecodingProcess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Event(event MessageEvent) : void</text:p>
          </table:table-cell>
          <table:table-cell table:style-name="ce1" office:value-type="string" calcext:value-type="string">
            <text:p>private dispatchMessage(msg Message) : void</text:p>
          </table:table-cell>
          <table:table-cell table:style-name="ce1" office:value-type="string" calcext:value-type="string">
            <text:p>org.graylog2.shared.buffers.processors.ProcessBufferProcess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cgeo/cgeo.git" xlink:type="simple">https://github.com/cgeo/cgeo.git</text:a></text:p>
          </table:table-cell>
          <table:table-cell table:style-name="ce1" office:value-type="string" calcext:value-type="string">
            <text:p>96dd88caab8c6797026596245cbd6ac10b0342dc</text:p>
          </table:table-cell>
          <table:table-cell table:style-name="ce4" office:value-type="string" calcext:value-type="string" table:number-columns-spanned="4" table:number-rows-spanned="1">
            <text:p>c142b8ca3e9f9467931987ee16805cf53e6bc5d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CanHandle() : void</text:p>
          </table:table-cell>
          <table:table-cell table:style-name="ce1" office:value-type="string" calcext:value-type="string">
            <text:p>private getWaymarkingConnector() : IConnector</text:p>
          </table:table-cell>
          <table:table-cell table:style-name="ce1" office:value-type="string" calcext:value-type="string">
            <text:p>public testGetGeocodeFromUrl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netty/netty.git" xlink:type="simple">https://github.com/netty/netty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f422ed0f44516bea8116ed7730203e4eb31625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windowUpdateAndFlushShouldTriggerWrite() : void</text:p>
          </table:table-cell>
          <table:table-cell table:style-name="ce1" office:value-type="string" calcext:value-type="string">
            <text:p>private resetCtx() : void</text:p>
          </table:table-cell>
          <table:table-cell table:style-name="ce1" office:value-type="string" calcext:value-type="string">
            <text:p>io.netty.handler.codec.http2.DefaultHttp2RemoteFlowController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up() : void</text:p>
          </table:table-cell>
          <table:table-cell table:style-name="ce1" office:value-type="string" calcext:value-type="string">
            <text:p>private initConnectionAndController() : void</text:p>
          </table:table-cell>
          <table:table-cell table:style-name="ce1" office:value-type="string" calcext:value-type="string">
            <text:p>io.netty.handler.codec.http2.DefaultHttp2RemoteFlowController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liferay/liferay-plugins.git" xlink:type="simple">https://github.com/liferay/liferay-plugin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99695841fa675ea9150602b1132f037093e867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remoteRender(renderRequest RenderRequest, renderResponse RenderResponse) : void</text:p>
          </table:table-cell>
          <table:table-cell table:style-name="ce1" office:value-type="string" calcext:value-type="string">
            <text:p>protected getGetOAuthRequest(portletRequest PortletRequest, portletResponse PortletResponse) : OAuthRequest</text:p>
          </table:table-cell>
          <table:table-cell table:style-name="ce1" office:value-type="string" calcext:value-type="string">
            <text:p>com.liferay.marketplace.store.portlet.RemoteMVCPortle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plutext/docx4j.git" xlink:type="simple">https://github.com/plutext/docx4j.git</text:a></text:p>
          </table:table-cell>
          <table:table-cell table:style-name="ce1" office:value-type="string" calcext:value-type="string">
            <text:p>af07c4061cd3bd0e6c9d579b4d4303441a3a4d07</text:p>
          </table:table-cell>
          <table:table-cell table:style-name="ce4" office:value-type="string" calcext:value-type="string" table:number-columns-spanned="4" table:number-rows-spanned="1">
            <text:p>59b8e89e61432d1d8f25cb003b62b3ac004d1b6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tEnforcementEditValue(editValue STDocProtect, password String, hashAlgo HashAlgorithm) : void</text:p>
          </table:table-cell>
          <table:table-cell table:style-name="ce1" office:value-type="string" calcext:value-type="string">
            <text:p>private setProtectionPassword(password String, hashAlgo HashAlgorithm) : void</text:p>
          </table:table-cell>
          <table:table-cell table:style-name="ce1" office:value-type="string" calcext:value-type="string">
            <text:p>org.docx4j.openpackaging.parts.WordprocessingML.DocumentSettingsPar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atastax/java-driver.git" xlink:type="simple">https://github.com/datastax/java-driver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4abb6919a99a0d6d500198dd2e30c83b1bb670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repare(manager MappingManager, ps PreparedStatement) : void</text:p>
          </table:table-cell>
          <table:table-cell table:style-name="ce1" office:value-type="string" calcext:value-type="string">
            <text:p>private validateParameters() : void</text:p>
          </table:table-cell>
          <table:table-cell table:style-name="ce1" office:value-type="string" calcext:value-type="string">
            <text:p>com.datastax.driver.mapping.MethodMap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uildCraft/BuildCraft.git" xlink:type="simple">https://github.com/BuildCraft/BuildCraft.git</text:a></text:p>
          </table:table-cell>
          <table:table-cell table:style-name="ce1" office:value-type="string" calcext:value-type="string">
            <text:p>6dad865f5f0c302fc406a5bfd2cacdbb909e7522</text:p>
          </table:table-cell>
          <table:table-cell table:style-name="ce4" office:value-type="string" calcext:value-type="string" table:number-columns-spanned="4" table:number-rows-spanned="1">
            <text:p>a5cdd8c4b10a738cb44819d7cc2fee5f5965d4a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OrderFromRequestingStation(station DockingStation, take boolean) : StackRequest</text:p>
          </table:table-cell>
          <table:table-cell table:style-name="ce1" office:value-type="string" calcext:value-type="string">
            <text:p>private getAvailableRequests(station DockingStation) : Collection&amp;lt;StackRequest&amp;gt;</text:p>
          </table:table-cell>
          <table:table-cell table:style-name="ce1" office:value-type="string" calcext:value-type="string">
            <text:p>buildcraft.robotics.ai.AIRobotSearchStackRequ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camel.git" xlink:type="simple">https://github.com/apache/camel.git</text:a></text:p>
          </table:table-cell>
          <table:table-cell table:style-name="ce1" office:value-type="string" calcext:value-type="string">
            <text:p>65f9a3ab349c4b1b0545da33b3ccbee523f93880</text:p>
          </table:table-cell>
          <table:table-cell table:style-name="ce4" office:value-type="string" calcext:value-type="string" table:number-columns-spanned="4" table:number-rows-spanned="1">
            <text:p>ab1d1dd78fe53edb50c4ede447e4ac5a55ee2ac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Exchange(message Message, endpoint Endpoint) : Exchange</text:p>
          </table:table-cell>
          <table:table-cell table:style-name="ce1" office:value-type="string" calcext:value-type="string">
            <text:p>public createExchange(message Message, endpoint Endpoint, keyFormatStrategy KeyFormatStrategy) : Exchange</text:p>
          </table:table-cell>
          <table:table-cell table:style-name="ce1" office:value-type="string" calcext:value-type="string">
            <text:p>org.apache.camel.component.sjms.jms.JmsMessage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xetorthio/jedis.git" xlink:type="simple">https://github.com/xetorthio/jedi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4b4aecbc69bbd04ba87c4e32a52cff3d129906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NumActive() : int</text:p>
          </table:table-cell>
          <table:table-cell table:style-name="ce1" office:value-type="string" calcext:value-type="string">
            <text:p>private poolInactive() : boolean</text:p>
          </table:table-cell>
          <table:table-cell table:style-name="ce1" office:value-type="string" calcext:value-type="string">
            <text:p>redis.clients.util.Poo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o4j/neo4j.git" xlink:type="simple">https://github.com/neo4j/neo4j.git</text:a></text:p>
          </table:table-cell>
          <table:table-cell table:style-name="ce1" office:value-type="string" calcext:value-type="string">
            <text:p>4f1a76b776d4a218bcdbc4a78c2d0a0d1736ed72</text:p>
          </table:table-cell>
          <table:table-cell table:style-name="ce4" office:value-type="string" calcext:value-type="string" table:number-columns-spanned="4" table:number-rows-spanned="1">
            <text:p>dc199688d69416da58b370ca2aa728e935fc8e0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IndexUpdatesForPrefix(descriptor IndexDescriptor, prefix String) : ReadableDiffSets&amp;lt;Long&amp;gt;</text:p>
          </table:table-cell>
          <table:table-cell table:style-name="ce1" office:value-type="string" calcext:value-type="string">
            <text:p>private getSortedIndexUpdates(descriptor IndexDescriptor) : TreeMap&amp;lt;DefinedProperty,DiffSets&amp;lt;Long&amp;gt;&amp;gt;</text:p>
          </table:table-cell>
          <table:table-cell table:style-name="ce1" office:value-type="string" calcext:value-type="string">
            <text:p>org.neo4j.kernel.impl.api.state.TxStat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camel.git" xlink:type="simple">https://github.com/apache/camel.git</text:a></text:p>
          </table:table-cell>
          <table:table-cell table:style-name="ce1" office:value-type="string" calcext:value-type="string">
            <text:p>7aa3b59dd7718a47c0f5e4417419b28772ba067b</text:p>
          </table:table-cell>
          <table:table-cell table:style-name="ce4" office:value-type="string" calcext:value-type="string" table:number-columns-spanned="4" table:number-rows-spanned="1">
            <text:p>14a7dd79148f9306dcd2f748b56fd6550e9406a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repareDataFormat(log Log, project MavenProject, projectHelper MavenProjectHelper, dataFormatOutDir File, schemaOutDir File, buildContext BuildContext) : void</text:p>
          </table:table-cell>
          <table:table-cell table:style-name="ce1" office:value-type="string" calcext:value-type="string">
            <text:p>private readClassFromCamelResource(file File, buffer StringBuilder, buildContext BuildContext) : String</text:p>
          </table:table-cell>
          <table:table-cell table:style-name="ce1" office:value-type="string" calcext:value-type="string">
            <text:p>org.apache.camel.maven.packaging.PackageDataFormatMojo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repareLanguage(log Log, project MavenProject, projectHelper MavenProjectHelper, languageOutDir File, schemaOutDir File, buildContext BuildContext) : void</text:p>
          </table:table-cell>
          <table:table-cell table:style-name="ce1" office:value-type="string" calcext:value-type="string">
            <text:p>private readClassFromCamelResource(file File, buffer StringBuilder, buildContext BuildContext) : String</text:p>
          </table:table-cell>
          <table:table-cell table:style-name="ce1" office:value-type="string" calcext:value-type="string">
            <text:p>org.apache.camel.maven.packaging.PackageLanguageMojo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iacs/Conversations.git" xlink:type="simple">https://github.com/siacs/Conversations.git</text:a></text:p>
          </table:table-cell>
          <table:table-cell table:style-name="ce1" office:value-type="string" calcext:value-type="string">
            <text:p>504ef0b72ebd951e3f3f493435fb96713a2b4efe</text:p>
          </table:table-cell>
          <table:table-cell table:style-name="ce4" office:value-type="string" calcext:value-type="string" table:number-columns-spanned="4" table:number-rows-spanned="1">
            <text:p>e6cb12dfe414497b4317820497985c110cb8186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ItemViewType(position int) : int</text:p>
          </table:table-cell>
          <table:table-cell table:style-name="ce1" office:value-type="string" calcext:value-type="string">
            <text:p>public getItemViewType(message Message) : int</text:p>
          </table:table-cell>
          <table:table-cell table:style-name="ce1" office:value-type="string" calcext:value-type="string">
            <text:p>eu.siacs.conversations.ui.adapter.MessageAdap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14be56ee7c927173bceca3fc637b5bcbf7e63148</text:p>
          </table:table-cell>
          <table:table-cell table:style-name="ce4" office:value-type="string" calcext:value-type="string" table:number-columns-spanned="4" table:number-rows-spanned="1">
            <text:p>1b70adbfd49e00194c4c1170ef65e8114d7a2e4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alcInherentNullability() : Nullness</text:p>
          </table:table-cell>
          <table:table-cell table:style-name="ce1" office:value-type="string" calcext:value-type="string">
            <text:p>private getFieldInitializerNullness(expression PsiExpression) : Nullness</text:p>
          </table:table-cell>
          <table:table-cell table:style-name="ce1" office:value-type="string" calcext:value-type="string">
            <text:p>com.intellij.codeInspection.dataFlow.value.DfaVariableValu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spotify/helios.git" xlink:type="simple">https://github.com/spotify/helio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3ffd70929c08be5cf14f156189e8050969caa87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rollingUpdateAwaitRunning(deploymentGroup DeploymentGroup, host String) : RollingUpdateTaskResult</text:p>
          </table:table-cell>
          <table:table-cell table:style-name="ce1" office:value-type="string" calcext:value-type="string">
            <text:p>private isRolloutTimedOut(deploymentGroup DeploymentGroup, client ZooKeeperClient) : boolean</text:p>
          </table:table-cell>
          <table:table-cell table:style-name="ce1" office:value-type="string" calcext:value-type="string">
            <text:p>com.spotify.helios.master.ZooKeeperMasterMode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b70f7ea0ce27b5defa0a7773d448732364e7aee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SnapshotDetails() : Map&amp;lt;String,Pair&amp;lt;Long,Long&amp;gt;&amp;gt;</text:p>
          </table:table-cell>
          <table:table-cell table:style-name="ce1" office:value-type="string" calcext:value-type="string">
            <text:p>private listSnapshots() : List&amp;lt;File&amp;gt;</text:p>
          </table:table-cell>
          <table:table-cell table:style-name="ce1" office:value-type="string" calcext:value-type="string">
            <text:p>org.apache.cassandra.db.Directorie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hive.git" xlink:type="simple">https://github.com/apache/hive.git</text:a></text:p>
          </table:table-cell>
          <table:table-cell table:style-name="ce1" office:value-type="string" calcext:value-type="string">
            <text:p>1a1c0d817da036025f1c3b953af7b52403c048ba</text:p>
          </table:table-cell>
          <table:table-cell table:style-name="ce4" office:value-type="string" calcext:value-type="string" table:number-columns-spanned="4" table:number-rows-spanned="1">
            <text:p>c53c6f45988db869d56abe3b1d831ff775f4fa7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deserializeStatsForOneColumn(partitionColumnStats ColumnStatistics, bytes byte[]) : ColumnStatisticsObj</text:p>
          </table:table-cell>
          <table:table-cell table:style-name="ce1" office:value-type="string" calcext:value-type="string">
            <text:p>private statsForOneColumnFromProtoBuf(partitionColumnStats ColumnStatistics, proto ColumnStats) : ColumnStatisticsObj</text:p>
          </table:table-cell>
          <table:table-cell table:style-name="ce1" office:value-type="string" calcext:value-type="string">
            <text:p>org.apache.hadoop.hive.metastore.hbase.HBaseUtil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serializeStatsForOneColumn(partitionColumnStats ColumnStatistics, colStats ColumnStatisticsObj) : byte[]</text:p>
          </table:table-cell>
          <table:table-cell table:style-name="ce1" office:value-type="string" calcext:value-type="string">
            <text:p>private protoBufStatsForOneColumn(partitionColumnStats ColumnStatistics, colStats ColumnStatisticsObj) : ColumnStats</text:p>
          </table:table-cell>
          <table:table-cell table:style-name="ce1" office:value-type="string" calcext:value-type="string">
            <text:p>org.apache.hadoop.hive.metastore.hbase.HBase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a6c2ac64c7ca8de7b7fc6d277336c2b497835a08</text:p>
          </table:table-cell>
          <table:table-cell table:style-name="ce4" office:value-type="string" calcext:value-type="string" table:number-columns-spanned="4" table:number-rows-spanned="1">
            <text:p>6ff3fe00d7ffe04dbe0904b8bad98285b6988d6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ustomize(workspaceMap MavenWorkspaceMap, failOnUnresolvedDependency boolean, console MavenServerConsole, indicator MavenServerProgressIndicator, alwaysUpdateSnapshots boolean) : void</text:p>
          </table:table-cell>
          <table:table-cell table:style-name="ce1" office:value-type="string" calcext:value-type="string">
            <text:p>public customizeComponents() : void</text:p>
          </table:table-cell>
          <table:table-cell table:style-name="ce1" office:value-type="string" calcext:value-type="string">
            <text:p>org.jetbrains.idea.maven.server.Maven32ServerEmbedder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ustomize(workspaceMap MavenWorkspaceMap, failOnUnresolvedDependency boolean, console MavenServerConsole, indicator MavenServerProgressIndicator, alwaysUpdateSnapshots boolean) : void</text:p>
          </table:table-cell>
          <table:table-cell table:style-name="ce1" office:value-type="string" calcext:value-type="string">
            <text:p>public customizeComponents() : void</text:p>
          </table:table-cell>
          <table:table-cell table:style-name="ce1" office:value-type="string" calcext:value-type="string">
            <text:p>org.jetbrains.idea.maven.server.Maven30ServerEmbedder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2b0a8f6bdac621badabcb9921c077260f2470c2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deleteRow(metadata CFMetaData, timestamp long, key Object, clusteringValues Object[]) : Mutation</text:p>
          </table:table-cell>
          <table:table-cell table:style-name="ce1" office:value-type="string" calcext:value-type="string">
            <text:p>public deleteRowAt(metadata CFMetaData, timestamp long, localDeletionTime int, key Object, clusteringValues Object[]) : Mutation</text:p>
          </table:table-cell>
          <table:table-cell table:style-name="ce1" office:value-type="string" calcext:value-type="string">
            <text:p>org.apache.cassandra.db.RowUpdateBuil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ropwizard/metrics.git" xlink:type="simple">https://github.com/dropwizard/metric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4c6ab3d77cc67c7a91155d884077520dcf1509c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eport(gauges SortedMap&amp;lt;String,Gauge&amp;gt;, counters SortedMap&amp;lt;String,Counter&amp;gt;, histograms SortedMap&amp;lt;String,Histogram&amp;gt;, meters SortedMap&amp;lt;String,Meter&amp;gt;, timers SortedMap&amp;lt;String,Timer&amp;gt;) : void</text:p>
          </table:table-cell>
          <table:table-cell table:style-name="ce1" office:value-type="string" calcext:value-type="string">
            <text:p>private closeGraphiteConnection() : void</text:p>
          </table:table-cell>
          <table:table-cell table:style-name="ce1" office:value-type="string" calcext:value-type="string">
            <text:p>com.codahale.metrics.graphite.GraphiteRepor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radle/gradle.git" xlink:type="simple">https://github.com/gradle/gradle.git</text:a></text:p>
          </table:table-cell>
          <table:table-cell table:style-name="ce1" office:value-type="string" calcext:value-type="string">
            <text:p>fcff580db0a256ac867ddb86f6c55cea842dae32</text:p>
          </table:table-cell>
          <table:table-cell table:style-name="ce4" office:value-type="string" calcext:value-type="string" table:number-columns-spanned="4" table:number-rows-spanned="1">
            <text:p>681dc6346ce3cf5be5c5985faad120a18949cee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elect(targetPlatform NativePlatformInternal) : PlatformToolProvider</text:p>
          </table:table-cell>
          <table:table-cell table:style-name="ce1" office:value-type="string" calcext:value-type="string">
            <text:p>private createPlatformToolProvider(targetPlatform NativePlatformInternal) : PlatformToolProvider</text:p>
          </table:table-cell>
          <table:table-cell table:style-name="ce1" office:value-type="string" calcext:value-type="string">
            <text:p>org.gradle.nativeplatform.toolchain.internal.gcc.AbstractGccCompatibleToolChai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872f822b32471134a1a49fd637ffab12603a08cf</text:p>
          </table:table-cell>
          <table:table-cell table:style-name="ce4" office:value-type="string" calcext:value-type="string" table:number-columns-spanned="4" table:number-rows-spanned="1">
            <text:p>9fbf6b852bd9766060307aff960fb597d55e24d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ose() : void</text:p>
          </table:table-cell>
          <table:table-cell table:style-name="ce1" office:value-type="string" calcext:value-type="string">
            <text:p>public clear() : void</text:p>
          </table:table-cell>
          <table:table-cell table:style-name="ce1" office:value-type="string" calcext:value-type="string">
            <text:p>com.intellij.util.io.CachingEnum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5790b4a44ba85e7e8ece64613d9e6a1b737a6cd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ompose(protocolVersion int, argIndex int, value ByteBuffer) : Object</text:p>
          </table:table-cell>
          <table:table-cell table:style-name="ce1" office:value-type="string" calcext:value-type="string">
            <text:p>protected compose(argDataTypes DataType[], protocolVersion int, argIndex int, value ByteBuffer) : Object</text:p>
          </table:table-cell>
          <table:table-cell table:style-name="ce1" office:value-type="string" calcext:value-type="string">
            <text:p>org.apache.cassandra.cql3.functions.UDFunction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decompose(protocolVersion int, value Object) : ByteBuffer</text:p>
          </table:table-cell>
          <table:table-cell table:style-name="ce1" office:value-type="string" calcext:value-type="string">
            <text:p>protected decompose(dataType DataType, protocolVersion int, value Object) : ByteBuffer</text:p>
          </table:table-cell>
          <table:table-cell table:style-name="ce1" office:value-type="string" calcext:value-type="string">
            <text:p>org.apache.cassandra.cql3.functions.UDFunc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12ad69599ff382b0ce37bd4df6e976727d24468c</text:p>
          </table:table-cell>
          <table:table-cell table:style-name="ce4" office:value-type="string" calcext:value-type="string" table:number-columns-spanned="4" table:number-rows-spanned="1">
            <text:p>a1525ac9a0bb8f727167a8be94c81a3415128ef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AllPaths(workingDir Optional&amp;lt;Path&amp;gt;) : ImmutableBiMap&amp;lt;Path,Path&amp;gt;</text:p>
          </table:table-cell>
          <table:table-cell table:style-name="ce1" office:value-type="string" calcext:value-type="string">
            <text:p>private getAllPathsWork(workingDir Path) : ImmutableBiMap&amp;lt;Path,Path&amp;gt;</text:p>
          </table:table-cell>
          <table:table-cell table:style-name="ce1" office:value-type="string" calcext:value-type="string">
            <text:p>com.facebook.buck.cxx.DebugPathSanitiz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facebook/buck.git" xlink:type="simple">https://github.com/facebook/buck.git</text:a></text:p>
          </table:table-cell>
          <table:table-cell table:style-name="ce1" office:value-type="string" calcext:value-type="string">
            <text:p>9a858bacb49fd8ff2ad5efeb0360d9f38832fcab</text:p>
          </table:table-cell>
          <table:table-cell table:style-name="ce4" office:value-type="string" calcext:value-type="string" table:number-columns-spanned="4" table:number-rows-spanned="1">
            <text:p>db024f5ec3e9611ddf8103bdc4c3817c704f7b2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unWithoutHelp(params CommandRunnerParams) : int</text:p>
          </table:table-cell>
          <table:table-cell table:style-name="ce1" office:value-type="string" calcext:value-type="string">
            <text:p>public getTargetsAndDependencies(params CommandRunnerParams, argumentsFormattedAsBuildTargets List&amp;lt;String&amp;gt;, showTransitive boolean, showTests boolean, enableProfiling boolean) : Multimap&amp;lt;BuildTarget,BuildTarget&amp;gt;</text:p>
          </table:table-cell>
          <table:table-cell table:style-name="ce1" office:value-type="string" calcext:value-type="string">
            <text:p>com.facebook.buck.cli.AuditDependenciesComma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plugins.git" xlink:type="simple">https://github.com/JetBrains/intellij-plugins.git</text:a></text:p>
          </table:table-cell>
          <table:table-cell table:style-name="ce1" office:value-type="string" calcext:value-type="string">
            <text:p>f00ae0b3227b20f33abe87c19cc049c351551b49</text:p>
          </table:table-cell>
          <table:table-cell table:style-name="ce4" office:value-type="string" calcext:value-type="string" table:number-columns-spanned="4" table:number-rows-spanned="1">
            <text:p>0df7cb00757fe0d4fac8d8b0d5fc46af95feb23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getElementForNavigationTarget(project Project, target PluginNavigationTarget) : PsiElement</text:p>
          </table:table-cell>
          <table:table-cell table:style-name="ce1" office:value-type="string" calcext:value-type="string">
            <text:p>public findPsiFile(project Project, path String) : PsiFile</text:p>
          </table:table-cell>
          <table:table-cell table:style-name="ce1" office:value-type="string" calcext:value-type="string">
            <text:p>com.jetbrains.lang.dart.resolve.DartResolv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4981a2997c533f21927d49cb58403ee36296eff4</text:p>
          </table:table-cell>
          <table:table-cell table:style-name="ce4" office:value-type="string" calcext:value-type="string" table:number-columns-spanned="4" table:number-rows-spanned="1">
            <text:p>7dd55014f9840ce03867bb175cf37a4c151dc80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wrapConfigurable(ep ConfigurableEP&amp;lt;T&amp;gt;) : T</text:p>
          </table:table-cell>
          <table:table-cell table:style-name="ce1" office:value-type="string" calcext:value-type="string">
            <text:p>private createConfigurable(ep ConfigurableEP&amp;lt;T&amp;gt;, log boolean) : T</text:p>
          </table:table-cell>
          <table:table-cell table:style-name="ce1" office:value-type="string" calcext:value-type="string">
            <text:p>com.intellij.openapi.options.ex.ConfigurableWrap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ogle/guava.git" xlink:type="simple">https://github.com/google/guava.git</text:a></text:p>
          </table:table-cell>
          <table:table-cell table:style-name="ce1" office:value-type="string" calcext:value-type="string">
            <text:p>26342f6fe1f8b629a2ce1bdb3ef872f84a7e960a</text:p>
          </table:table-cell>
          <table:table-cell table:style-name="ce4" office:value-type="string" calcext:value-type="string" table:number-columns-spanned="4" table:number-rows-spanned="1">
            <text:p>31fc19200207ccadc45328037d8a2a62b617c02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ryParse(string String) : Long</text:p>
          </table:table-cell>
          <table:table-cell table:style-name="ce1" office:value-type="string" calcext:value-type="string">
            <text:p>public tryParse(string String, radix int) : Long</text:p>
          </table:table-cell>
          <table:table-cell table:style-name="ce1" office:value-type="string" calcext:value-type="string">
            <text:p>com.google.common.primitives.Long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2e98858e742bbb669ccbf790a71a618c581df2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use(ctx Use_stmtContext) : Integer</text:p>
          </table:table-cell>
          <table:table-cell table:style-name="ce1" office:value-type="string" calcext:value-type="string">
            <text:p>public use(ctx ParserRuleContext, sql String) : Integer</text:p>
          </table:table-cell>
          <table:table-cell table:style-name="ce1" office:value-type="string" calcext:value-type="string">
            <text:p>org.apache.hive.hplsql.Stm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cassandra.git" xlink:type="simple">https://github.com/apache/cassandra.git</text:a></text:p>
          </table:table-cell>
          <table:table-cell table:style-name="ce1" office:value-type="string" calcext:value-type="string">
            <text:p>704ca66f995f328107c5dccf978554616e062aae</text:p>
          </table:table-cell>
          <table:table-cell table:style-name="ce4" office:value-type="string" calcext:value-type="string" table:number-columns-spanned="4" table:number-rows-spanned="1">
            <text:p>573a1d115b86abbe3fb53ff930464d7d8fd9560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crementDroppedMessages(verb Verb) : void</text:p>
          </table:table-cell>
          <table:table-cell table:style-name="ce1" office:value-type="string" calcext:value-type="string">
            <text:p>public incrementDroppedMessages(verb Verb, isCrossNodeTimeout boolean) : void</text:p>
          </table:table-cell>
          <table:table-cell table:style-name="ce1" office:value-type="string" calcext:value-type="string">
            <text:p>org.apache.cassandra.net.MessagingServic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logDroppedMessages() : void</text:p>
          </table:table-cell>
          <table:table-cell table:style-name="ce1" office:value-type="string" calcext:value-type="string">
            <text:p>package getDroppedMessagesLogs() : List&amp;lt;String&amp;gt;</text:p>
          </table:table-cell>
          <table:table-cell table:style-name="ce1" office:value-type="string" calcext:value-type="string">
            <text:p>org.apache.cassandra.net.MessagingServi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checkstyle/checkstyle.git" xlink:type="simple">https://github.com/checkstyle/checkstyle.git</text:a></text:p>
          </table:table-cell>
          <table:table-cell table:style-name="ce1" office:value-type="string" calcext:value-type="string">
            <text:p>eb6de977b5ae1d23f975ea4739f4c67d5f70b786</text:p>
          </table:table-cell>
          <table:table-cell table:style-name="ce4" office:value-type="string" calcext:value-type="string" table:number-columns-spanned="4" table:number-rows-spanned="1">
            <text:p>2f7481ee4e20ae785298c31ec2f979752dd7eb0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isitToken(ast DetailAST) : void</text:p>
          </table:table-cell>
          <table:table-cell table:style-name="ce1" office:value-type="string" calcext:value-type="string">
            <text:p>private checkInterfaceModifiers(ast DetailAST) : void</text:p>
          </table:table-cell>
          <table:table-cell table:style-name="ce1" office:value-type="string" calcext:value-type="string">
            <text:p>com.puppycrawl.tools.checkstyle.checks.modifier.RedundantModifierCheck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eo4j/neo4j.git" xlink:type="simple">https://github.com/neo4j/neo4j.git</text:a></text:p>
          </table:table-cell>
          <table:table-cell table:style-name="ce1" office:value-type="string" calcext:value-type="string">
            <text:p>5d73d6f87a7e5df53447a26c515ca5632466d374</text:p>
          </table:table-cell>
          <table:table-cell table:style-name="ce4" office:value-type="string" calcext:value-type="string" table:number-columns-spanned="4" table:number-rows-spanned="1">
            <text:p>021d17c8234904dcb1d54596662352395927fe7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deleteNode1(node long, prop1 DefinedProperty, prop2 DefinedProperty, prop3 DefinedProperty) : void</text:p>
          </table:table-cell>
          <table:table-cell table:style-name="ce1" office:value-type="string" calcext:value-type="string">
            <text:p>private assertHasRelationships(node long) : void</text:p>
          </table:table-cell>
          <table:table-cell table:style-name="ce1" office:value-type="string" calcext:value-type="string">
            <text:p>private deleteNode2(node long, prop1 DefinedProperty, prop2 DefinedProperty, prop3 DefinedProperty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kylot/jadx.git" xlink:type="simple">https://github.com/skylot/jadx.git</text:a></text:p>
          </table:table-cell>
          <table:table-cell table:style-name="ce1" office:value-type="string" calcext:value-type="string">
            <text:p>f549a0691e6c7e74d23e376b80075128f4b0c32a</text:p>
          </table:table-cell>
          <table:table-cell table:style-name="ce4" office:value-type="string" calcext:value-type="string" table:number-columns-spanned="4" table:number-rows-spanned="1">
            <text:p>2d8d4164830631d3125575f055b417c5addaa22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DefinitionPosition(line int, offset int) : CodePosition</text:p>
          </table:table-cell>
          <table:table-cell table:style-name="ce1" office:value-type="string" calcext:value-type="string">
            <text:p>public getJavaNodeAtPosition(line int, offset int) : JavaNode</text:p>
          </table:table-cell>
          <table:table-cell table:style-name="ce1" office:value-type="string" calcext:value-type="string">
            <text:p>jadx.api.JavaClas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DefinitionPosition(line int, offset int) : CodePosition</text:p>
          </table:table-cell>
          <table:table-cell table:style-name="ce1" office:value-type="string" calcext:value-type="string">
            <text:p>public getDefinitionPosition(javaNode JavaNode) : CodePosition</text:p>
          </table:table-cell>
          <table:table-cell table:style-name="ce1" office:value-type="string" calcext:value-type="string">
            <text:p>jadx.api.JavaClas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wildfly/wildfly.git" xlink:type="simple">https://github.com/wildfly/wildfly.git</text:a></text:p>
          </table:table-cell>
          <table:table-cell table:style-name="ce1" office:value-type="string" calcext:value-type="string">
            <text:p>3d00d06eec1d1a63686113850f62b1e783bb12e9</text:p>
          </table:table-cell>
          <table:table-cell table:style-name="ce4" office:value-type="string" calcext:value-type="string" table:number-columns-spanned="4" table:number-rows-spanned="1">
            <text:p>d7675fb0b19d3d22978e79954f441eeefd74a3b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handleDeploymentDescriptor(deploymentUnit DeploymentUnit, deploymentReflectionIndex DeploymentReflectionIndex, componentClass Class&amp;lt;?&amp;gt;, componentDescription EJBComponentDescription) : void</text:p>
          </table:table-cell>
          <table:table-cell table:style-name="ce1" office:value-type="string" calcext:value-type="string">
            <text:p>private handleExcludeMethods(componentDescription EJBComponentDescription, excludeList ExcludeListMetaData) : void</text:p>
          </table:table-cell>
          <table:table-cell table:style-name="ce1" office:value-type="string" calcext:value-type="string">
            <text:p>org.jboss.as.ejb3.deployment.processors.merging.MethodPermissionsMergingProcesso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handleDeploymentDescriptor(deploymentUnit DeploymentUnit, deploymentReflectionIndex DeploymentReflectionIndex, componentClass Class&amp;lt;?&amp;gt;, componentDescription EJBComponentDescription) : void</text:p>
          </table:table-cell>
          <table:table-cell table:style-name="ce1" office:value-type="string" calcext:value-type="string">
            <text:p>private handleMethodPermissions(componentDescription EJBComponentDescription, methodPermissions MethodPermissionsMetaData) : void</text:p>
          </table:table-cell>
          <table:table-cell table:style-name="ce1" office:value-type="string" calcext:value-type="string">
            <text:p>org.jboss.as.ejb3.deployment.processors.merging.MethodPermissionsMergingProcess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penhab/openhab.git" xlink:type="simple">https://github.com/openhab/openhab.git</text:a></text:p>
          </table:table-cell>
          <table:table-cell table:style-name="ce1" office:value-type="string" calcext:value-type="string">
            <text:p>f87ea5d153991f17a7785b5ca24037530bdc7062</text:p>
          </table:table-cell>
          <table:table-cell table:style-name="ce4" office:value-type="string" calcext:value-type="string" table:number-columns-spanned="4" table:number-rows-spanned="1">
            <text:p>f25fa3ae35e4a60a2b7f79a88f14d46ce6cebf5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arameters() : Collection&amp;lt;Object[]</text:p>
          </table:table-cell>
          <table:table-cell table:style-name="ce1" office:value-type="string" calcext:value-type="string">
            <text:p>private initTimeMap() : Map&amp;lt;String,Integer&amp;gt;</text:p>
          </table:table-cell>
          <table:table-cell table:style-name="ce1" office:value-type="string" calcext:value-type="string">
            <text:p>org.openhab.core.library.types.DateTimeType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elendroid/selendroid.git" xlink:type="simple">https://github.com/selendroid/selendroid.git</text:a></text:p>
          </table:table-cell>
          <table:table-cell table:style-name="ce1" office:value-type="string" calcext:value-type="string">
            <text:p>065bb47b6cbbfcc3f267ae3c1997db8c58c276e3</text:p>
          </table:table-cell>
          <table:table-cell table:style-name="ce4" office:value-type="string" calcext:value-type="string" table:number-columns-spanned="4" table:number-rows-spanned="1">
            <text:p>e4a309c160285708f917ea23238573da3b677f7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akeScreenshot() : byte[]</text:p>
          </table:table-cell>
          <table:table-cell table:style-name="ce1" office:value-type="string" calcext:value-type="string">
            <text:p>protected toByteArray(image BufferedImage) : byte[]</text:p>
          </table:table-cell>
          <table:table-cell table:style-name="ce1" office:value-type="string" calcext:value-type="string">
            <text:p>io.selendroid.standalone.android.impl.AbstractDevi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OOQ/jOOQ.git" xlink:type="simple">https://github.com/jOOQ/jOOQ.git</text:a></text:p>
          </table:table-cell>
          <table:table-cell table:style-name="ce1" office:value-type="string" calcext:value-type="string">
            <text:p>d8c44c7f579fbc393cb88acf7ea18a6ac52d66ed</text:p>
          </table:table-cell>
          <table:table-cell table:style-name="ce4" office:value-type="string" calcext:value-type="string" table:number-columns-spanned="4" table:number-rows-spanned="1">
            <text:p>227254cf769f3e821ed1b2ef2d88c4ec6b20ade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stream OutputStream) : void</text:p>
          </table:table-cell>
          <table:table-cell table:style-name="ce1" office:value-type="string" calcext:value-type="string">
            <text:p>public formatCSV(stream OutputStream, header boolean) : void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writer Writer) : void</text:p>
          </table:table-cell>
          <table:table-cell table:style-name="ce1" office:value-type="string" calcext:value-type="string">
            <text:p>public formatCSV(writer Writer, header boolean) : void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) : String</text:p>
          </table:table-cell>
          <table:table-cell table:style-name="ce1" office:value-type="string" calcext:value-type="string">
            <text:p>public formatCSV(header boolean) : String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delimiter char, nullString String) : String</text:p>
          </table:table-cell>
          <table:table-cell table:style-name="ce1" office:value-type="string" calcext:value-type="string">
            <text:p>public formatCSV(header boolean, delimiter char, nullString String) : String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delimiter char) : String</text:p>
          </table:table-cell>
          <table:table-cell table:style-name="ce1" office:value-type="string" calcext:value-type="string">
            <text:p>public formatCSV(header boolean, delimiter char) : String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writer Writer, delimiter char) : void</text:p>
          </table:table-cell>
          <table:table-cell table:style-name="ce1" office:value-type="string" calcext:value-type="string">
            <text:p>public formatCSV(writer Writer, header boolean, delimiter char) : void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stream OutputStream, delimiter char, nullString String) : void</text:p>
          </table:table-cell>
          <table:table-cell table:style-name="ce1" office:value-type="string" calcext:value-type="string">
            <text:p>public formatCSV(stream OutputStream, header boolean, delimiter char, nullString String) : void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ormatCSV(writer Writer, delimiter char, nullString String) : void</text:p>
          </table:table-cell>
          <table:table-cell table:style-name="ce1" office:value-type="string" calcext:value-type="string">
            <text:p>public formatCSV(writer Writer, header boolean, delimiter char, nullString String) : void</text:p>
          </table:table-cell>
          <table:table-cell table:style-name="ce1" office:value-type="string" calcext:value-type="string">
            <text:p>org.jooq.impl.Result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eclipse/vert.x.git" xlink:type="simple">https://github.com/eclipse/vert.x.git</text:a></text:p>
          </table:table-cell>
          <table:table-cell table:style-name="ce1" office:value-type="string" calcext:value-type="string">
            <text:p>5368c547476e1be6612a87ec84f21ed680c7d353</text:p>
          </table:table-cell>
          <table:table-cell table:style-name="ce4" office:value-type="string" calcext:value-type="string" table:number-columns-spanned="4" table:number-rows-spanned="1">
            <text:p>0ef66582ffaba9a8df1cad846880df2074d3450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CPSSLOptions()</text:p>
          </table:table-cell>
          <table:table-cell table:style-name="ce1" office:value-type="string" calcext:value-type="string">
            <text:p>private init() : void</text:p>
          </table:table-cell>
          <table:table-cell table:style-name="ce1" office:value-type="string" calcext:value-type="string">
            <text:p>io.vertx.core.net.TCPSSL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NetClientOptions()</text:p>
          </table:table-cell>
          <table:table-cell table:style-name="ce1" office:value-type="string" calcext:value-type="string">
            <text:p>private init() : void</text:p>
          </table:table-cell>
          <table:table-cell table:style-name="ce1" office:value-type="string" calcext:value-type="string">
            <text:p>io.vertx.core.net.NetClient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HttpClientOptions()</text:p>
          </table:table-cell>
          <table:table-cell table:style-name="ce1" office:value-type="string" calcext:value-type="string">
            <text:p>private init() : void</text:p>
          </table:table-cell>
          <table:table-cell table:style-name="ce1" office:value-type="string" calcext:value-type="string">
            <text:p>io.vertx.core.http.HttpClient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NetServerOptions()</text:p>
          </table:table-cell>
          <table:table-cell table:style-name="ce1" office:value-type="string" calcext:value-type="string">
            <text:p>private init() : void</text:p>
          </table:table-cell>
          <table:table-cell table:style-name="ce1" office:value-type="string" calcext:value-type="string">
            <text:p>io.vertx.core.net.NetServer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HttpServerOptions()</text:p>
          </table:table-cell>
          <table:table-cell table:style-name="ce1" office:value-type="string" calcext:value-type="string">
            <text:p>private init() : void</text:p>
          </table:table-cell>
          <table:table-cell table:style-name="ce1" office:value-type="string" calcext:value-type="string">
            <text:p>io.vertx.core.http.HttpServerOptions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ientOptionsBase()</text:p>
          </table:table-cell>
          <table:table-cell table:style-name="ce1" office:value-type="string" calcext:value-type="string">
            <text:p>private init() : void</text:p>
          </table:table-cell>
          <table:table-cell table:style-name="ce1" office:value-type="string" calcext:value-type="string">
            <text:p>io.vertx.core.net.ClientOptions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4ccc0c37aabbd90ecaa36fcc491e2270e7e9bea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setTableInfo(thatTableInfo HCatTableInfo) : void</text:p>
          </table:table-cell>
          <table:table-cell table:style-name="ce1" office:value-type="string" calcext:value-type="string">
            <text:p>private restoreLocalInfoFromTableInfo() : void</text:p>
          </table:table-cell>
          <table:table-cell table:style-name="ce1" office:value-type="string" calcext:value-type="string">
            <text:p>private writeObject(oos ObjectOutputStream) : void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writeObject(oos ObjectOutputStream) : void</text:p>
          </table:table-cell>
          <table:table-cell table:style-name="ce1" office:value-type="string" calcext:value-type="string">
            <text:p>private dedupWithTableInfo() : void</text:p>
          </table:table-cell>
          <table:table-cell table:style-name="ce1" office:value-type="string" calcext:value-type="string">
            <text:p>org.apache.hive.hcatalog.mapreduce.PartInfo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1359c843bd03a694f846c8140e24ed646bbb913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BasicCreateIndex() : void</text:p>
          </table:table-cell>
          <table:table-cell table:style-name="ce1" office:value-type="string" calcext:value-type="string">
            <text:p>private createSchema(config Configuration, ddl String, sitesPerHost int, hostCount int, replication int) : void</text:p>
          </table:table-cell>
          <table:table-cell table:style-name="ce1" office:value-type="string" calcext:value-type="string">
            <text:p>public testCreateDropIndexonView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google/closure-compiler.git" xlink:type="simple">https://github.com/google/closure-compiler.git</text:a></text:p>
          </table:table-cell>
          <table:table-cell table:style-name="ce1" office:value-type="string" calcext:value-type="string">
            <text:p>fda7ab0b014acca69c4b921ae31fe32c2d3f89a2</text:p>
          </table:table-cell>
          <table:table-cell table:style-name="ce4" office:value-type="string" calcext:value-type="string" table:number-columns-spanned="4" table:number-rows-spanned="1">
            <text:p>545a7d027b4c55c116dc52d9cd8121fbb09777f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NoResolved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Union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Record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Templatized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PrototypeObject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Function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ProxyObject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EnumElement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No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NoObject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Unknown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isSubtype(typeA ObjectType, typeB RecordType) : boolean</text:p>
          </table:table-cell>
          <table:table-cell table:style-name="ce1" office:value-type="string" calcext:value-type="string">
            <text:p>package isSubtype(typeA ObjectType, typeB RecordType, implicitImplCache ImplCache) : boolean</text:p>
          </table:table-cell>
          <table:table-cell table:style-name="ce1" office:value-type="string" calcext:value-type="string">
            <text:p>com.google.javascript.rhino.jstype.Record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that JSType) : boolean</text:p>
          </table:table-cell>
          <table:table-cell table:style-name="ce1" office:value-type="string" calcext:value-type="string">
            <text:p>protected isSubtype(that JSType, implicitImplCache ImplCache) : boolean</text:p>
          </table:table-cell>
          <table:table-cell table:style-name="ce1" office:value-type="string" calcext:value-type="string">
            <text:p>com.google.javascript.rhino.jstype.EnumType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sSubtype(other JSType) : boolean</text:p>
          </table:table-cell>
          <table:table-cell table:style-name="ce1" office:value-type="string" calcext:value-type="string">
            <text:p>protected isSubtype(other JSType, implicitImplCache ImplCache) : boolean</text:p>
          </table:table-cell>
          <table:table-cell table:style-name="ce1" office:value-type="string" calcext:value-type="string">
            <text:p>com.google.javascript.rhino.jstype.ArrowTyp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hazelcast/hazelcast.git" xlink:type="simple">https://github.com/hazelcast/hazelcast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204bf49cba03fe5d581a35ff82dd22587a681f4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testWaitNotifyService_whenNodeSplitFromCluster(action SplitAction) : void</text:p>
          </table:table-cell>
          <table:table-cell table:style-name="ce1" office:value-type="string" calcext:value-type="string">
            <text:p>private createConfig() : Config</text:p>
          </table:table-cell>
          <table:table-cell table:style-name="ce1" office:value-type="string" calcext:value-type="string">
            <text:p>private testWaitingInvocations_whenNodeSplitFromCluster(splitAction SplitAction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hazelcast/hazelcast.git" xlink:type="simple">https://github.com/hazelcast/hazelcast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84e96ff5c2bdc48cea7f75fd794506159c4e1f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nerateCodec(methodElement ExecutableElement, lang Lang) : void</text:p>
          </table:table-cell>
          <table:table-cell table:style-name="ce1" office:value-type="string" calcext:value-type="string">
            <text:p>private createCodecModel(methodElement ExecutableElement, lang Lang) : CodecModel</text:p>
          </table:table-cell>
          <table:table-cell table:style-name="ce1" office:value-type="string" calcext:value-type="string">
            <text:p>com.hazelcast.client.protocol.generator.CodecCodeGenera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itcoinj/bitcoinj.git" xlink:type="simple">https://github.com/bitcoinj/bitcoinj.git</text:a></text:p>
          </table:table-cell>
          <table:table-cell table:style-name="ce1" office:value-type="string" calcext:value-type="string">
            <text:p>16a5e1d64b604930d25490504bcc2a60218816c2</text:p>
          </table:table-cell>
          <table:table-cell table:style-name="ce4" office:value-type="string" calcext:value-type="string" table:number-columns-spanned="4" table:number-rows-spanned="1">
            <text:p>12602650ce99f34cb530fc24266c23e39733b0b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makeMessage(command String, length int, payloadBytes byte[], hash byte[], checksum byte[]) : Message</text:p>
          </table:table-cell>
          <table:table-cell table:style-name="ce1" office:value-type="string" calcext:value-type="string">
            <text:p>public makeInventoryMessage(payloadBytes byte[], length int) : InventoryMessage</text:p>
          </table:table-cell>
          <table:table-cell table:style-name="ce1" office:value-type="string" calcext:value-type="string">
            <text:p>org.bitcoinj.core.BitcoinSerializ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makeMessage(command String, length int, payloadBytes byte[], hash byte[], checksum byte[]) : Message</text:p>
          </table:table-cell>
          <table:table-cell table:style-name="ce1" office:value-type="string" calcext:value-type="string">
            <text:p>public makeAddressMessage(payloadBytes byte[], length int) : AddressMessage</text:p>
          </table:table-cell>
          <table:table-cell table:style-name="ce1" office:value-type="string" calcext:value-type="string">
            <text:p>org.bitcoinj.core.BitcoinSerializ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parseTransactions() : void</text:p>
          </table:table-cell>
          <table:table-cell table:style-name="ce1" office:value-type="string" calcext:value-type="string">
            <text:p>protected parseTransactions(transactionsOffset int) : void</text:p>
          </table:table-cell>
          <table:table-cell table:style-name="ce1" office:value-type="string" calcext:value-type="string">
            <text:p>org.bitcoinj.core.Block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makeMessage(command String, length int, payloadBytes byte[], hash byte[], checksum byte[]) : Message</text:p>
          </table:table-cell>
          <table:table-cell table:style-name="ce1" office:value-type="string" calcext:value-type="string">
            <text:p>public makeTransaction(payloadBytes byte[], offset int, length int, hash byte[]) : Transaction</text:p>
          </table:table-cell>
          <table:table-cell table:style-name="ce1" office:value-type="string" calcext:value-type="string">
            <text:p>org.bitcoinj.core.BitcoinSerializer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makeMessage(command String, length int, payloadBytes byte[], hash byte[], checksum byte[]) : Message</text:p>
          </table:table-cell>
          <table:table-cell table:style-name="ce1" office:value-type="string" calcext:value-type="string">
            <text:p>public makeBlock(payloadBytes byte[], length int) : Block</text:p>
          </table:table-cell>
          <table:table-cell table:style-name="ce1" office:value-type="string" calcext:value-type="string">
            <text:p>org.bitcoinj.core.BitcoinSerializ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libaba/druid.git" xlink:type="simple">https://github.com/alibaba/druid.git</text:a></text:p>
          </table:table-cell>
          <table:table-cell table:style-name="ce1" office:value-type="string" calcext:value-type="string">
            <text:p>29d0889d86932436934343677840c6f7fd7f053a</text:p>
          </table:table-cell>
          <table:table-cell table:style-name="ce4" office:value-type="string" calcext:value-type="string" table:number-columns-spanned="4" table:number-rows-spanned="1">
            <text:p>87f3f8144b7a6cb57b6e21cd3753d09ecde0d88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visit(x SQLJoinTableSource) : boolean</text:p>
          </table:table-cell>
          <table:table-cell table:style-name="ce1" office:value-type="string" calcext:value-type="string">
            <text:p>protected printJoinType(joinType JoinType) : void</text:p>
          </table:table-cell>
          <table:table-cell table:style-name="ce1" office:value-type="string" calcext:value-type="string">
            <text:p>com.alibaba.druid.sql.visitor.SQLASTOutputVisi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eclipse/jetty.project.git" xlink:type="simple">https://github.com/eclipse/jetty.project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37d1a74bb7d694220644a2539c4440ce55462c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TransparentProxyWithQuery() : void</text:p>
          </table:table-cell>
          <table:table-cell table:style-name="ce1" office:value-type="string" calcext:value-type="string">
            <text:p>private testTransparentProxyWithQuery(proxyToContext String, prefix String, target String) : void</text:p>
          </table:table-cell>
          <table:table-cell table:style-name="ce1" office:value-type="string" calcext:value-type="string">
            <text:p>org.eclipse.jetty.proxy.ProxyServlet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clojure/clojure.git" xlink:type="simple">https://github.com/clojure/clojure.git</text:a></text:p>
          </table:table-cell>
          <table:table-cell table:style-name="ce1" office:value-type="string" calcext:value-type="string">
            <text:p>838302612551ef6a50a8adbdb9708cb1362b0898</text:p>
          </table:table-cell>
          <table:table-cell table:style-name="ce4" office:value-type="string" calcext:value-type="string" table:number-columns-spanned="4" table:number-rows-spanned="1">
            <text:p>309c03055b06525c275b278542c881019424760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vokeExpr(source String, line int, column int, tag Symbol, fexpr Expr, args IPersistentVector, tailPosition boolean)</text:p>
          </table:table-cell>
          <table:table-cell table:style-name="ce1" office:value-type="string" calcext:value-type="string">
            <text:p>package sigTag(argcount int, v Var) : Object</text:p>
          </table:table-cell>
          <table:table-cell table:style-name="ce1" office:value-type="string" calcext:value-type="string">
            <text:p>clojure.lang.Compiler.InvokeExp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osmandapp/Osmand.git" xlink:type="simple">https://github.com/osmandapp/Osmand.git</text:a></text:p>
          </table:table-cell>
          <table:table-cell table:style-name="ce1" office:value-type="string" calcext:value-type="string">
            <text:p>5a495b1913afd966b2d41b0c3d8b562e8997f3ed</text:p>
          </table:table-cell>
          <table:table-cell table:style-name="ce4" office:value-type="string" calcext:value-type="string" table:number-columns-spanned="4" table:number-rows-spanned="1">
            <text:p>e95aa8ab32a0334b9c941799060fd601297d05e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ListItemClick(l ListView, v View, position int, id long) : void</text:p>
          </table:table-cell>
          <table:table-cell table:style-name="ce1" office:value-type="string" calcext:value-type="string">
            <text:p>public showItemPopupOptionsMenu(point FavouritePoint, activity Activity, view View) : void</text:p>
          </table:table-cell>
          <table:table-cell table:style-name="ce1" office:value-type="string" calcext:value-type="string">
            <text:p>net.osmand.plus.activities.FavoritesListFragmen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hildClick(parent ExpandableListView, v View, groupPosition int, childPosition int, id long) : boolean</text:p>
          </table:table-cell>
          <table:table-cell table:style-name="ce1" office:value-type="string" calcext:value-type="string">
            <text:p>public showItemPopupOptionsMenu(point FavouritePoint, view View) : void</text:p>
          </table:table-cell>
          <table:table-cell table:style-name="ce1" office:value-type="string" calcext:value-type="string">
            <text:p>net.osmand.plus.activities.FavoritesTreeFragm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facebook/buck.git" xlink:type="simple">https://github.com/facebook/buc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cd0ad5ab99b8d14f28881cf4f49ec01f222177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PreprocessBuildRule(resolver BuildRuleResolver, name String, source CxxSource, pic PicType) : CxxPreprocessAndCompile</text:p>
          </table:table-cell>
          <table:table-cell table:style-name="ce1" office:value-type="string" calcext:value-type="string">
            <text:p>private computeRuleFlags(source CxxSource) : ImmutableList&amp;lt;String&amp;gt;</text:p>
          </table:table-cell>
          <table:table-cell table:style-name="ce1" office:value-type="string" calcext:value-type="string">
            <text:p>com.facebook.buck.cxx.CxxSourceRuleFactory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PreprocessAndCompileBuildRule(resolver BuildRuleResolver, name String, source CxxSource, pic PicType, strategy CxxPreprocessMode) : CxxPreprocessAndCompile</text:p>
          </table:table-cell>
          <table:table-cell table:style-name="ce1" office:value-type="string" calcext:value-type="string">
            <text:p>private computePlatformCompilerFlags(pic PicType, source CxxSource) : ImmutableList&amp;lt;String&amp;gt;</text:p>
          </table:table-cell>
          <table:table-cell table:style-name="ce1" office:value-type="string" calcext:value-type="string">
            <text:p>com.facebook.buck.cxx.CxxSourceRuleFactory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PreprocessBuildRule(resolver BuildRuleResolver, name String, source CxxSource, pic PicType) : CxxPreprocessAndCompile</text:p>
          </table:table-cell>
          <table:table-cell table:style-name="ce1" office:value-type="string" calcext:value-type="string">
            <text:p>private computePlatformFlags(pic PicType, source CxxSource) : ImmutableList&amp;lt;String&amp;gt;</text:p>
          </table:table-cell>
          <table:table-cell table:style-name="ce1" office:value-type="string" calcext:value-type="string">
            <text:p>com.facebook.buck.cxx.CxxSourceRuleFactory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PreprocessAndCompileBuildRule(resolver BuildRuleResolver, name String, source CxxSource, pic PicType, strategy CxxPreprocessMode) : CxxPreprocessAndCompile</text:p>
          </table:table-cell>
          <table:table-cell table:style-name="ce1" office:value-type="string" calcext:value-type="string">
            <text:p>private computeRuleCompilerFlags(source CxxSource) : ImmutableList&amp;lt;String&amp;gt;</text:p>
          </table:table-cell>
          <table:table-cell table:style-name="ce1" office:value-type="string" calcext:value-type="string">
            <text:p>com.facebook.buck.cxx.CxxSourceRuleFactor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eactiveX/RxJava.git" xlink:type="simple">https://github.com/ReactiveX/RxJava.git</text:a></text:p>
          </table:table-cell>
          <table:table-cell table:style-name="ce1" office:value-type="string" calcext:value-type="string">
            <text:p>3494c00d0cf789533c6cb023c3464384dd2f23d7</text:p>
          </table:table-cell>
          <table:table-cell table:style-name="ce4" office:value-type="string" calcext:value-type="string" table:number-columns-spanned="4" table:number-rows-spanned="1">
            <text:p>8ad226067434cd39ce493b336bd065977862595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blockForSingle(observable Observable&amp;lt;? extends T&amp;gt;) : T</text:p>
          </table:table-cell>
          <table:table-cell table:style-name="ce1" office:value-type="string" calcext:value-type="string">
            <text:p>private awaitForComplete(latch CountDownLatch, subscription Subscription) : void</text:p>
          </table:table-cell>
          <table:table-cell table:style-name="ce1" office:value-type="string" calcext:value-type="string">
            <text:p>public forEach(onNext Action1&amp;lt;? super T&amp;gt;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3bdcaa336a6e6a9727c333b433bb9f5d3afc0fb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runcateBlocking() : void</text:p>
          </table:table-cell>
          <table:table-cell table:style-name="ce1" office:value-type="string" calcext:value-type="string">
            <text:p>public dumpMemtable() : void</text:p>
          </table:table-cell>
          <table:table-cell table:style-name="ce1" office:value-type="string" calcext:value-type="string">
            <text:p>org.apache.cassandra.db.ColumnFamilyStor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netty/netty.git" xlink:type="simple">https://github.com/netty/netty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9d347ffb91f34933edb7b1124f6b70c3fc52e22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ppend(c char) : AppendableCharSequence</text:p>
          </table:table-cell>
          <table:table-cell table:style-name="ce1" office:value-type="string" calcext:value-type="string">
            <text:p>private expand() : void</text:p>
          </table:table-cell>
          <table:table-cell table:style-name="ce1" office:value-type="string" calcext:value-type="string">
            <text:p>io.netty.util.internal.AppendableCharSequen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restlet/restlet-framework-java.git" xlink:type="simple">https://github.com/restlet/restlet-framework-jav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ffe37983e2f09637b0c84d526a2f824de652de4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fillRepresentations(swagger Swagger, contract Contract) : void</text:p>
          </table:table-cell>
          <table:table-cell table:style-name="ce1" office:value-type="string" calcext:value-type="string">
            <text:p>private fillRepresentation(model Model, name String, contract Contract) : void</text:p>
          </table:table-cell>
          <table:table-cell table:style-name="ce1" office:value-type="string" calcext:value-type="string">
            <text:p>org.restlet.ext.apispark.internal.conversion.swagger.v2_0.Swagger2Rea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eb8e5ca64fcf633edbd89523af472da813b677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fillTable(client Client, tbl String) : void</text:p>
          </table:table-cell>
          <table:table-cell table:style-name="ce1" office:value-type="string" calcext:value-type="string">
            <text:p>private getNormalValue(r Random, magnitude double, min long, max long) : long</text:p>
          </table:table-cell>
          <table:table-cell table:style-name="ce1" office:value-type="string" calcext:value-type="string">
            <text:p>org.voltdb.regressionsuites.TestApproxCountDistinctSuit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brettwooldridge/HikariCP.git" xlink:type="simple">https://github.com/brettwooldridge/HikariCP.git</text:a></text:p>
          </table:table-cell>
          <table:table-cell table:style-name="ce1" office:value-type="string" calcext:value-type="string">
            <text:p>22e7af1613bd5beb8d522f42e8cb109d7e4ee813</text:p>
          </table:table-cell>
          <table:table-cell table:style-name="ce4" office:value-type="string" calcext:value-type="string" table:number-columns-spanned="4" table:number-rows-spanned="1">
            <text:p>e19c6874431dc2c3046436c2ac249a0ab2ef345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ose() : void</text:p>
          </table:table-cell>
          <table:table-cell table:style-name="ce1" office:value-type="string" calcext:value-type="string">
            <text:p>private closeOpenStatements() : void</text:p>
          </table:table-cell>
          <table:table-cell table:style-name="ce1" office:value-type="string" calcext:value-type="string">
            <text:p>com.zaxxer.hikari.proxy.ConnectionProxy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OOQ/jOOQ.git" xlink:type="simple">https://github.com/jOOQ/jOOQ.git</text:a></text:p>
          </table:table-cell>
          <table:table-cell table:style-name="ce1" office:value-type="string" calcext:value-type="string">
            <text:p>a2fdbe0714bbd55ea03b556ff682f407d3416658</text:p>
          </table:table-cell>
          <table:table-cell table:style-name="ce4" office:value-type="string" calcext:value-type="string" table:number-columns-spanned="4" table:number-rows-spanned="1">
            <text:p>58a4e74d28073e7c6f15d1f225ac1c2fd9aa435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from(from Object) : U</text:p>
          </table:table-cell>
          <table:table-cell table:style-name="ce1" office:value-type="string" calcext:value-type="string">
            <text:p>private millis(temporal Temporal) : long</text:p>
          </table:table-cell>
          <table:table-cell table:style-name="ce1" office:value-type="string" calcext:value-type="string">
            <text:p>org.jooq.tools.Convert.ConvertAl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facebook/buck.git" xlink:type="simple">https://github.com/facebook/buc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6c93f15f502f39dff99ecb01b56dcad7dddb0f0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addIntResourceIfNotPresent(rType RType, name String) : void</text:p>
          </table:table-cell>
          <table:table-cell table:style-name="ce1" office:value-type="string" calcext:value-type="string">
            <text:p>package getEnumerator(rType RType) : ResourceIdEnumerator</text:p>
          </table:table-cell>
          <table:table-cell table:style-name="ce1" office:value-type="string" calcext:value-type="string">
            <text:p>com.facebook.buck.android.aapt.AaptResourceCollect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0fa45e4a562fc2586b1ef06a88e9c186a083531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doImport() : void</text:p>
          </table:table-cell>
          <table:table-cell table:style-name="ce1" office:value-type="string" calcext:value-type="string">
            <text:p>private setupObjectStore(rdbms RawStore, roles String[], dbNames String[], tokenIds String[], tokens String[], masterKeys String[], now int) : void</text:p>
          </table:table-cell>
          <table:table-cell table:style-name="ce1" office:value-type="string" calcext:value-type="string">
            <text:p>org.apache.hadoop.hive.metastore.hbase.TestHBaseImpor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opyFunctions() : void</text:p>
          </table:table-cell>
          <table:table-cell table:style-name="ce1" office:value-type="string" calcext:value-type="string">
            <text:p>private copyOneFunction(dbName String, funcName String) : void</text:p>
          </table:table-cell>
          <table:table-cell table:style-name="ce1" office:value-type="string" calcext:value-type="string">
            <text:p>org.apache.hadoop.hive.metastore.hbase.HBaseImpor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JetBrains/intellij-plugins.git" xlink:type="simple">https://github.com/JetBrains/intellij-plugin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3b3092c1ee11b70489732f9e69b8e01c2a966f0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logError(methodName String, filePath String, error RequestError) : void</text:p>
          </table:table-cell>
          <table:table-cell table:style-name="ce1" office:value-type="string" calcext:value-type="string">
            <text:p>private getShortErrorMessage(methodName String, filePath String, error RequestError) : String</text:p>
          </table:table-cell>
          <table:table-cell table:style-name="ce1" office:value-type="string" calcext:value-type="string">
            <text:p>com.jetbrains.lang.dart.analyzer.DartAnalysisServerServic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gwtproject/gwt.git" xlink:type="simple">https://github.com/gwtproject/gwt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92d1760c8e4c76c369cd5ec1eaed215d3a22c8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artRow() : TableRowBuilder</text:p>
          </table:table-cell>
          <table:table-cell table:style-name="ce1" office:value-type="string" calcext:value-type="string">
            <text:p>public startRow(rowValue T) : TableRowBuilder</text:p>
          </table:table-cell>
          <table:table-cell table:style-name="ce1" office:value-type="string" calcext:value-type="string">
            <text:p>com.google.gwt.user.cellview.client.AbstractCellTableBuild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d47e58f9bbce9a816378e8a7930c1de67a864c29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allProcedure(ic ImportContext, proc String, fieldList Object) : boolean</text:p>
          </table:table-cell>
          <table:table-cell table:style-name="ce1" office:value-type="string" calcext:value-type="string">
            <text:p>public callProcedure(ic ImportContext, procCallback ProcedureCallback, proc String, fieldList Object) : boolean</text:p>
          </table:table-cell>
          <table:table-cell table:style-name="ce1" office:value-type="string" calcext:value-type="string">
            <text:p>org.voltdb.ImportHandl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raphw/byte-buddy.git" xlink:type="simple">https://github.com/raphw/byte-buddy.git</text:a></text:p>
          </table:table-cell>
          <table:table-cell table:style-name="ce1" office:value-type="string" calcext:value-type="string">
            <text:p>ee127167a55559cc10965984b16fe03496fd4dea</text:p>
          </table:table-cell>
          <table:table-cell table:style-name="ce4" office:value-type="string" calcext:value-type="string" table:number-columns-spanned="4" table:number-rows-spanned="1">
            <text:p>fd000ca2e78fce2f8aa11e6a81e4f23c2f1348e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invokeSuper(methodToken Token) : SpecialMethodInvocation</text:p>
          </table:table-cell>
          <table:table-cell table:style-name="ce1" office:value-type="string" calcext:value-type="string">
            <text:p>private invokeMethod(methodToken Token) : SpecialMethodInvocation</text:p>
          </table:table-cell>
          <table:table-cell table:style-name="ce1" office:value-type="string" calcext:value-type="string">
            <text:p>net.bytebuddy.dynamic.scaffold.subclass.SubclassImplementationTarge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processing/processing.git" xlink:type="simple">https://github.com/processing/processing.git</text:a></text:p>
          </table:table-cell>
          <table:table-cell table:style-name="ce1" office:value-type="string" calcext:value-type="string">
            <text:p>3e6fdf7bdec7488e42c6b1c53b7a5bc54bdb79df</text:p>
          </table:table-cell>
          <table:table-cell table:style-name="ce4" office:value-type="string" calcext:value-type="string" table:number-columns-spanned="4" table:number-rows-spanned="1">
            <text:p>f36b736cf1206dd1af794d6fb4cee967a3553b1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reateFBOLayer() : void</text:p>
          </table:table-cell>
          <table:table-cell table:style-name="ce1" office:value-type="string" calcext:value-type="string">
            <text:p>private createDepthAndStencilBuffer(multisample boolean, depthBits int, stencilBits int, packed boolean) : void</text:p>
          </table:table-cell>
          <table:table-cell table:style-name="ce1" office:value-type="string" calcext:value-type="string">
            <text:p>processing.opengl.PG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infinispan/infinispan.git" xlink:type="simple">https://github.com/infinispan/infinispan.git</text:a></text:p>
          </table:table-cell>
          <table:table-cell table:style-name="ce1" office:value-type="string" calcext:value-type="string">
            <text:p>02671cb5a351dcd9f78007418cb9f44f3953124d</text:p>
          </table:table-cell>
          <table:table-cell table:style-name="ce4" office:value-type="string" calcext:value-type="string" table:number-columns-spanned="4" table:number-rows-spanned="1">
            <text:p>043030723632627b0908dca6b24dae91d3dfd93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remoteIterator() : Iterator&amp;lt;R&amp;gt;</text:p>
          </table:table-cell>
          <table:table-cell table:style-name="ce1" office:value-type="string" calcext:value-type="string">
            <text:p>private rehashAwareIteration(complete AtomicBoolean, consumer Consumer&amp;lt;R&amp;gt;, supplier IteratorSupplier&amp;lt;R&amp;gt;, iteratorParallelDistribute boolean) : void</text:p>
          </table:table-cell>
          <table:table-cell table:style-name="ce1" office:value-type="string" calcext:value-type="string">
            <text:p>org.infinispan.stream.impl.DistributedCacheStream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remoteIterator() : Iterator&amp;lt;R&amp;gt;</text:p>
          </table:table-cell>
          <table:table-cell table:style-name="ce1" office:value-type="string" calcext:value-type="string">
            <text:p>private ignoreRehashIteration(consumer Consumer&amp;lt;R&amp;gt;, supplier IteratorSupplier&amp;lt;R&amp;gt;, iteratorParallelDistribute boolean) : void</text:p>
          </table:table-cell>
          <table:table-cell table:style-name="ce1" office:value-type="string" calcext:value-type="string">
            <text:p>org.infinispan.stream.impl.DistributedCacheStream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MovingBlocks/Terasology.git" xlink:type="simple">https://github.com/MovingBlocks/Terasology.git</text:a></text:p>
          </table:table-cell>
          <table:table-cell table:style-name="ce1" office:value-type="string" calcext:value-type="string">
            <text:p>d35882aef96da148b56ab42ef6a4d8f8ac45f305</text:p>
          </table:table-cell>
          <table:table-cell table:style-name="ce4" office:value-type="string" calcext:value-type="string" table:number-columns-spanned="4" table:number-rows-spanned="1">
            <text:p>8f63cc5c8edb8e740026447bc4827f8e8e6c34b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Closed() : void</text:p>
          </table:table-cell>
          <table:table-cell table:style-name="ce1" office:value-type="string" calcext:value-type="string">
            <text:p>private ensurePreviewUnloaded() : boolean</text:p>
          </table:table-cell>
          <table:table-cell table:style-name="ce1" office:value-type="string" calcext:value-type="string">
            <text:p>org.terasology.rendering.nui.layers.mainMenu.PreviewWorldScree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dropwizard/metrics.git" xlink:type="simple">https://github.com/dropwizard/metric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2331fe19ea88a22de32f15375de8118226eaa1e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Event(event ApplicationEvent) : void</text:p>
          </table:table-cell>
          <table:table-cell table:style-name="ce1" office:value-type="string" calcext:value-type="string">
            <text:p>private registerMetricsForModel(resourceModel ResourceModel) : void</text:p>
          </table:table-cell>
          <table:table-cell table:style-name="ce1" office:value-type="string" calcext:value-type="string">
            <text:p>io.dropwizard.metrics.jersey2.InstrumentedResourceMethodApplicationListen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oanZapata/android-iconify.git" xlink:type="simple">https://github.com/JoanZapata/android-iconify.git</text:a></text:p>
          </table:table-cell>
          <table:table-cell table:style-name="ce1" office:value-type="string" calcext:value-type="string">
            <text:p>e24abeae85a00017603dfa75c1dd1bd8c34538a6</text:p>
          </table:table-cell>
          <table:table-cell table:style-name="ce4" office:value-type="string" calcext:value-type="string" table:number-columns-spanned="4" table:number-rows-spanned="1">
            <text:p>eb500cca282e39d01a9882e1d0a83186da6d1a2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ckage resourceToFile(context Context, resourceName String) : File</text:p>
          </table:table-cell>
          <table:table-cell table:style-name="ce1" office:value-type="string" calcext:value-type="string">
            <text:p>private copy(inputStream InputStream, outputFile File) : void</text:p>
          </table:table-cell>
          <table:table-cell table:style-name="ce1" office:value-type="string" calcext:value-type="string">
            <text:p>com.joanzapata.android.iconify.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37d577b6cfc2d3e11252cef87ab9ebba72e1d5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reate(name FunctionName, argNames List&amp;lt;ColumnIdentifier&amp;gt;, argTypes List&amp;lt;AbstractType&amp;lt;?&amp;gt;&amp;gt;, returnType AbstractType&amp;lt;?&amp;gt;, calledOnNullInput boolean, language String, body String) : UDFunction</text:p>
          </table:table-cell>
          <table:table-cell table:style-name="ce1" office:value-type="string" calcext:value-type="string">
            <text:p>public assertUdfsEnabled(language String) : void</text:p>
          </table:table-cell>
          <table:table-cell table:style-name="ce1" office:value-type="string" calcext:value-type="string">
            <text:p>org.apache.cassandra.cql3.functions.UDFunction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apache/pig.git" xlink:type="simple">https://github.com/apache/pig.git</text:a></text:p>
          </table:table-cell>
          <table:table-cell table:style-name="ce1" office:value-type="string" calcext:value-type="string">
            <text:p>efe1dc1c1091d543e9a1487834ffef91b6bff4af</text:p>
          </table:table-cell>
          <table:table-cell table:style-name="ce4" office:value-type="string" calcext:value-type="string" table:number-columns-spanned="4" table:number-rows-spanned="1">
            <text:p>92dce401344a28ff966ad4cf3dd969a67685231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depthFirstSearchForFile(statusArray FileStatus[], fileSystem FileSystem) : Path</text:p>
          </table:table-cell>
          <table:table-cell table:style-name="ce1" office:value-type="string" calcext:value-type="string">
            <text:p>public depthFirstSearchForFile(statusArray FileStatus[], fileSystem FileSystem, filter PathFilter) : Path</text:p>
          </table:table-cell>
          <table:table-cell table:style-name="ce1" office:value-type="string" calcext:value-type="string">
            <text:p>org.apache.pig.impl.util.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linkedin/rest.li.git" xlink:type="simple">https://github.com/linkedin/rest.li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54fa890a6af4ccf564fb481d3e1b6ad4d084de9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nRestRequest(req RestRequest, requestContext RequestContext, wireAttrs Map&amp;lt;String,String&amp;gt;, nextFilter NextFilter&amp;lt;RestRequest,RestResponse&amp;gt;) : void</text:p>
          </table:table-cell>
          <table:table-cell table:style-name="ce1" office:value-type="string" calcext:value-type="string">
            <text:p>public addResponseCompressionHeaders(responseCompressionOverride CompressionOption, req RestRequest) : RestRequest</text:p>
          </table:table-cell>
          <table:table-cell table:style-name="ce1" office:value-type="string" calcext:value-type="string">
            <text:p>com.linkedin.r2.filter.compression.ClientCompressionFilt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cassandra.git" xlink:type="simple">https://github.com/apache/cassandra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a2c1bcdc7267abec9b19d77726aedbb045d79a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testTriggerMinorCompaction() : void</text:p>
          </table:table-cell>
          <table:table-cell table:style-name="ce1" office:value-type="string" calcext:value-type="string">
            <text:p>public minorWasTriggered(keyspace String, cf String) : boolean</text:p>
          </table:table-cell>
          <table:table-cell table:style-name="ce1" office:value-type="string" calcext:value-type="string">
            <text:p>org.apache.cassandra.db.compaction.CompactionsCQL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ring-projects/spring-hateoas.git" xlink:type="simple">https://github.com/spring-projects/spring-hateoas.git</text:a></text:p>
          </table:table-cell>
          <table:table-cell table:style-name="ce1" office:value-type="string" calcext:value-type="string">
            <text:p>ab613f85acdc7e548dfb183f1ace968593aab187</text:p>
          </table:table-cell>
          <table:table-cell table:style-name="ce4" office:value-type="string" calcext:value-type="string" table:number-columns-spanned="4" table:number-rows-spanned="1">
            <text:p>8bdc57ba8975d851fe91edc908761aacea62476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anWriteTypeIfAssignableToConfiguredType() : void</text:p>
          </table:table-cell>
          <table:table-cell table:style-name="ce1" office:value-type="string" calcext:value-type="string">
            <text:p>private assertCanWrite(converter GenericHttpMessageConverter&amp;lt;Object&amp;gt;, type Class&amp;lt;?&amp;gt;, expected boolean) : void</text:p>
          </table:table-cell>
          <table:table-cell table:style-name="ce1" office:value-type="string" calcext:value-type="string">
            <text:p>org.springframework.hateoas.mvc.TypeConstrainedMappingJackson2HttpMessageConverterUnitTest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anReadTypeIfAssignableToConfiguredType() : void</text:p>
          </table:table-cell>
          <table:table-cell table:style-name="ce1" office:value-type="string" calcext:value-type="string">
            <text:p>private assertCanRead(converter GenericHttpMessageConverter&amp;lt;Object&amp;gt;, type Class&amp;lt;?&amp;gt;, expected boolean) : void</text:p>
          </table:table-cell>
          <table:table-cell table:style-name="ce1" office:value-type="string" calcext:value-type="string">
            <text:p>org.springframework.hateoas.mvc.TypeConstrainedMappingJackson2HttpMessageConverterUnitTes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HdrHistogram/HdrHistogram.git" xlink:type="simple">https://github.com/HdrHistogram/HdrHistogram.git</text:a></text:p>
          </table:table-cell>
          <table:table-cell table:style-name="ce1" office:value-type="string" calcext:value-type="string">
            <text:p>d27b4192a98e5f7692a42fc250daa3bec5067dcf</text:p>
          </table:table-cell>
          <table:table-cell table:style-name="ce4" office:value-type="string" calcext:value-type="string" table:number-columns-spanned="4" table:number-rows-spanned="1">
            <text:p>0e65ac4da70c6ca5c67bb8418e67db914218042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run() : void</text:p>
          </table:table-cell>
          <table:table-cell table:style-name="ce1" office:value-type="string" calcext:value-type="string">
            <text:p>private getIntervalHistogram() : EncodableHistogram</text:p>
          </table:table-cell>
          <table:table-cell table:style-name="ce1" office:value-type="string" calcext:value-type="string">
            <text:p>org.HdrHistogram.HistogramLogProcesso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JetBrains/intellij-community.git" xlink:type="simple">https://github.com/JetBrains/intellij-community.git</text:a></text:p>
          </table:table-cell>
          <table:table-cell table:style-name="ce1" office:value-type="string" calcext:value-type="string">
            <text:p>4939751c9daf47fb06df4d233e1c8da2de1f3612</text:p>
          </table:table-cell>
          <table:table-cell table:style-name="ce4" office:value-type="string" calcext:value-type="string" table:number-columns-spanned="4" table:number-rows-spanned="1">
            <text:p>98ecc4cfd927f388645f6a6bc492c80868b1a11d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createPropertiesFiles() : List&amp;lt;PsiFile&amp;gt;</text:p>
          </table:table-cell>
          <table:table-cell table:style-name="ce1" office:value-type="string" calcext:value-type="string">
            <text:p>private getFileNamesToCreate() : Set&amp;lt;String&amp;gt;</text:p>
          </table:table-cell>
          <table:table-cell table:style-name="ce1" office:value-type="string" calcext:value-type="string">
            <text:p>com.intellij.lang.properties.create.CreateResourceBundleDialogComponent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neo4j/neo4j.git" xlink:type="simple">https://github.com/neo4j/neo4j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e0072aac53b3b88de787e7ca653c7e17f9499018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unpackBytes() : byte[]</text:p>
          </table:table-cell>
          <table:table-cell table:style-name="ce1" office:value-type="string" calcext:value-type="string">
            <text:p>private unpackBytesHeader() : int</text:p>
          </table:table-cell>
          <table:table-cell table:style-name="ce1" office:value-type="string" calcext:value-type="string">
            <text:p>org.neo4j.packstream.PackStream.Unpack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JetBrains/intellij-community.git" xlink:type="simple">https://github.com/JetBrains/intellij-community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61215911ef28ca783c5106d7c01e74cf3000a86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put(parameters List&amp;lt;String&amp;gt;, path String, pegRevision SVNRevision) : void</text:p>
          </table:table-cell>
          <table:table-cell table:style-name="ce1" office:value-type="string" calcext:value-type="string">
            <text:p>public format(path String, pegRevision SVNRevision) : String</text:p>
          </table:table-cell>
          <table:table-cell table:style-name="ce1" office:value-type="string" calcext:value-type="string">
            <text:p>org.jetbrains.idea.svn.commandLine.CommandUti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153611deab149accd8aeaf03fd102c0b069bd322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f(row int, column int, size byte) : Cell</text:p>
          </table:table-cell>
          <table:table-cell table:style-name="ce1" office:value-type="string" calcext:value-type="string">
            <text:p>public of(cells Cell[][], row int, column int, size byte) : Cell</text:p>
          </table:table-cell>
          <table:table-cell table:style-name="ce1" office:value-type="string" calcext:value-type="string">
            <text:p>com.android.internal.widget.LockPatternView.Cel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ringToPattern(string String) : List&amp;lt;LockPatternView.Cell&amp;gt;</text:p>
          </table:table-cell>
          <table:table-cell table:style-name="ce1" office:value-type="string" calcext:value-type="string">
            <text:p>public stringToPattern(string String, size byte) : List&amp;lt;LockPatternView.Cell&amp;gt;</text:p>
          </table:table-cell>
          <table:table-cell table:style-name="ce1" office:value-type="string" calcext:value-type="string">
            <text:p>com.android.internal.widget.LockPattern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ignatov/intellij-erlang.git" xlink:type="simple">https://github.com/ignatov/intellij-erlang.git</text:a></text:p>
          </table:table-cell>
          <table:table-cell table:style-name="ce1" office:value-type="string" calcext:value-type="string">
            <text:p>d739651a109ea9a3679602892335505c0a407624</text:p>
          </table:table-cell>
          <table:table-cell table:style-name="ce4" office:value-type="string" calcext:value-type="string" table:number-columns-spanned="4" table:number-rows-spanned="1">
            <text:p>e3b84c8753a21b1b15cfc9aa90b5e0c56d290f4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addErlangModules(module Module, onlyTestModules boolean, erlangModules Collection&amp;lt;ErlangFile&amp;gt;) : Collection&amp;lt;ErlangFile&amp;gt;</text:p>
          </table:table-cell>
          <table:table-cell table:style-name="ce1" office:value-type="string" calcext:value-type="string">
            <text:p>private collectFiles(module Module, onlyTestModules boolean, filesCollector Processor&amp;lt;VirtualFile&amp;gt;) : void</text:p>
          </table:table-cell>
          <table:table-cell table:style-name="ce1" office:value-type="string" calcext:value-type="string">
            <text:p>org.intellij.erlang.utils.ErlangModulesUti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addSourceRoot(module Module, sourceRootName String, isTestSourceRoot boolean) : VirtualFile</text:p>
          </table:table-cell>
          <table:table-cell table:style-name="ce1" office:value-type="string" calcext:value-type="string">
            <text:p>private addSourceRoot(module Module, sourceRootName String, rootType JpsModuleSourceRootType&amp;lt;?&amp;gt;) : VirtualFile</text:p>
          </table:table-cell>
          <table:table-cell table:style-name="ce1" office:value-type="string" calcext:value-type="string">
            <text:p>org.intellij.erlang.compilation.ErlangCompilationTest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apache/hive.git" xlink:type="simple">https://github.com/apache/hiv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398fbf3dd0937a0a4a3d540977a95f97425f566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close() : void</text:p>
          </table:table-cell>
          <table:table-cell table:style-name="ce1" office:value-type="string" calcext:value-type="string">
            <text:p>public closeSparkSession() : void</text:p>
          </table:table-cell>
          <table:table-cell table:style-name="ce1" office:value-type="string" calcext:value-type="string">
            <text:p>org.apache.hadoop.hive.ql.session.SessionStat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otify/helios.git" xlink:type="simple">https://github.com/spotify/helios.git</text:a></text:p>
          </table:table-cell>
          <table:table-cell table:style-name="ce1" office:value-type="string" calcext:value-type="string">
            <text:p>c1336870d80c45baf7397d875ce175e1d401f1a7</text:p>
          </table:table-cell>
          <table:table-cell table:style-name="ce4" office:value-type="string" calcext:value-type="string" table:number-columns-spanned="4" table:number-rows-spanned="1">
            <text:p>cc02c00b8a92ef34d1a8bcdf44a45fb01a8dea6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reateJob(job Job) : JobId</text:p>
          </table:table-cell>
          <table:table-cell table:style-name="ce1" office:value-type="string" calcext:value-type="string">
            <text:p>protected createJobRawOutput(job Job) : String</text:p>
          </table:table-cell>
          <table:table-cell table:style-name="ce1" office:value-type="string" calcext:value-type="string">
            <text:p>com.spotify.helios.system.SystemTest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f1b8ae1c44e6ba46118c2f66eae1725259acdcc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f(row int, column int, size byte) : Cell</text:p>
          </table:table-cell>
          <table:table-cell table:style-name="ce1" office:value-type="string" calcext:value-type="string">
            <text:p>public of(cells Cell[][], row int, column int, size byte) : Cell</text:p>
          </table:table-cell>
          <table:table-cell table:style-name="ce1" office:value-type="string" calcext:value-type="string">
            <text:p>com.android.internal.widget.LockPatternView.Cel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ringToPattern(string String) : List&amp;lt;LockPatternView.Cell&amp;gt;</text:p>
          </table:table-cell>
          <table:table-cell table:style-name="ce1" office:value-type="string" calcext:value-type="string">
            <text:p>public stringToPattern(string String, size byte) : List&amp;lt;LockPatternView.Cell&amp;gt;</text:p>
          </table:table-cell>
          <table:table-cell table:style-name="ce1" office:value-type="string" calcext:value-type="string">
            <text:p>com.android.internal.widget.LockPattern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spring-projects/spring-framework.git" xlink:type="simple">https://github.com/spring-projects/spring-framewor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fffdd1e9e9dc887c3e8973147904d47d9fffbb4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ists(content String) : void</text:p>
          </table:table-cell>
          <table:table-cell table:style-name="ce1" office:value-type="string" calcext:value-type="string">
            <text:p>private assertExistsAndReturn(content String) : Object</text:p>
          </table:table-cell>
          <table:table-cell table:style-name="ce1" office:value-type="string" calcext:value-type="string">
            <text:p>org.springframework.test.util.JsonPathExpectations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liferay/liferay-plugins.git" xlink:type="simple">https://github.com/liferay/liferay-plugin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20b0d2064ecc4403809e794075e9fe8cfa857f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validate(titleMap Map&amp;lt;Locale,String&amp;gt;, startTimeJCalendar Calendar, endTimeJCalendar Calendar) : void</text:p>
          </table:table-cell>
          <table:table-cell table:style-name="ce1" office:value-type="string" calcext:value-type="string">
            <text:p>protected validate(titleMap Map&amp;lt;Locale,String&amp;gt;, startTimeJCalendar Calendar, endTimeJCalendar Calendar, untilJCalendar Calendar) : void</text:p>
          </table:table-cell>
          <table:table-cell table:style-name="ce1" office:value-type="string" calcext:value-type="string">
            <text:p>com.liferay.calendar.service.impl.CalendarBookingLocalService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facebook/buck.git" xlink:type="simple">https://github.com/facebook/buc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d14e557e01cc607dd2db66c29d106ef01aa81f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(buildTarget BuildTarget) : TargetNode&amp;lt;?&amp;gt;</text:p>
          </table:table-cell>
          <table:table-cell table:style-name="ce1" office:value-type="string" calcext:value-type="string">
            <text:p>public get(buildTarget BuildTarget, eventBus Optional&amp;lt;BuckEventBus&amp;gt;) : TargetNode&amp;lt;?&amp;gt;</text:p>
          </table:table-cell>
          <table:table-cell table:style-name="ce1" office:value-type="string" calcext:value-type="string">
            <text:p>com.facebook.buck.parser.Parser.CachedStat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facebook/buck.git" xlink:type="simple">https://github.com/facebook/buc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9973a5e4f188040c5fcf87fb5a3e9167329d17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installAppleBundle(params CommandRunnerParams, appleBundle AppleBundle, projectFilesystem ProjectFilesystem, processExecutor ProcessExecutor) : InstallResult</text:p>
          </table:table-cell>
          <table:table-cell table:style-name="ce1" office:value-type="string" calcext:value-type="string">
            <text:p>private installAppleBundleForSimulator(params CommandRunnerParams, appleBundle AppleBundle, projectFilesystem ProjectFilesystem, processExecutor ProcessExecutor) : InstallResult</text:p>
          </table:table-cell>
          <table:table-cell table:style-name="ce1" office:value-type="string" calcext:value-type="string">
            <text:p>com.facebook.buck.cli.InstallComma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fc54e8afa7ee7d5376525a84559e90b21487cc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LastOffset(whichTime long) : long</text:p>
          </table:table-cell>
          <table:table-cell table:style-name="ce1" office:value-type="string" calcext:value-type="string">
            <text:p>private resetLeader() : void</text:p>
          </table:table-cell>
          <table:table-cell table:style-name="ce1" office:value-type="string" calcext:value-type="string">
            <text:p>public run() : voi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spotify/helios.git" xlink:type="simple">https://github.com/spotify/helios.git</text:a></text:p>
          </table:table-cell>
          <table:table-cell table:style-name="ce1" office:value-type="string" calcext:value-type="string">
            <text:p>c1336870d80c45baf7397d875ce175e1d401f1a7</text:p>
          </table:table-cell>
          <table:table-cell table:style-name="ce4" office:value-type="string" calcext:value-type="string" table:number-columns-spanned="4" table:number-rows-spanned="1">
            <text:p>cc02c00b8a92ef34d1a8bcdf44a45fb01a8dea6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createJob(job Job) : JobId</text:p>
          </table:table-cell>
          <table:table-cell table:style-name="ce1" office:value-type="string" calcext:value-type="string">
            <text:p>protected createJobRawOutput(job Job) : String</text:p>
          </table:table-cell>
          <table:table-cell table:style-name="ce1" office:value-type="string" calcext:value-type="string">
            <text:p>com.spotify.helios.system.SystemTestBas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CyanogenMod/android_frameworks_base.git" xlink:type="simple">https://github.com/CyanogenMod/android_frameworks_base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f1b8ae1c44e6ba46118c2f66eae1725259acdccc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of(row int, column int, size byte) : Cell</text:p>
          </table:table-cell>
          <table:table-cell table:style-name="ce1" office:value-type="string" calcext:value-type="string">
            <text:p>public of(cells Cell[][], row int, column int, size byte) : Cell</text:p>
          </table:table-cell>
          <table:table-cell table:style-name="ce1" office:value-type="string" calcext:value-type="string">
            <text:p>com.android.internal.widget.LockPatternView.Cell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stringToPattern(string String) : List&amp;lt;LockPatternView.Cell&amp;gt;</text:p>
          </table:table-cell>
          <table:table-cell table:style-name="ce1" office:value-type="string" calcext:value-type="string">
            <text:p>public stringToPattern(string String, size byte) : List&amp;lt;LockPatternView.Cell&amp;gt;</text:p>
          </table:table-cell>
          <table:table-cell table:style-name="ce1" office:value-type="string" calcext:value-type="string">
            <text:p>com.android.internal.widget.LockPatternUtils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spring-projects/spring-framework.git" xlink:type="simple">https://github.com/spring-projects/spring-framewor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fffdd1e9e9dc887c3e8973147904d47d9fffbb4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exists(content String) : void</text:p>
          </table:table-cell>
          <table:table-cell table:style-name="ce1" office:value-type="string" calcext:value-type="string">
            <text:p>private assertExistsAndReturn(content String) : Object</text:p>
          </table:table-cell>
          <table:table-cell table:style-name="ce1" office:value-type="string" calcext:value-type="string">
            <text:p>org.springframework.test.util.JsonPathExpectationsHelpe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liferay/liferay-plugins.git" xlink:type="simple">https://github.com/liferay/liferay-plugins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720b0d2064ecc4403809e794075e9fe8cfa857f1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otected validate(titleMap Map&amp;lt;Locale,String&amp;gt;, startTimeJCalendar Calendar, endTimeJCalendar Calendar) : void</text:p>
          </table:table-cell>
          <table:table-cell table:style-name="ce1" office:value-type="string" calcext:value-type="string">
            <text:p>protected validate(titleMap Map&amp;lt;Locale,String&amp;gt;, startTimeJCalendar Calendar, endTimeJCalendar Calendar, untilJCalendar Calendar) : void</text:p>
          </table:table-cell>
          <table:table-cell table:style-name="ce1" office:value-type="string" calcext:value-type="string">
            <text:p>com.liferay.calendar.service.impl.CalendarBookingLocalServiceImpl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facebook/buck.git" xlink:type="simple">https://github.com/facebook/buc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d14e557e01cc607dd2db66c29d106ef01aa81f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(buildTarget BuildTarget) : TargetNode&amp;lt;?&amp;gt;</text:p>
          </table:table-cell>
          <table:table-cell table:style-name="ce1" office:value-type="string" calcext:value-type="string">
            <text:p>public get(buildTarget BuildTarget, eventBus Optional&amp;lt;BuckEventBus&amp;gt;) : TargetNode&amp;lt;?&amp;gt;</text:p>
          </table:table-cell>
          <table:table-cell table:style-name="ce1" office:value-type="string" calcext:value-type="string">
            <text:p>com.facebook.buck.parser.Parser.CachedState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facebook/buck.git" xlink:type="simple">https://github.com/facebook/buck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89973a5e4f188040c5fcf87fb5a3e9167329d17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ivate installAppleBundle(params CommandRunnerParams, appleBundle AppleBundle, projectFilesystem ProjectFilesystem, processExecutor ProcessExecutor) : InstallResult</text:p>
          </table:table-cell>
          <table:table-cell table:style-name="ce1" office:value-type="string" calcext:value-type="string">
            <text:p>private installAppleBundleForSimulator(params CommandRunnerParams, appleBundle AppleBundle, projectFilesystem ProjectFilesystem, processExecutor ProcessExecutor) : InstallResult</text:p>
          </table:table-cell>
          <table:table-cell table:style-name="ce1" office:value-type="string" calcext:value-type="string">
            <text:p>com.facebook.buck.cli.InstallCommand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github.com/VoltDB/voltdb.git" xlink:type="simple">https://github.com/VoltDB/voltdb.git</text:a></text:p>
          </table:table-cell>
          <table:covered-table-cell/>
          <table:table-cell table:style-name="ce4" office:value-type="string" calcext:value-type="string" table:number-columns-spanned="4" table:number-rows-spanned="1">
            <text:p>cfc54e8afa7ee7d5376525a84559e90b21487cc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ublic getLastOffset(whichTime long) : long</text:p>
          </table:table-cell>
          <table:table-cell table:style-name="ce1" office:value-type="string" calcext:value-type="string">
            <text:p>private resetLeader() : void</text:p>
          </table:table-cell>
          <table:table-cell table:style-name="ce1" office:value-type="string" calcext:value-type="string">
            <text:p>public run() : void</text:p>
          </table:table-cell>
          <table:table-cell table:number-columns-repeated="1018"/>
        </table:table-row>
        <table:table-row table:style-name="ro2" table:number-rows-repeated="1047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00/00/00</text:date>, <text:time style:data-style-name="N2" text:time-value="16:25:53.770400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31Marc" style:display-name="PageStyle_Data 31Mar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7T16:26:21.814219107</dc:date>
    <meta:editing-duration>PT28S</meta:editing-duration>
    <meta:editing-cycles>1</meta:editing-cycles>
    <meta:document-statistic meta:table-count="1" meta:cell-count="2174" meta:object-count="0"/>
  </office:meta>
</office:document-meta>
</file>